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993cm"/>
    </style:style>
    <style:style style:name="co5" style:family="table-column">
      <style:table-column-properties fo:break-before="auto" style:column-width="3.048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1.25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371cm"/>
    </style:style>
    <style:style style:name="co12" style:family="table-column">
      <style:table-column-properties fo:break-before="auto" style:column-width="1.482cm"/>
    </style:style>
    <style:style style:name="co13" style:family="table-column">
      <style:table-column-properties fo:break-before="auto" style:column-width="1.147cm"/>
    </style:style>
    <style:style style:name="co14" style:family="table-column">
      <style:table-column-properties fo:break-before="auto" style:column-width="1.314cm"/>
    </style:style>
    <style:style style:name="co15" style:family="table-column">
      <style:table-column-properties fo:break-before="auto" style:column-width="3.859cm"/>
    </style:style>
    <style:style style:name="co16" style:family="table-column">
      <style:table-column-properties fo:break-before="auto" style:column-width="3.216cm"/>
    </style:style>
    <style:style style:name="co17" style:family="table-column">
      <style:table-column-properties fo:break-before="auto" style:column-width="5.622cm"/>
    </style:style>
    <style:style style:name="co18" style:family="table-column">
      <style:table-column-properties fo:break-before="auto" style:column-width="4.279cm"/>
    </style:style>
    <style:style style:name="co19" style:family="table-column">
      <style:table-column-properties fo:break-before="auto" style:column-width="4.168cm"/>
    </style:style>
    <style:style style:name="co20" style:family="table-column">
      <style:table-column-properties fo:break-before="auto" style:column-width="3.831cm"/>
    </style:style>
    <style:style style:name="co21" style:family="table-column">
      <style:table-column-properties fo:break-before="auto" style:column-width="4.112cm"/>
    </style:style>
    <style:style style:name="co22" style:family="table-column">
      <style:table-column-properties fo:break-before="auto" style:column-width="3.161cm"/>
    </style:style>
    <style:style style:name="co23" style:family="table-column">
      <style:table-column-properties fo:break-before="auto" style:column-width="4.055cm"/>
    </style:style>
    <style:style style:name="co24" style:family="table-column">
      <style:table-column-properties fo:break-before="auto" style:column-width="3.328cm"/>
    </style:style>
    <style:style style:name="co25" style:family="table-column">
      <style:table-column-properties fo:break-before="auto" style:column-width="1.286cm"/>
    </style:style>
    <style:style style:name="co26" style:family="table-column">
      <style:table-column-properties fo:break-before="auto" style:column-width="12.838cm"/>
    </style:style>
    <style:style style:name="co27" style:family="table-column">
      <style:table-column-properties fo:break-before="auto" style:column-width="4.027cm"/>
    </style:style>
    <style:style style:name="co28" style:family="table-column">
      <style:table-column-properties fo:break-before="auto" style:column-width="2.321cm"/>
    </style:style>
    <style:style style:name="co29" style:family="table-column">
      <style:table-column-properties fo:break-before="auto" style:column-width="2.154cm"/>
    </style:style>
    <style:style style:name="co30" style:family="table-column">
      <style:table-column-properties fo:break-before="auto" style:column-width="2.489cm"/>
    </style:style>
    <style:style style:name="co31" style:family="table-column">
      <style:table-column-properties fo:break-before="auto" style:column-width="0.392cm"/>
    </style:style>
    <style:style style:name="co32" style:family="table-column">
      <style:table-column-properties fo:break-before="auto" style:column-width="0.587cm"/>
    </style:style>
    <style:style style:name="co33" style:family="table-column">
      <style:table-column-properties fo:break-before="auto" style:column-width="0.755cm"/>
    </style:style>
    <style:style style:name="co34" style:family="table-column">
      <style:table-column-properties fo:break-before="auto" style:column-width="0.923cm"/>
    </style:style>
    <style:style style:name="co35" style:family="table-column">
      <style:table-column-properties fo:break-before="auto" style:column-width="0.894cm"/>
    </style:style>
    <style:style style:name="co36" style:family="table-column">
      <style:table-column-properties fo:break-before="auto" style:column-width="1.623cm"/>
    </style:style>
    <style:style style:name="co37" style:family="table-column">
      <style:table-column-properties fo:break-before="auto" style:column-width="2.182cm"/>
    </style:style>
    <style:style style:name="co38" style:family="table-column">
      <style:table-column-properties fo:break-before="auto" style:column-width="1.93cm"/>
    </style:style>
    <style:style style:name="co39" style:family="table-column">
      <style:table-column-properties fo:break-before="auto" style:column-width="0.866cm"/>
    </style:style>
    <style:style style:name="co40" style:family="table-column">
      <style:table-column-properties fo:break-before="auto" style:column-width="0.951cm"/>
    </style:style>
    <style:style style:name="co41" style:family="table-column">
      <style:table-column-properties fo:break-before="auto" style:column-width="1.51cm"/>
    </style:style>
    <style:style style:name="co42" style:family="table-column">
      <style:table-column-properties fo:break-before="auto" style:column-width="1.706cm"/>
    </style:style>
    <style:style style:name="co43" style:family="table-column">
      <style:table-column-properties fo:break-before="auto" style:column-width="0.699cm"/>
    </style:style>
    <style:style style:name="co44" style:family="table-column">
      <style:table-column-properties fo:break-before="auto" style:column-width="1.453cm"/>
    </style:style>
    <style:style style:name="co45" style:family="table-column">
      <style:table-column-properties fo:break-before="auto" style:column-width="1.231cm"/>
    </style:style>
    <style:style style:name="co46" style:family="table-column">
      <style:table-column-properties fo:break-before="auto" style:column-width="0.783cm"/>
    </style:style>
    <style:style style:name="co47" style:family="table-column">
      <style:table-column-properties fo:break-before="auto" style:column-width="1.035cm"/>
    </style:style>
    <style:style style:name="co48" style:family="table-column">
      <style:table-column-properties fo:break-before="auto" style:column-width="0.5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ta1" style:family="table" style:master-page-name="PageStyle_5f_Calendars">
      <style:table-properties table:display="true" style:writing-mode="lr-tb"/>
    </style:style>
    <style:style style:name="ta2" style:family="table" style:master-page-name="PageStyle_5f_Sectors">
      <style:table-properties table:display="true" style:writing-mode="lr-tb"/>
    </style:style>
    <style:style style:name="ta3" style:family="table" style:master-page-name="PageStyle_5f_Jobs">
      <style:table-properties table:display="true" style:writing-mode="lr-tb"/>
    </style:style>
    <style:style style:name="ta4" style:family="table" style:master-page-name="PageStyle_5f_Chron">
      <style:table-properties table:display="true" style:writing-mode="lr-tb"/>
    </style:style>
    <style:style style:name="ta5" style:family="table" style:master-page-name="PageStyle_5f_Factions">
      <style:table-properties table:display="true" style:writing-mode="lr-tb"/>
    </style:style>
    <style:style style:name="ta6" style:family="table" style:master-page-name="PageStyle_5f_Sounds">
      <style:table-properties table:display="true" style:writing-mode="lr-tb"/>
    </style:style>
    <style:style style:name="ta7" style:family="table" style:master-page-name="PageStyle_5f_La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fo:background-color="#ffcc00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ackground-color="transparent" fo:border="0.088cm solid #000000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2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alenda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42" table:default-cell-style-name="Default"/>
        <table:table-column table:style-name="co7" table:number-columns-repeated="768" table:default-cell-style-name="Default"/>
        <table:table-row table:style-name="ro1">
          <table:table-cell table:style-name="ce1"/>
          <table:table-cell table:style-name="ce1" office:value-type="string">
            <text:p>TI 1120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string">
            <text:p>Wonday</text:p>
          </table:table-cell>
          <table:table-cell table:style-name="ce1" office:value-type="string">
            <text:p>Tuday</text:p>
          </table:table-cell>
          <table:table-cell table:style-name="ce1" office:value-type="string">
            <text:p>Thirday</text:p>
          </table:table-cell>
          <table:table-cell table:style-name="ce1" office:value-type="string">
            <text:p>Forday</text:p>
          </table:table-cell>
          <table:table-cell table:style-name="ce1" office:value-type="string">
            <text:p>Fiday</text:p>
          </table:table-cell>
          <table:table-cell table:style-name="ce1" office:value-type="string">
            <text:p>Siday</text:p>
          </table:table-cell>
          <table:table-cell table:style-name="ce1" office:value-type="string">
            <text:p>Senday</text:p>
          </table:table-cell>
          <table:table-cell table:style-name="ce1" office:value-type="string">
            <text:p>DAY</text:p>
          </table:table-cell>
          <table:table-cell table:style-name="ce1"/>
          <table:table-cell table:style-name="ce1" office:value-type="string">
            <text:p>ASLAN</text:p>
          </table:table-cell>
          <table:table-cell table:style-name="ce1"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number-columns-repeated="9"/>
          <table:table-cell table:style-name="ce1" office:value-type="string">
            <text:p>PERIOD</text:p>
          </table:table-cell>
          <table:table-cell table:style-name="ce1" office:value-type="string">
            <text:p>EQUALS</text:p>
          </table:table-cell>
          <table:table-cell table:style-name="ce1" office:value-type="string">
            <text:p>TRANSLATION</text:p>
          </table:table-cell>
          <table:table-cell table:style-name="ce1" office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number-columns-repeated="9"/>
          <table:table-cell office:value-type="string">
            <text:p>FTAHEA</text:p>
          </table:table-cell>
          <table:table-cell office:value-type="string">
            <text:p>212.2 EAKHAU</text:p>
          </table:table-cell>
          <table:table-cell office:value-type="string">
            <text:p>YEAR</text:p>
          </table:table-cell>
          <table:table-cell office:value-type="string">
            <text:p>320DAYS</text:p>
          </table:table-cell>
          <table:table-cell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number-columns-repeated="9"/>
          <table:table-cell office:value-type="string">
            <text:p>EAKHAU</text:p>
          </table:table-cell>
          <table:table-cell office:value-type="string">
            <text:p>16TEKHAAO</text:p>
          </table:table-cell>
          <table:table-cell office:value-type="string">
            <text:p>DAY</text:p>
          </table:table-cell>
          <table:table-cell office:value-type="string">
            <text:p>36HOURS</text:p>
          </table:table-cell>
          <table:table-cell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number-columns-repeated="9"/>
          <table:table-cell office:value-type="string">
            <text:p>TEKHAAO</text:p>
          </table:table-cell>
          <table:table-cell office:value-type="string">
            <text:p>8KHTAUAAO</text:p>
          </table:table-cell>
          <table:table-cell office:value-type="string">
            <text:p>HOUR</text:p>
          </table:table-cell>
          <table:table-cell office:value-type="string">
            <text:p>137MINS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number-columns-repeated="9"/>
          <table:table-cell office:value-type="string">
            <text:p>KHTAUUAA0</text:p>
          </table:table-cell>
          <table:table-cell office:value-type="string">
            <text:p>64AREIAAO</text:p>
          </table:table-cell>
          <table:table-cell office:value-type="string">
            <text:p>PERIOD</text:p>
          </table:table-cell>
          <table:table-cell office:value-type="string">
            <text:p>17MINS</text:p>
          </table:table-cell>
          <table:table-cell table:number-columns-repeated="1010"/>
        </table:table-row>
        <table:table-row table:style-name="ro1">
          <table:table-cell office:value-type="float" office:value="6">
            <text:p>6</text:p>
          </table:table-cell>
          <table:table-cell table:number-columns-repeated="9"/>
          <table:table-cell office:value-type="string">
            <text:p>AREIAAO</text:p>
          </table:table-cell>
          <table:table-cell office:value-type="string">
            <text:p>8UEALAAO</text:p>
          </table:table-cell>
          <table:table-cell office:value-type="string">
            <text:p>SPRINT</text:p>
          </table:table-cell>
          <table:table-cell office:value-type="string">
            <text:p>16SECS</text:p>
          </table:table-cell>
          <table:table-cell table:number-columns-repeated="1010"/>
        </table:table-row>
        <table:table-row table:style-name="ro1">
          <table:table-cell office:value-type="float" office:value="7">
            <text:p>7</text:p>
          </table:table-cell>
          <table:table-cell table:number-columns-repeated="9"/>
          <table:table-cell office:value-type="string">
            <text:p>UEALAAO</text:p>
          </table:table-cell>
          <table:table-cell office:value-type="string">
            <text:p>-</text:p>
          </table:table-cell>
          <table:table-cell office:value-type="string">
            <text:p>SECOND</text:p>
          </table:table-cell>
          <table:table-cell office:value-type="string">
            <text:p>1988SECS</text:p>
          </table:table-cell>
          <table:table-cell table:number-columns-repeated="1010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float" office:value="10">
            <text:p>10</text:p>
          </table:table-cell>
          <table:table-cell table:number-columns-repeated="1023"/>
        </table:table-row>
        <table:table-row table:style-name="ro1">
          <table:table-cell office:value-type="float" office:value="11">
            <text:p>11</text:p>
          </table:table-cell>
          <table:table-cell table:number-columns-repeated="1023"/>
        </table:table-row>
        <table:table-row table:style-name="ro1">
          <table:table-cell office:value-type="float" office:value="12">
            <text:p>12</text:p>
          </table:table-cell>
          <table:table-cell table:number-columns-repeated="1023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number-columns-repeated="1023"/>
        </table:table-row>
        <table:table-row table:style-name="ro1">
          <table:table-cell office:value-type="float" office:value="16">
            <text:p>16</text:p>
          </table:table-cell>
          <table:table-cell table:number-columns-repeated="1023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>
          <table:table-cell office:value-type="float" office:value="48">
            <text:p>48</text:p>
          </table:table-cell>
          <table:table-cell table:number-columns-repeated="1023"/>
        </table:table-row>
        <table:table-row table:style-name="ro1">
          <table:table-cell office:value-type="float" office:value="49">
            <text:p>49</text:p>
          </table:table-cell>
          <table:table-cell table:number-columns-repeated="1023"/>
        </table:table-row>
        <table:table-row table:style-name="ro1">
          <table:table-cell office:value-type="float" office:value="50">
            <text:p>50</text:p>
          </table:table-cell>
          <table:table-cell table:number-columns-repeated="1023"/>
        </table:table-row>
        <table:table-row table:style-name="ro1">
          <table:table-cell office:value-type="float" office:value="51">
            <text:p>51</text:p>
          </table:table-cell>
          <table:table-cell table:number-columns-repeated="1023"/>
        </table:table-row>
        <table:table-row table:style-name="ro1">
          <table:table-cell office:value-type="float" office:value="52">
            <text:p>52</text:p>
          </table:table-cell>
          <table:table-cell table:number-columns-repeated="1023"/>
        </table:table-row>
        <table:table-row table:style-name="ro1">
          <table:table-cell office:value-type="string">
            <text:p>WK</text:p>
          </table:table-cell>
          <table:table-cell table:number-columns-repeated="1023"/>
        </table:table-row>
      </table:table>
      <table:table table:name="Sectors" table:style-name="ta2" table:print="false"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0" table:default-cell-style-name="ce3"/>
        <table:table-column table:style-name="co13" table:default-cell-style-name="ce3"/>
        <table:table-column table:style-name="co14" table:default-cell-style-name="ce3"/>
        <table:table-column table:style-name="co12" table:default-cell-style-name="ce3"/>
        <table:table-column table:style-name="co14" table:default-cell-style-name="ce3"/>
        <table:table-column table:style-name="co11" table:default-cell-style-name="ce3"/>
        <table:table-column table:style-name="co15" table:default-cell-style-name="ce3"/>
        <table:table-column table:style-name="co8" table:number-columns-repeated="244" table:default-cell-style-name="ce3"/>
        <table:table-column table:style-name="co7" table:number-columns-repeated="768" table:default-cell-style-name="Default"/>
        <table:table-row table:style-name="ro2">
          <table:table-cell table:style-name="ce2"/>
          <table:table-cell table:style-name="ce2" office:value-type="string">
            <text:p>SURROUNDING SPACE</text:p>
          </table:table-cell>
          <table:table-cell table:style-name="ce2"/>
          <table:table-cell table:style-name="ce4" table:number-columns-repeated="12"/>
          <table:table-cell table:style-name="ce2" table:number-columns-repeated="1009"/>
        </table:table-row>
        <table:table-row table:style-name="ro2">
          <table:table-cell table:style-name="ce2"/>
          <table:table-cell table:style-name="ce2" office:value-type="float" office:value="-8">
            <text:p>-8</text:p>
          </table:table-cell>
          <table:table-cell table:style-name="ce2" office:value-type="float" office:value="-7">
            <text:p>-7</text:p>
          </table:table-cell>
          <table:table-cell table:style-name="ce4" office:value-type="float" office:value="-6">
            <text:p>-6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2" table:number-columns-repeated="100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4" table:number-columns-repeated="2"/>
          <table:table-cell table:style-name="ce5" office:value-type="string">
            <text:p>Gvurrdon</text:p>
          </table:table-cell>
          <table:table-cell table:style-name="ce5" office:value-type="string">
            <text:p>Tuglikki</text:p>
          </table:table-cell>
          <table:table-cell table:style-name="ce5" office:value-type="string">
            <text:p>Provence</text:p>
          </table:table-cell>
          <table:table-cell table:style-name="ce5" office:value-type="string">
            <text:p>Windhorn</text:p>
          </table:table-cell>
          <table:table-cell table:style-name="ce5" office:value-type="string">
            <text:p>Meshan</text:p>
          </table:table-cell>
          <table:table-cell table:style-name="ce5" office:value-type="string">
            <text:p>Mendan</text:p>
          </table:table-cell>
          <table:table-cell table:style-name="ce5" office:value-type="string">
            <text:p>Amdukan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2"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4" table:number-columns-repeated="2"/>
          <table:table-cell table:style-name="ce6" office:value-type="string">
            <text:p>SpinwardMarches</text:p>
          </table:table-cell>
          <table:table-cell table:style-name="ce5" office:value-type="string">
            <text:p>Deneb</text:p>
          </table:table-cell>
          <table:table-cell table:style-name="ce5" office:value-type="string">
            <text:p>Corridor</text:p>
          </table:table-cell>
          <table:table-cell table:style-name="ce5" office:value-type="string">
            <text:p>Vland</text:p>
          </table:table-cell>
          <table:table-cell table:style-name="ce5" office:value-type="string">
            <text:p>Lishun</text:p>
          </table:table-cell>
          <table:table-cell table:style-name="ce5" office:value-type="string">
            <text:p>Antares</text:p>
          </table:table-cell>
          <table:table-cell table:style-name="ce5" office:value-type="string">
            <text:p>TheEmptyQuarter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2" table:number-columns-repeated="1005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2" office:value-type="string">
            <text:p>(Astron)</text:p>
          </table:table-cell>
          <table:table-cell table:style-name="ce2" office:value-type="string">
            <text:p>(Futani)</text:p>
          </table:table-cell>
          <table:table-cell table:style-name="ce4" office:value-type="string">
            <text:p>Vanguard reaches</text:p>
          </table:table-cell>
          <table:table-cell table:style-name="ce4" office:value-type="string">
            <text:p>The beyond</text:p>
          </table:table-cell>
          <table:table-cell table:style-name="ce5" office:value-type="string">
            <text:p>TrojanReach</text:p>
          </table:table-cell>
          <table:table-cell table:style-name="ce5" office:value-type="string">
            <text:p>Reft</text:p>
          </table:table-cell>
          <table:table-cell table:style-name="ce5" office:value-type="string">
            <text:p>Gushmege</text:p>
          </table:table-cell>
          <table:table-cell table:style-name="ce5" office:value-type="string">
            <text:p>Dagudashaag</text:p>
          </table:table-cell>
          <table:table-cell table:style-name="ce9" office:value-type="string">
            <text:p>Core</text:p>
          </table:table-cell>
          <table:table-cell table:style-name="ce5" office:value-type="string">
            <text:p>Fornast</text:p>
          </table:table-cell>
          <table:table-cell table:style-name="ce5" office:value-type="string">
            <text:p>Ley</text:p>
          </table:table-cell>
          <table:table-cell table:style-name="ce4" office:value-type="float" office:value="0">
            <text:p>0</text:p>
          </table:table-cell>
          <table:table-cell table:style-name="ce4" table:number-columns-repeated="6"/>
          <table:table-cell table:style-name="ce2" table:number-columns-repeated="1005"/>
        </table:table-row>
        <table:table-row table:style-name="ro2">
          <table:table-cell table:style-name="ce2" office:value-type="float" office:value="-1">
            <text:p>-1</text:p>
          </table:table-cell>
          <table:table-cell table:style-name="ce2" office:value-type="string">
            <text:p>(Theta Borealis)</text:p>
          </table:table-cell>
          <table:table-cell table:style-name="ce2" office:value-type="string">
            <text:p>Theron</text:p>
          </table:table-cell>
          <table:table-cell table:style-name="ce4" office:value-type="string">
            <text:p>Kyatulyare`</text:p>
          </table:table-cell>
          <table:table-cell table:style-name="ce4" office:value-type="string">
            <text:p>Weasuirlaoa</text:p>
          </table:table-cell>
          <table:table-cell table:style-name="ce5" office:value-type="string">
            <text:p>RiftspanReaches</text:p>
          </table:table-cell>
          <table:table-cell table:style-name="ce5" office:value-type="string">
            <text:p>Verge</text:p>
          </table:table-cell>
          <table:table-cell table:style-name="ce5" office:value-type="string">
            <text:p>Ilelish</text:p>
          </table:table-cell>
          <table:table-cell table:style-name="ce5" office:value-type="string">
            <text:p>Zarushagar</text:p>
          </table:table-cell>
          <table:table-cell table:style-name="ce5" office:value-type="string">
            <text:p>Massila</text:p>
          </table:table-cell>
          <table:table-cell table:style-name="ce5" office:value-type="string">
            <text:p>Delphi</text:p>
          </table:table-cell>
          <table:table-cell table:style-name="ce5" office:value-type="string">
            <text:p>GlimmerdriftReaches</text:p>
          </table:table-cell>
          <table:table-cell table:style-name="ce4" office:value-type="float" office:value="-1">
            <text:p>-1</text:p>
          </table:table-cell>
          <table:table-cell table:style-name="ce4" table:number-columns-repeated="6"/>
          <table:table-cell table:style-name="ce2" table:number-columns-repeated="1005"/>
        </table:table-row>
        <table:table-row table:style-name="ro2">
          <table:table-cell table:style-name="ce2" office:value-type="float" office:value="-2">
            <text:p>-2</text:p>
          </table:table-cell>
          <table:table-cell table:style-name="ce2" office:value-type="string">
            <text:p>Khaeaw</text:p>
          </table:table-cell>
          <table:table-cell table:style-name="ce2" office:value-type="string">
            <text:p>Faoheirooi`iyhao</text:p>
          </table:table-cell>
          <table:table-cell table:style-name="ce4" office:value-type="string">
            <text:p>Ftaoiyekyu</text:p>
          </table:table-cell>
          <table:table-cell table:style-name="ce4" office:value-type="string">
            <text:p>Alawahiaa</text:p>
          </table:table-cell>
          <table:table-cell table:style-name="ce5" office:value-type="string">
            <text:p>Hlakhoi</text:p>
          </table:table-cell>
          <table:table-cell table:style-name="ce5" office:value-type="string">
            <text:p>Ealiyasiyw</text:p>
          </table:table-cell>
          <table:table-cell table:style-name="ce5" office:value-type="string">
            <text:p>ReaversDeep</text:p>
          </table:table-cell>
          <table:table-cell table:style-name="ce5" office:value-type="string">
            <text:p>Daibei</text:p>
          </table:table-cell>
          <table:table-cell table:style-name="ce5" office:value-type="string">
            <text:p>Diaspora</text:p>
          </table:table-cell>
          <table:table-cell table:style-name="ce5" office:value-type="string">
            <text:p>OldExpanses</text:p>
          </table:table-cell>
          <table:table-cell table:style-name="ce5" office:value-type="string">
            <text:p>HinterWorlds</text:p>
          </table:table-cell>
          <table:table-cell table:style-name="ce4" office:value-type="float" office:value="-2">
            <text:p>-2</text:p>
          </table:table-cell>
          <table:table-cell table:style-name="ce4" table:number-columns-repeated="6"/>
          <table:table-cell table:style-name="ce2" table:number-columns-repeated="1005"/>
        </table:table-row>
        <table:table-row table:style-name="ro2">
          <table:table-cell table:style-name="ce2" office:value-type="float" office:value="-3">
            <text:p>-3</text:p>
          </table:table-cell>
          <table:table-cell table:style-name="ce2" office:value-type="string">
            <text:p>Hkakhaeaw</text:p>
          </table:table-cell>
          <table:table-cell table:style-name="ce2" office:value-type="string">
            <text:p>Easai`yo</text:p>
          </table:table-cell>
          <table:table-cell table:style-name="ce4" office:value-type="string">
            <text:p>Waroatahe</text:p>
          </table:table-cell>
          <table:table-cell table:style-name="ce4" office:value-type="string">
            <text:p>Karieaya</text:p>
          </table:table-cell>
          <table:table-cell table:style-name="ce5" office:value-type="string">
            <text:p>Staihaia`yo</text:p>
          </table:table-cell>
          <table:table-cell table:style-name="ce5" office:value-type="string">
            <text:p>Iwahfuah</text:p>
          </table:table-cell>
          <table:table-cell table:style-name="ce5" office:value-type="string">
            <text:p>DarkNebula</text:p>
          </table:table-cell>
          <table:table-cell table:style-name="ce5" office:value-type="string">
            <text:p>Magyar</text:p>
          </table:table-cell>
          <table:table-cell table:style-name="ce6" office:value-type="string">
            <text:p>SolomaniRim</text:p>
          </table:table-cell>
          <table:table-cell table:style-name="ce5" office:value-type="string">
            <text:p>AlphaCrucis</text:p>
          </table:table-cell>
          <table:table-cell table:style-name="ce5" office:value-type="string">
            <text:p>Spica</text:p>
          </table:table-cell>
          <table:table-cell table:style-name="ce4" office:value-type="float" office:value="-3">
            <text:p>-3</text:p>
          </table:table-cell>
          <table:table-cell table:style-name="ce4" table:number-columns-repeated="6"/>
          <table:table-cell table:style-name="ce2" table:number-columns-repeated="1005"/>
        </table:table-row>
        <table:table-row table:style-name="ro2">
          <table:table-cell table:style-name="ce2" office:value-type="float" office:value="-4">
            <text:p>-4</text:p>
          </table:table-cell>
          <table:table-cell table:style-name="ce2" office:value-type="string">
            <text:p>Yahehwe</text:p>
          </table:table-cell>
          <table:table-cell table:style-name="ce2" office:value-type="string">
            <text:p>Kefiykhta</text:p>
          </table:table-cell>
          <table:table-cell table:style-name="ce4" office:value-type="string">
            <text:p>Heakhafaw</text:p>
          </table:table-cell>
          <table:table-cell table:style-name="ce4" office:value-type="string">
            <text:p>Etakhasoa</text:p>
          </table:table-cell>
          <table:table-cell table:style-name="ce5" office:value-type="string">
            <text:p>Aktifao</text:p>
          </table:table-cell>
          <table:table-cell table:style-name="ce5" office:value-type="string">
            <text:p>Uistilao</text:p>
          </table:table-cell>
          <table:table-cell table:style-name="ce5" office:value-type="string">
            <text:p>UstralQuadrant</text:p>
          </table:table-cell>
          <table:table-cell table:style-name="ce5" office:value-type="string">
            <text:p>Canopus</text:p>
          </table:table-cell>
          <table:table-cell table:style-name="ce5" office:value-type="string">
            <text:p>Aldebaran</text:p>
          </table:table-cell>
          <table:table-cell table:style-name="ce5" office:value-type="string">
            <text:p>Neworld</text:p>
          </table:table-cell>
          <table:table-cell table:style-name="ce5" office:value-type="string">
            <text:p>Langere</text:p>
          </table:table-cell>
          <table:table-cell table:style-name="ce4" office:value-type="float" office:value="-4">
            <text:p>-4</text:p>
          </table:table-cell>
          <table:table-cell table:style-name="ce4" table:number-columns-repeated="6"/>
          <table:table-cell table:style-name="ce2" table:number-columns-repeated="1005"/>
        </table:table-row>
        <table:table-row table:style-name="ro1">
          <table:table-cell office:value-type="float" office:value="-5">
            <text:p>-5</text:p>
          </table:table-cell>
          <table:table-cell table:style-name="ce2" office:value-type="string">
            <text:p>Ohieraoi</text:p>
          </table:table-cell>
          <table:table-cell table:style-name="ce2" office:value-type="string">
            <text:p>Fahreahluis</text:p>
          </table:table-cell>
          <table:table-cell table:style-name="ce4" office:value-type="string">
            <text:p>Hfiywitir</text:p>
          </table:table-cell>
          <table:table-cell table:style-name="ce4" office:value-type="string">
            <text:p>Irlaftaiea</text:p>
          </table:table-cell>
          <table:table-cell table:style-name="ce4" office:value-type="string">
            <text:p>Teahloarifu</text:p>
          </table:table-cell>
          <table:table-cell table:style-name="ce4" office:value-type="string">
            <text:p>Ahkiweahi</text:p>
          </table:table-cell>
          <table:table-cell table:style-name="ce4" office:value-type="string">
            <text:p>Banners</text:p>
          </table:table-cell>
          <table:table-cell table:style-name="ce8" office:value-type="string">
            <text:p>Hanstone</text:p>
          </table:table-cell>
          <table:table-cell table:style-name="ce8" office:value-type="string">
            <text:p>Malorn</text:p>
          </table:table-cell>
          <table:table-cell table:style-name="ce8" office:value-type="string">
            <text:p>Hadji</text:p>
          </table:table-cell>
          <table:table-cell table:style-name="ce4" office:value-type="string">
            <text:p>Storr</text:p>
          </table:table-cell>
          <table:table-cell table:style-name="ce7" office:value-type="float" office:value="-5">
            <text:p>-5</text:p>
          </table:table-cell>
          <table:table-cell table:style-name="ce7" table:number-columns-repeated="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SECTOR</text:p>
          </table:table-cell>
          <table:table-cell table:style-name="ce2" office:value-type="string">
            <text:p>CAPITAL</text:p>
          </table:table-cell>
          <table:table-cell table:style-name="ce2" office:value-type="string">
            <text:p>ARCHDUKE</text:p>
          </table:table-cell>
          <table:table-cell table:style-name="ce2" office:value-type="string">
            <text:p>SECTOR</text:p>
          </table:table-cell>
          <table:table-cell table:style-name="ce2" office:value-type="string">
            <text:p>CAPITAL</text:p>
          </table:table-cell>
          <table:table-cell table:style-name="ce2" office:value-type="string">
            <text:p>ARCHDUKE</text:p>
          </table:table-cell>
          <table:table-cell table:style-name="ce2" office:value-type="string">
            <text:p>SECTOR</text:p>
          </table:table-cell>
          <table:table-cell table:style-name="ce2" office:value-type="string">
            <text:p>CAPITAL</text:p>
          </table:table-cell>
          <table:table-cell table:style-name="ce2" office:value-type="string">
            <text:p>ARCHDUKE</text:p>
          </table:table-cell>
          <table:table-cell table:style-name="ce2" table:number-columns-repeated="1014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/>
          <table:table-cell table:style-name="ce2" office:value-type="string">
            <text:p>Gvurrdon</text:p>
          </table:table-cell>
          <table:table-cell table:number-columns-repeated="2"/>
          <table:table-cell table:style-name="ce4" office:value-type="string">
            <text:p>SpinwardMarches</text:p>
          </table:table-cell>
          <table:table-cell table:style-name="ce7" office:value-type="string">
            <text:p>Mora</text:p>
          </table:table-cell>
          <table:table-cell/>
          <table:table-cell table:style-name="ce2" office:value-type="string">
            <text:p>TrojanReach</text:p>
          </table:table-cell>
          <table:table-cell office:value-type="string">
            <text:p>Tobia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Tuglikki</text:p>
          </table:table-cell>
          <table:table-cell table:number-columns-repeated="2"/>
          <table:table-cell table:style-name="ce4" office:value-type="string">
            <text:p>Deneb</text:p>
          </table:table-cell>
          <table:table-cell table:style-name="ce7" office:value-type="string">
            <text:p>Deneb</text:p>
          </table:table-cell>
          <table:table-cell/>
          <table:table-cell table:style-name="ce2" office:value-type="string">
            <text:p>Reft</text:p>
          </table:table-cell>
          <table:table-cell office:value-type="string">
            <text:p>Cyri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Provence</text:p>
          </table:table-cell>
          <table:table-cell table:number-columns-repeated="2"/>
          <table:table-cell table:style-name="ce4" office:value-type="string">
            <text:p>Corridor</text:p>
          </table:table-cell>
          <table:table-cell table:style-name="ce7" office:value-type="string">
            <text:p>Depot</text:p>
          </table:table-cell>
          <table:table-cell/>
          <table:table-cell table:style-name="ce2" office:value-type="string">
            <text:p>Gusmege</text:p>
          </table:table-cell>
          <table:table-cell office:value-type="string">
            <text:p>Usdiki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Windhorn</text:p>
          </table:table-cell>
          <table:table-cell table:number-columns-repeated="2"/>
          <table:table-cell table:style-name="ce4" office:value-type="string">
            <text:p>Vland</text:p>
          </table:table-cell>
          <table:table-cell table:style-name="ce7" office:value-type="string">
            <text:p>Vland</text:p>
          </table:table-cell>
          <table:table-cell/>
          <table:table-cell table:style-name="ce2" office:value-type="string">
            <text:p>Dagudashaag</text:p>
          </table:table-cell>
          <table:table-cell office:value-type="string">
            <text:p>Medurma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Meshan</text:p>
          </table:table-cell>
          <table:table-cell table:number-columns-repeated="2"/>
          <table:table-cell table:style-name="ce4" office:value-type="string">
            <text:p>Lishun</text:p>
          </table:table-cell>
          <table:table-cell table:style-name="ce7" office:value-type="string">
            <text:p>Tephany</text:p>
          </table:table-cell>
          <table:table-cell/>
          <table:table-cell table:style-name="ce2" office:value-type="string">
            <text:p>Core</text:p>
          </table:table-cell>
          <table:table-cell office:value-type="string">
            <text:p>Capita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Mendan</text:p>
          </table:table-cell>
          <table:table-cell table:number-columns-repeated="2"/>
          <table:table-cell table:style-name="ce4" office:value-type="string">
            <text:p>Antares</text:p>
          </table:table-cell>
          <table:table-cell table:style-name="ce7" office:value-type="string">
            <text:p>Antares</text:p>
          </table:table-cell>
          <table:table-cell/>
          <table:table-cell table:style-name="ce2" office:value-type="string">
            <text:p>Fornast</text:p>
          </table:table-cell>
          <table:table-cell office:value-type="string">
            <text:p>Shumduur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Amdukan</text:p>
          </table:table-cell>
          <table:table-cell table:number-columns-repeated="2"/>
          <table:table-cell table:style-name="ce4" office:value-type="string">
            <text:p>TheEmptyQuarter</text:p>
          </table:table-cell>
          <table:table-cell table:style-name="ce7" office:value-type="string">
            <text:p>Nulinad</text:p>
          </table:table-cell>
          <table:table-cell/>
          <table:table-cell table:style-name="ce2" office:value-type="string">
            <text:p>Ley</text:p>
          </table:table-cell>
          <table:table-cell office:value-type="string">
            <text:p>Dukh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/>
          <table:table-cell table:style-name="ce2" office:value-type="string">
            <text:p>RiftspanReaches</text:p>
          </table:table-cell>
          <table:table-cell table:number-columns-repeated="2"/>
          <table:table-cell table:style-name="ce2" office:value-type="string">
            <text:p>Hlakhoi</text:p>
          </table:table-cell>
          <table:table-cell table:number-columns-repeated="2"/>
          <table:table-cell table:style-name="ce2" office:value-type="string">
            <text:p>Staihaia`yo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Verge</text:p>
          </table:table-cell>
          <table:table-cell office:value-type="string">
            <text:p>Tripolis</text:p>
          </table:table-cell>
          <table:table-cell/>
          <table:table-cell table:style-name="ce2" office:value-type="string">
            <text:p>Ealiyasiyw</text:p>
          </table:table-cell>
          <table:table-cell table:number-columns-repeated="2"/>
          <table:table-cell table:style-name="ce2" office:value-type="string">
            <text:p>Iwahfuah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Ilelish</text:p>
          </table:table-cell>
          <table:table-cell office:value-type="string">
            <text:p>Dlan</text:p>
          </table:table-cell>
          <table:table-cell/>
          <table:table-cell table:style-name="ce2" office:value-type="string">
            <text:p>ReaversDeep</text:p>
          </table:table-cell>
          <table:table-cell office:value-type="string">
            <text:p>Marlhelm</text:p>
          </table:table-cell>
          <table:table-cell/>
          <table:table-cell table:style-name="ce2" office:value-type="string">
            <text:p>DarkNebula</text:p>
          </table:table-cell>
          <table:table-cell office:value-type="string">
            <text:p>Kusyu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Zarushagar</text:p>
          </table:table-cell>
          <table:table-cell office:value-type="string">
            <text:p>Liasdi</text:p>
          </table:table-cell>
          <table:table-cell/>
          <table:table-cell table:style-name="ce2" office:value-type="string">
            <text:p>Daibei</text:p>
          </table:table-cell>
          <table:table-cell office:value-type="string">
            <text:p>Warinir</text:p>
          </table:table-cell>
          <table:table-cell/>
          <table:table-cell table:style-name="ce2" office:value-type="string">
            <text:p>Magyar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Massila</text:p>
          </table:table-cell>
          <table:table-cell office:value-type="string">
            <text:p>Kaggushus</text:p>
          </table:table-cell>
          <table:table-cell/>
          <table:table-cell table:style-name="ce2" office:value-type="string">
            <text:p>Diaspora</text:p>
          </table:table-cell>
          <table:table-cell office:value-type="string">
            <text:p>Libert</text:p>
          </table:table-cell>
          <table:table-cell/>
          <table:table-cell table:style-name="ce2" office:value-type="string">
            <text:p>SolomaniRim</text:p>
          </table:table-cell>
          <table:table-cell office:value-type="string">
            <text:p>Dingir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Delphi</text:p>
          </table:table-cell>
          <table:table-cell office:value-type="string">
            <text:p>Anaxias</text:p>
          </table:table-cell>
          <table:table-cell/>
          <table:table-cell table:style-name="ce2" office:value-type="string">
            <text:p>OldExpanses</text:p>
          </table:table-cell>
          <table:table-cell office:value-type="string">
            <text:p>Vaward</text:p>
          </table:table-cell>
          <table:table-cell/>
          <table:table-cell table:style-name="ce2" office:value-type="string">
            <text:p>AlphaCruci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GlimmerdriftReaches</text:p>
          </table:table-cell>
          <table:table-cell table:number-columns-repeated="2"/>
          <table:table-cell table:style-name="ce2" office:value-type="string">
            <text:p>HinterWorlds</text:p>
          </table:table-cell>
          <table:table-cell table:number-columns-repeated="2"/>
          <table:table-cell table:style-name="ce2" office:value-type="string">
            <text:p>Spica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Aktifao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Uistilao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UstralQuadran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Canopu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Aldebaran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Neworld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Langere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" table:style-name="ta3" table:print="false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5" table:default-cell-style-name="ce11"/>
        <table:table-column table:style-name="co24" table:default-cell-style-name="ce11"/>
        <table:table-column table:style-name="co8" table:number-columns-repeated="246" table:default-cell-style-name="ce11"/>
        <table:table-column table:style-name="co7" table:number-columns-repeated="768" table:default-cell-style-name="Default"/>
        <table:table-row table:style-name="ro1">
          <table:table-cell table:style-name="ce10" office:value-type="string">
            <text:p>STATUS</text:p>
          </table:table-cell>
          <table:table-cell table:style-name="ce10" office:value-type="string">
            <text:p>JOB</text:p>
          </table:table-cell>
          <table:table-cell table:style-name="ce10" office:value-type="string">
            <text:p>PR1</text:p>
          </table:table-cell>
          <table:table-cell table:style-name="ce10" office:value-type="string">
            <text:p>PR2</text:p>
          </table:table-cell>
          <table:table-cell table:style-name="ce10" office:value-type="string">
            <text:p>PR3</text:p>
          </table:table-cell>
          <table:table-cell table:style-name="ce10"/>
          <table:table-cell table:style-name="ce10" office:value-type="string">
            <text:p>CR/MTH</text:p>
          </table:table-cell>
          <table:table-cell table:style-name="ce10" office:value-type="string">
            <text:p>EXTRA</text:p>
          </table:table-cell>
          <table:table-cell table:style-name="ce10" office:value-type="string">
            <text:p>SUCC</text:p>
          </table:table-cell>
          <table:table-cell table:style-name="ce10" office:value-type="string">
            <text:p>CRIT</text:p>
          </table:table-cell>
          <table:table-cell table:style-name="ce10" table:number-columns-repeated="1014"/>
        </table:table-row>
        <table:table-row table:style-name="ro1">
          <table:table-cell office:value-type="string">
            <text:p>POOR</text:p>
          </table:table-cell>
          <table:table-cell office:value-type="string">
            <text:p>BOUNCER</text:p>
          </table:table-cell>
          <table:table-cell office:value-type="string">
            <text:p>ST10+</text:p>
          </table:table-cell>
          <table:table-cell table:number-columns-repeated="3"/>
          <table:table-cell office:value-type="float" office:value="400">
            <text:p>400</text:p>
          </table:table-cell>
          <table:table-cell/>
          <table:table-cell office:value-type="string">
            <text:p>ST</text:p>
          </table:table-cell>
          <table:table-cell office:value-type="string">
            <text:p>LJ,4D/8D</text:p>
          </table:table-cell>
          <table:table-cell table:number-columns-repeated="1014"/>
        </table:table-row>
        <table:table-row table:style-name="ro1">
          <table:table-cell office:value-type="string">
            <text:p>POOR</text:p>
          </table:table-cell>
          <table:table-cell office:value-type="string">
            <text:p>STARPORT_PANHANDLER*</text:p>
          </table:table-cell>
          <table:table-cell office:value-type="string">
            <text:p>PANHANDLING</text:p>
          </table:table-cell>
          <table:table-cell table:number-columns-repeated="3"/>
          <table:table-cell office:value-type="float" office:value="300">
            <text:p>300</text:p>
          </table:table-cell>
          <table:table-cell/>
          <table:table-cell office:value-type="string">
            <text:p>PR</text:p>
          </table:table-cell>
          <table:table-cell office:value-type="string">
            <text:p>1D/4D</text:p>
          </table:table-cell>
          <table:table-cell table:number-columns-repeated="1014"/>
        </table:table-row>
        <table:table-row table:style-name="ro1">
          <table:table-cell office:value-type="string">
            <text:p>POOR</text:p>
          </table:table-cell>
          <table:table-cell office:value-type="string">
            <text:p>STREET_ENTERTAINER*</text:p>
          </table:table-cell>
          <table:table-cell office:value-type="string">
            <text:p>VARIOUS-10+</text:p>
          </table:table-cell>
          <table:table-cell table:number-columns-repeated="3"/>
          <table:table-cell office:value-type="string">
            <text:p>50*SKILL</text:p>
          </table:table-cell>
          <table:table-cell/>
          <table:table-cell office:value-type="string">
            <text:p>PR</text:p>
          </table:table-cell>
          <table:table-cell office:value-type="string">
            <text:p>1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UGGLING</text:p>
          </table:table-cell>
          <table:table-cell office:value-type="string">
            <text:p>ACTOR*</text:p>
          </table:table-cell>
          <table:table-cell office:value-type="string">
            <text:p>ACTING-10+</text:p>
          </table:table-cell>
          <table:table-cell table:number-columns-repeated="3"/>
          <table:table-cell office:value-type="string">
            <text:p>50*SKILL</text:p>
          </table:table-cell>
          <table:table-cell/>
          <table:table-cell office:value-type="string">
            <text:p>PR</text:p>
          </table:table-cell>
          <table:table-cell office:value-type="string">
            <text:p>1I/LJ,1D</text:p>
          </table:table-cell>
          <table:table-cell table:number-columns-repeated="1014"/>
        </table:table-row>
        <table:table-row table:style-name="ro1">
          <table:table-cell office:value-type="string">
            <text:p>STRUGGLING</text:p>
          </table:table-cell>
          <table:table-cell office:value-type="string">
            <text:p>DOORMAN</text:p>
          </table:table-cell>
          <table:table-cell office:value-type="string">
            <text:p>ST10+,INTIMIDATION</text:p>
          </table:table-cell>
          <table:table-cell table:number-columns-repeated="3"/>
          <table:table-cell office:value-type="float" office:value="650">
            <text:p>650</text:p>
          </table:table-cell>
          <table:table-cell/>
          <table:table-cell office:value-type="string">
            <text:p>PR</text:p>
          </table:table-cell>
          <table:table-cell office:value-type="string">
            <text:p>LJ,4D/8D</text:p>
          </table:table-cell>
          <table:table-cell table:number-columns-repeated="1014"/>
        </table:table-row>
        <table:table-row table:style-name="ro1">
          <table:table-cell office:value-type="string">
            <text:p>STRUGGLING</text:p>
          </table:table-cell>
          <table:table-cell office:value-type="string">
            <text:p>GENERAL_LABOURER</text:p>
          </table:table-cell>
          <table:table-cell office:value-type="string">
            <text:p>ST10+</text:p>
          </table:table-cell>
          <table:table-cell table:number-columns-repeated="3"/>
          <table:table-cell office:value-type="float" office:value="550">
            <text:p>550</text:p>
          </table:table-cell>
          <table:table-cell/>
          <table:table-cell office:value-type="string">
            <text:p>PR</text:p>
          </table:table-cell>
          <table:table-cell office:value-type="string">
            <text:p>1I/5D</text:p>
          </table:table-cell>
          <table:table-cell table:number-columns-repeated="1014"/>
        </table:table-row>
        <table:table-row table:style-name="ro1">
          <table:table-cell office:value-type="string">
            <text:p>STRUGGLING</text:p>
          </table:table-cell>
          <table:table-cell office:value-type="string">
            <text:p>JOURNALIST</text:p>
          </table:table-cell>
          <table:table-cell office:value-type="string">
            <text:p>RESEARCH-12+</text:p>
          </table:table-cell>
          <table:table-cell office:value-type="string">
            <text:p>BARD/PHOTOG-12+</text:p>
          </table:table-cell>
          <table:table-cell table:number-columns-repeated="2"/>
          <table:table-cell office:value-type="string">
            <text:p>70*BPR</text:p>
          </table:table-cell>
          <table:table-cell office:value-type="string">
            <text:p>500XREP</text:p>
          </table:table-cell>
          <table:table-cell office:value-type="string">
            <text:p>BPR</text:p>
          </table:table-cell>
          <table:table-cell office:value-type="string">
            <text:p>2I/LJ,2D</text:p>
          </table:table-cell>
          <table:table-cell table:number-columns-repeated="1014"/>
        </table:table-row>
        <table:table-row table:style-name="ro1">
          <table:table-cell office:value-type="string">
            <text:p>STRUGGLING</text:p>
          </table:table-cell>
          <table:table-cell office:value-type="string">
            <text:p>MECH/TECH</text:p>
          </table:table-cell>
          <table:table-cell office:value-type="string">
            <text:p>MECH/TECH-12+</text:p>
          </table:table-cell>
          <table:table-cell table:number-columns-repeated="3"/>
          <table:table-cell office:value-type="string">
            <text:p>120*SKILL</text:p>
          </table:table-cell>
          <table:table-cell/>
          <table:table-cell office:value-type="string">
            <text:p>PR</text:p>
          </table:table-cell>
          <table:table-cell office:value-type="string">
            <text:p>1I/1I,LJ,2D</text:p>
          </table:table-cell>
          <table:table-cell table:number-columns-repeated="1014"/>
        </table:table-row>
        <table:table-row table:style-name="ro1">
          <table:table-cell office:value-type="string">
            <text:p>STRUGGLING</text:p>
          </table:table-cell>
          <table:table-cell office:value-type="string">
            <text:p>ROADIE</text:p>
          </table:table-cell>
          <table:table-cell office:value-type="string">
            <text:p>ST10+</text:p>
          </table:table-cell>
          <table:table-cell table:number-columns-repeated="3"/>
          <table:table-cell office:value-type="float" office:value="650">
            <text:p>650</text:p>
          </table:table-cell>
          <table:table-cell/>
          <table:table-cell office:value-type="string">
            <text:p>PR</text:p>
          </table:table-cell>
          <table:table-cell office:value-type="string">
            <text:p>1I/LJ</text:p>
          </table:table-cell>
          <table:table-cell table:number-columns-repeated="1014"/>
        </table:table-row>
        <table:table-row table:style-name="ro1">
          <table:table-cell office:value-type="string">
            <text:p>STRUGGLING</text:p>
          </table:table-cell>
          <table:table-cell office:value-type="string">
            <text:p>SALES_CLERK</text:p>
          </table:table-cell>
          <table:table-cell office:value-type="string">
            <text:p>MERCHANT-10+</text:p>
          </table:table-cell>
          <table:table-cell table:number-columns-repeated="3"/>
          <table:table-cell office:value-type="float" office:value="600">
            <text:p>600</text:p>
          </table:table-cell>
          <table:table-cell/>
          <table:table-cell office:value-type="string">
            <text:p>PR+REACTION</text:p>
          </table:table-cell>
          <table:table-cell office:value-type="string">
            <text:p>LJ</text:p>
          </table:table-cell>
          <table:table-cell table:number-columns-repeated="1014"/>
        </table:table-row>
        <table:table-row table:style-name="ro1">
          <table:table-cell office:value-type="string">
            <text:p>STRUGGLING</text:p>
          </table:table-cell>
          <table:table-cell office:value-type="string">
            <text:p>SECURITY_GUARD</text:p>
          </table:table-cell>
          <table:table-cell office:value-type="string">
            <text:p>COMBAT-10+</text:p>
          </table:table-cell>
          <table:table-cell office:value-type="string">
            <text:p>ST10+</text:p>
          </table:table-cell>
          <table:table-cell table:number-columns-repeated="2"/>
          <table:table-cell office:value-type="float" office:value="600">
            <text:p>600</text:p>
          </table:table-cell>
          <table:table-cell/>
          <table:table-cell office:value-type="string">
            <text:p>PR</text:p>
          </table:table-cell>
          <table:table-cell office:value-type="string">
            <text:p>1I,LJ/LJ,4D</text:p>
          </table:table-cell>
          <table:table-cell table:number-columns-repeated="1014"/>
        </table:table-row>
        <table:table-row table:style-name="ro1">
          <table:table-cell office:value-type="string">
            <text:p>STRUGGLING</text:p>
          </table:table-cell>
          <table:table-cell office:value-type="string">
            <text:p>TRANSLATOR</text:p>
          </table:table-cell>
          <table:table-cell office:value-type="string">
            <text:p>2*LANGS-12+</text:p>
          </table:table-cell>
          <table:table-cell table:number-columns-repeated="3"/>
          <table:table-cell office:value-type="string">
            <text:p>100*SKILL</text:p>
          </table:table-cell>
          <table:table-cell/>
          <table:table-cell office:value-type="string">
            <text:p>BPR-2</text:p>
          </table:table-cell>
          <table:table-cell office:value-type="string">
            <text:p>2I/3I,LJ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BODYGUARD</text:p>
          </table:table-cell>
          <table:table-cell office:value-type="string">
            <text:p>ST11+</text:p>
          </table:table-cell>
          <table:table-cell office:value-type="string">
            <text:p>COMBAT-12+</text:p>
          </table:table-cell>
          <table:table-cell table:number-columns-repeated="2"/>
          <table:table-cell office:value-type="string">
            <text:p>90*IQ</text:p>
          </table:table-cell>
          <table:table-cell/>
          <table:table-cell office:value-type="string">
            <text:p>ST</text:p>
          </table:table-cell>
          <table:table-cell office:value-type="string">
            <text:p>1I,LJ/1I,LJ,4D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LAB_ASSISTANT</text:p>
          </table:table-cell>
          <table:table-cell office:value-type="string">
            <text:p>COMP_OPS-10+</text:p>
          </table:table-cell>
          <table:table-cell office:value-type="string">
            <text:p>RESEARCH-11+</text:p>
          </table:table-cell>
          <table:table-cell office:value-type="string">
            <text:p>SCIENCE-10+</text:p>
          </table:table-cell>
          <table:table-cell/>
          <table:table-cell office:value-type="string">
            <text:p>100*WPR-6</text:p>
          </table:table-cell>
          <table:table-cell/>
          <table:table-cell office:value-type="string">
            <text:p>WPR</text:p>
          </table:table-cell>
          <table:table-cell office:value-type="string">
            <text:p>2I/LJ,2D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TECH_WORKER</text:p>
          </table:table-cell>
          <table:table-cell office:value-type="string">
            <text:p>COMP_OPS-10+</text:p>
          </table:table-cell>
          <table:table-cell office:value-type="string">
            <text:p>RESEARCH-11+</text:p>
          </table:table-cell>
          <table:table-cell office:value-type="string">
            <text:p>SCIENCE-10+</text:p>
          </table:table-cell>
          <table:table-cell/>
          <table:table-cell office:value-type="string">
            <text:p>100*WPR-6</text:p>
          </table:table-cell>
          <table:table-cell/>
          <table:table-cell office:value-type="string">
            <text:p>WPR</text:p>
          </table:table-cell>
          <table:table-cell office:value-type="string">
            <text:p>2I/LJ,2D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LOCAL_LAW:PATROL</text:p>
          </table:table-cell>
          <table:table-cell office:value-type="string">
            <text:p>LAW_ENF-12+</text:p>
          </table:table-cell>
          <table:table-cell office:value-type="string">
            <text:p>STREETWISE-12+</text:p>
          </table:table-cell>
          <table:table-cell office:value-type="string">
            <text:p>CRIMINOLOGY-12+</text:p>
          </table:table-cell>
          <table:table-cell/>
          <table:table-cell office:value-type="string">
            <text:p>75*BPR</text:p>
          </table:table-cell>
          <table:table-cell/>
          <table:table-cell office:value-type="string">
            <text:p>WPR</text:p>
          </table:table-cell>
          <table:table-cell office:value-type="string">
            <text:p>3I,2D/LJ,4D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LOW_LEVEL_SPY</text:p>
          </table:table-cell>
          <table:table-cell office:value-type="string">
            <text:p>FAST_TALK</text:p>
          </table:table-cell>
          <table:table-cell office:value-type="string">
            <text:p>RESEARCH</text:p>
          </table:table-cell>
          <table:table-cell office:value-type="string">
            <text:p>STEALTH</text:p>
          </table:table-cell>
          <table:table-cell/>
          <table:table-cell office:value-type="string">
            <text:p>100*WPR</text:p>
          </table:table-cell>
          <table:table-cell/>
          <table:table-cell office:value-type="string">
            <text:p>WPR</text:p>
          </table:table-cell>
          <table:table-cell office:value-type="string">
            <text:p>4D,LJ/JAIL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MERCENARY_TROOPER</text:p>
          </table:table-cell>
          <table:table-cell office:value-type="string">
            <text:p>2*COMBAT-10+</text:p>
          </table:table-cell>
          <table:table-cell table:number-columns-repeated="3"/>
          <table:table-cell office:value-type="string">
            <text:p>100*BPR</text:p>
          </table:table-cell>
          <table:table-cell/>
          <table:table-cell office:value-type="string">
            <text:p>BPR-2</text:p>
          </table:table-cell>
          <table:table-cell office:value-type="string">
            <text:p>2I,4D/8D,LJ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PRIVATE_DETECTIVE</text:p>
          </table:table-cell>
          <table:table-cell office:value-type="string">
            <text:p>LAW_ENF-12+</text:p>
          </table:table-cell>
          <table:table-cell office:value-type="string">
            <text:p>RESEARCH-12+</text:p>
          </table:table-cell>
          <table:table-cell office:value-type="string">
            <text:p>STREETWISE-12+</text:p>
          </table:table-cell>
          <table:table-cell/>
          <table:table-cell office:value-type="string">
            <text:p>75*BPR</text:p>
          </table:table-cell>
          <table:table-cell/>
          <table:table-cell office:value-type="string">
            <text:p>WPR</text:p>
          </table:table-cell>
          <table:table-cell office:value-type="string">
            <text:p>3I,2D/LJ,4D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PROSPECTOR*</text:p>
          </table:table-cell>
          <table:table-cell office:value-type="string">
            <text:p>PROSPECTING-10+</text:p>
          </table:table-cell>
          <table:table-cell table:number-columns-repeated="3"/>
          <table:table-cell office:value-type="string">
            <text:p>100*PR</text:p>
          </table:table-cell>
          <table:table-cell/>
          <table:table-cell office:value-type="string">
            <text:p>PR</text:p>
          </table:table-cell>
          <table:table-cell office:value-type="string">
            <text:p>3I,1D/LJ,3D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BELTER*</text:p>
          </table:table-cell>
          <table:table-cell office:value-type="string">
            <text:p>PROSPECTING-10+</text:p>
          </table:table-cell>
          <table:table-cell table:number-columns-repeated="3"/>
          <table:table-cell office:value-type="string">
            <text:p>100*PR</text:p>
          </table:table-cell>
          <table:table-cell/>
          <table:table-cell office:value-type="string">
            <text:p>PR</text:p>
          </table:table-cell>
          <table:table-cell office:value-type="string">
            <text:p>3I,1D/LJ,3D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STARSHIP_CREW</text:p>
          </table:table-cell>
          <table:table-cell office:value-type="string">
            <text:p>STATUS-0+</text:p>
          </table:table-cell>
          <table:table-cell office:value-type="string">
            <text:p>SHIPBOARD-10+</text:p>
          </table:table-cell>
          <table:table-cell table:number-columns-repeated="2"/>
          <table:table-cell office:value-type="string">
            <text:p>80*PR</text:p>
          </table:table-cell>
          <table:table-cell office:value-type="string">
            <text:p>200*RNK/STATUS</text:p>
          </table:table-cell>
          <table:table-cell office:value-type="string">
            <text:p>PR</text:p>
          </table:table-cell>
          <table:table-cell office:value-type="string">
            <text:p>LJ,2D/LJ,8D</text:p>
          </table:table-cell>
          <table:table-cell table:number-columns-repeated="1014"/>
        </table:table-row>
        <table:table-row table:style-name="ro1">
          <table:table-cell office:value-type="string">
            <text:p>AVERAGE</text:p>
          </table:table-cell>
          <table:table-cell office:value-type="string">
            <text:p>STUDIO_MUSICIAN</text:p>
          </table:table-cell>
          <table:table-cell office:value-type="string">
            <text:p>MUSICAL-10+</text:p>
          </table:table-cell>
          <table:table-cell table:number-columns-repeated="3"/>
          <table:table-cell office:value-type="string">
            <text:p>100*PR</text:p>
          </table:table-cell>
          <table:table-cell/>
          <table:table-cell office:value-type="string">
            <text:p>PR</text:p>
          </table:table-cell>
          <table:table-cell office:value-type="string">
            <text:p>LJ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BACKUP_MUSICIAN</text:p>
          </table:table-cell>
          <table:table-cell office:value-type="string">
            <text:p>MUSICAL-12+</text:p>
          </table:table-cell>
          <table:table-cell table:number-columns-repeated="3"/>
          <table:table-cell office:value-type="string">
            <text:p>100*PR</text:p>
          </table:table-cell>
          <table:table-cell/>
          <table:table-cell office:value-type="string">
            <text:p>PR</text:p>
          </table:table-cell>
          <table:table-cell office:value-type="string">
            <text:p>LJ</text:p>
          </table:table-cell>
          <table:table-cell table:number-columns-repeated="1014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BLACK_MARKETEER*</text:p>
          </table:table-cell>
          <table:table-cell office:value-type="string">
            <text:p>STREETWISE-12+</text:p>
          </table:table-cell>
          <table:table-cell office:value-type="string">
            <text:p>MERCHANT-10+</text:p>
          </table:table-cell>
          <table:table-cell table:number-columns-repeated="2"/>
          <table:table-cell office:value-type="string">
            <text:p>300*WPR</text:p>
          </table:table-cell>
          <table:table-cell/>
          <table:table-cell office:value-type="string">
            <text:p>PR</text:p>
          </table:table-cell>
          <table:table-cell office:value-type="string">
            <text:p>3I/5I,ARREST</text:p>
          </table:table-cell>
          <table:table-cell table:number-columns-repeated="1014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DOCTOR</text:p>
          </table:table-cell>
          <table:table-cell office:value-type="string">
            <text:p>PHYSICIAN-13+</text:p>
          </table:table-cell>
          <table:table-cell office:value-type="string">
            <text:p>STATUS-O+</text:p>
          </table:table-cell>
          <table:table-cell table:number-columns-repeated="2"/>
          <table:table-cell office:value-type="string">
            <text:p>350*PR</text:p>
          </table:table-cell>
          <table:table-cell/>
          <table:table-cell office:value-type="string">
            <text:p>PR</text:p>
          </table:table-cell>
          <table:table-cell office:value-type="string">
            <text:p>3I/10I,LOSE</text:p>
          </table:table-cell>
          <table:table-cell table:number-columns-repeated="1014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ENGINEER</text:p>
          </table:table-cell>
          <table:table-cell office:value-type="string">
            <text:p>ENGINEER-12+</text:p>
          </table:table-cell>
          <table:table-cell table:number-columns-repeated="3"/>
          <table:table-cell office:value-type="string">
            <text:p>200*PR</text:p>
          </table:table-cell>
          <table:table-cell/>
          <table:table-cell office:value-type="string">
            <text:p>PR</text:p>
          </table:table-cell>
          <table:table-cell office:value-type="string">
            <text:p>2I/4I,LJ</text:p>
          </table:table-cell>
          <table:table-cell table:number-columns-repeated="1014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LAWER</text:p>
          </table:table-cell>
          <table:table-cell table:number-columns-repeated="1022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LOCAL_LAW-DETECTIVE</text:p>
          </table:table-cell>
          <table:table-cell office:value-type="string">
            <text:p>STATUS-0+</text:p>
          </table:table-cell>
          <table:table-cell office:value-type="string">
            <text:p>LAW_ENF-12+</text:p>
          </table:table-cell>
          <table:table-cell office:value-type="string">
            <text:p>STREETWISE-12+</text:p>
          </table:table-cell>
          <table:table-cell office:value-type="string">
            <text:p>CRIMINOLOGY0-12+</text:p>
          </table:table-cell>
          <table:table-cell office:value-type="string">
            <text:p>75*BPR</text:p>
          </table:table-cell>
          <table:table-cell office:value-type="string">
            <text:p>10*STATUS</text:p>
          </table:table-cell>
          <table:table-cell office:value-type="string">
            <text:p>WPR</text:p>
          </table:table-cell>
          <table:table-cell office:value-type="string">
            <text:p>4D,LJ/JAILED</text:p>
          </table:table-cell>
          <table:table-cell table:number-columns-repeated="1014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MID_LEVEL_SPY</text:p>
          </table:table-cell>
          <table:table-cell office:value-type="string">
            <text:p>DIPLOMACY</text:p>
          </table:table-cell>
          <table:table-cell office:value-type="string">
            <text:p>INTEL_ANALYSIS</text:p>
          </table:table-cell>
          <table:table-cell office:value-type="string">
            <text:p>RESEARCH</text:p>
          </table:table-cell>
          <table:table-cell/>
          <table:table-cell office:value-type="float" office:value="375">
            <text:p>375</text:p>
          </table:table-cell>
          <table:table-cell/>
          <table:table-cell office:value-type="string">
            <text:p>WPR</text:p>
          </table:table-cell>
          <table:table-cell office:value-type="string">
            <text:p>6I/LJ</text:p>
          </table:table-cell>
          <table:table-cell table:number-columns-repeated="1014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MERCENARY_OFFICER</text:p>
          </table:table-cell>
          <table:table-cell office:value-type="string">
            <text:p>RANK-1+</text:p>
          </table:table-cell>
          <table:table-cell office:value-type="string">
            <text:p>COMBAT-10+</text:p>
          </table:table-cell>
          <table:table-cell office:value-type="string">
            <text:p>LEADERSHIP-10+</text:p>
          </table:table-cell>
          <table:table-cell office:value-type="string">
            <text:p>TACTICS-10+</text:p>
          </table:table-cell>
          <table:table-cell office:value-type="string">
            <text:p>100*PR</text:p>
          </table:table-cell>
          <table:table-cell office:value-type="string">
            <text:p>10*RANK/STATUS</text:p>
          </table:table-cell>
          <table:table-cell office:value-type="string">
            <text:p>BPR-2</text:p>
          </table:table-cell>
          <table:table-cell office:value-type="string">
            <text:p>2I,4D/8D,LJ</text:p>
          </table:table-cell>
          <table:table-cell table:number-columns-repeated="1014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SCIENTIST</text:p>
          </table:table-cell>
          <table:table-cell office:value-type="string">
            <text:p>COMP_OP-12+</text:p>
          </table:table-cell>
          <table:table-cell office:value-type="string">
            <text:p>RESEARCH-13+</text:p>
          </table:table-cell>
          <table:table-cell office:value-type="string">
            <text:p>SCIENCE-14+</text:p>
          </table:table-cell>
          <table:table-cell/>
          <table:table-cell office:value-type="string">
            <text:p>300*SCIENCE</text:p>
          </table:table-cell>
          <table:table-cell table:number-columns-repeated="2"/>
          <table:table-cell office:value-type="string">
            <text:p>2I/LJ,2D</text:p>
          </table:table-cell>
          <table:table-cell table:number-columns-repeated="1014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STARSHIP_OFFICER</text:p>
          </table:table-cell>
          <table:table-cell office:value-type="string">
            <text:p>RANK-1+</text:p>
          </table:table-cell>
          <table:table-cell office:value-type="string">
            <text:p>LEADERSHIP-10+</text:p>
          </table:table-cell>
          <table:table-cell office:value-type="string">
            <text:p>SHIPBOARD-10+</text:p>
          </table:table-cell>
          <table:table-cell/>
          <table:table-cell office:value-type="string">
            <text:p>100*SKILL</text:p>
          </table:table-cell>
          <table:table-cell office:value-type="string">
            <text:p>200*RANK/STATUS</text:p>
          </table:table-cell>
          <table:table-cell office:value-type="string">
            <text:p>PR</text:p>
          </table:table-cell>
          <table:table-cell office:value-type="string">
            <text:p>LJ,2D/LJ,8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EALTHY</text:p>
          </table:table-cell>
          <table:table-cell office:value-type="string">
            <text:p>MAJOR_STOCKHOLDER</text:p>
          </table:table-cell>
          <table:table-cell office:value-type="string">
            <text:p>VERY_WEALTHY+</text:p>
          </table:table-cell>
          <table:table-cell table:number-columns-repeated="3"/>
          <table:table-cell office:value-type="string">
            <text:p>50000</text:p>
          </table:table-cell>
          <table:table-cell/>
          <table:table-cell office:value-type="string">
            <text:p>10</text:p>
          </table:table-cell>
          <table:table-cell office:value-type="string">
            <text:p>2I/5I,-1WLTH,2D</text:p>
          </table:table-cell>
          <table:table-cell table:number-columns-repeated="1014"/>
        </table:table-row>
        <table:table-row table:style-name="ro1">
          <table:table-cell office:value-type="string">
            <text:p>WEALTHY</text:p>
          </table:table-cell>
          <table:table-cell office:value-type="string">
            <text:p>REMITTANCE_MAN</text:p>
          </table:table-cell>
          <table:table-cell office:value-type="string">
            <text:p>STATUS-2+</text:p>
          </table:table-cell>
          <table:table-cell table:number-columns-repeated="3"/>
          <table:table-cell office:value-type="string">
            <text:p>12000*STATUS</text:p>
          </table:table-cell>
          <table:table-cell/>
          <table:table-cell office:value-type="string">
            <text:p>IQ+STATUS</text:p>
          </table:table-cell>
          <table:table-cell office:value-type="string">
            <text:p>LJ**</text:p>
          </table:table-cell>
          <table:table-cell table:number-columns-repeated="1014"/>
        </table:table-row>
        <table:table-row table:style-name="ro1">
          <table:table-cell office:value-type="string">
            <text:p>WEALTHY</text:p>
          </table:table-cell>
          <table:table-cell office:value-type="string">
            <text:p>ROCK_STAR</text:p>
          </table:table-cell>
          <table:table-cell office:value-type="string">
            <text:p>STATUS-2+</text:p>
          </table:table-cell>
          <table:table-cell office:value-type="string">
            <text:p>PERFORMANCE-12+</text:p>
          </table:table-cell>
          <table:table-cell table:number-columns-repeated="2"/>
          <table:table-cell office:value-type="string">
            <text:p>1500*STATUS</text:p>
          </table:table-cell>
          <table:table-cell/>
          <table:table-cell office:value-type="string">
            <text:p>PR</text:p>
          </table:table-cell>
          <table:table-cell office:value-type="string">
            <text:p>LJ***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" office:value-type="string">
            <text:p>ASLAN</text:p>
          </table:table-cell>
          <table:table-cell table:number-columns-repeated="1022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FTEIRKO(M)</text:p>
          </table:table-cell>
          <table:table-cell office:value-type="string">
            <text:p>PHILOSOPHY-14+ OR</text:p>
          </table:table-cell>
          <table:table-cell office:value-type="string">
            <text:p>THEOLOGY-14+</text:p>
          </table:table-cell>
          <table:table-cell table:number-columns-repeated="2"/>
          <table:table-cell office:value-type="string">
            <text:p>100*PR</text:p>
          </table:table-cell>
          <table:table-cell/>
          <table:table-cell office:value-type="string">
            <text:p>PR</text:p>
          </table:table-cell>
          <table:table-cell office:value-type="string">
            <text:p>-2I/-5I,LJ,2D</text:p>
          </table:table-cell>
          <table:table-cell table:number-columns-repeated="1014"/>
        </table:table-row>
        <table:table-row table:style-name="ro1">
          <table:table-cell office:value-type="string">
            <text:p>COMFORTABLE</text:p>
          </table:table-cell>
          <table:table-cell office:value-type="string">
            <text:p>EARLEATRAIS(M)</text:p>
          </table:table-cell>
          <table:table-cell office:value-type="string">
            <text:p>DIPLOMACY-14+ OR</text:p>
          </table:table-cell>
          <table:table-cell office:value-type="string">
            <text:p>PHOLOSOPH-14+ OR</text:p>
          </table:table-cell>
          <table:table-cell office:value-type="string">
            <text:p>THEOLOGY-14+</text:p>
          </table:table-cell>
          <table:table-cell office:value-type="string">
            <text:p>STATUS-1+</text:p>
          </table:table-cell>
          <table:table-cell office:value-type="string">
            <text:p>300*PR</text:p>
          </table:table-cell>
          <table:table-cell/>
          <table:table-cell office:value-type="string">
            <text:p>PR</text:p>
          </table:table-cell>
          <table:table-cell office:value-type="string">
            <text:p>-2I,LJ,2D</text:p>
          </table:table-cell>
          <table:table-cell table:number-columns-repeated="1014"/>
        </table:table-row>
        <table:table-row table:style-name="ro1">
          <table:table-cell office:value-type="string">
            <text:p>WEALTHY</text:p>
          </table:table-cell>
          <table:table-cell office:value-type="string">
            <text:p>AIHOHO_SIYLAKHT(F)</text:p>
          </table:table-cell>
          <table:table-cell table:number-columns-repeated="4"/>
          <table:table-cell office:value-type="string">
            <text:p>100*SKILL</text:p>
          </table:table-cell>
          <table:table-cell office:value-type="string">
            <text:p>200*STATUS</text:p>
          </table:table-cell>
          <table:table-cell office:value-type="string">
            <text:p>PR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ron" table:style-name="ta4" table:print="false">
        <table:table-column table:style-name="co25" table:default-cell-style-name="ce11"/>
        <table:table-column table:style-name="co13" table:number-columns-repeated="2" table:default-cell-style-name="ce11"/>
        <table:table-column table:style-name="co8" table:number-columns-repeated="3" table:default-cell-style-name="ce11"/>
        <table:table-column table:style-name="co26" table:default-cell-style-name="ce11"/>
        <table:table-column table:style-name="co27" table:default-cell-style-name="ce11"/>
        <table:table-column table:style-name="co22" table:default-cell-style-name="ce11"/>
        <table:table-column table:style-name="co28" table:default-cell-style-name="ce11"/>
        <table:table-column table:style-name="co29" table:default-cell-style-name="ce11"/>
        <table:table-column table:style-name="co8" table:number-columns-repeated="245" table:default-cell-style-name="ce11"/>
        <table:table-row table:style-name="ro1">
          <table:table-cell table:style-name="ce10" office:value-type="string">
            <text:p>IMP</text:p>
          </table:table-cell>
          <table:table-cell table:style-name="ce10" office:value-type="string">
            <text:p>ASL</text:p>
          </table:table-cell>
          <table:table-cell table:style-name="ce10" office:value-type="string">
            <text:p>KKR</text:p>
          </table:table-cell>
          <table:table-cell table:style-name="ce10" office:value-type="string">
            <text:p>VIL(PI/VI)</text:p>
          </table:table-cell>
          <table:table-cell table:style-name="ce10" office:value-type="string">
            <text:p>SOL</text:p>
          </table:table-cell>
          <table:table-cell table:style-name="ce10" office:value-type="string">
            <text:p>ZHO</text:p>
          </table:table-cell>
          <table:table-cell table:style-name="ce10" office:value-type="string">
            <text:p>EVENT</text:p>
          </table:table-cell>
          <table:table-cell/>
          <table:table-cell table:style-name="ce10" office:value-type="string">
            <text:p>EMPEROR</text:p>
          </table:table-cell>
          <table:table-cell table:style-name="ce10" office:value-type="string">
            <text:p>REIGN</text:p>
          </table:table-cell>
          <table:table-cell table:style-name="ce10" office:value-type="string">
            <text:p>THE</text:p>
          </table:table-cell>
          <table:table-cell table:style-name="ce10" office:value-type="string">
            <text:p>BORN</text:p>
          </table:table-cell>
          <table:table-cell table:style-name="ce10" office:value-type="string">
            <text:p>DIED</text:p>
          </table:table-cell>
          <table:table-cell table:number-columns-repeated="243"/>
        </table:table-row>
        <table:table-row table:style-name="ro1">
          <table:table-cell office:value-type="string">
            <text:p>-500K</text:p>
          </table:table-cell>
          <table:table-cell office:value-type="string">
            <text:p>-560K</text:p>
          </table:table-cell>
          <table:table-cell office:value-type="string">
            <text:p>-400K</text:p>
          </table:table-cell>
          <table:table-cell office:value-type="string">
            <text:p>380K</text:p>
          </table:table-cell>
          <table:table-cell office:value-type="string">
            <text:p>495K-BC</text:p>
          </table:table-cell>
          <table:table-cell office:value-type="string">
            <text:p>-220K</text:p>
          </table:table-cell>
          <table:table-cell office:value-type="string">
            <text:p>ANCIENT_CITIES_ARISE</text:p>
          </table:table-cell>
          <table:table-cell/>
          <table:table-cell office:value-type="string">
            <text:p>CLEON_I</text:p>
          </table:table-cell>
          <table:table-cell office:value-type="string">
            <text:p>0-53</text:p>
          </table:table-cell>
          <table:table-cell/>
          <table:table-cell office:value-type="string">
            <text:p>-57</text:p>
          </table:table-cell>
          <table:table-cell office:value-type="string">
            <text:p>53</text:p>
          </table:table-cell>
          <table:table-cell table:number-columns-repeated="243"/>
        </table:table-row>
        <table:table-row table:style-name="ro1">
          <table:table-cell office:value-type="string">
            <text:p>-400K</text:p>
          </table:table-cell>
          <table:table-cell office:value-type="string">
            <text:p>-530K</text:p>
          </table:table-cell>
          <table:table-cell office:value-type="string">
            <text:p>-325K</text:p>
          </table:table-cell>
          <table:table-cell office:value-type="string">
            <text:p>300K</text:p>
          </table:table-cell>
          <table:table-cell office:value-type="string">
            <text:p>395K</text:p>
          </table:table-cell>
          <table:table-cell office:value-type="string">
            <text:p>-170K</text:p>
          </table:table-cell>
          <table:table-cell office:value-type="string">
            <text:p>ANCIENTS_THRIVE,_HUMANS_TRANSPLANTED</text:p>
          </table:table-cell>
          <table:table-cell/>
          <table:table-cell office:value-type="string">
            <text:p>CLEON_II</text:p>
          </table:table-cell>
          <table:table-cell office:value-type="string">
            <text:p>53-54</text:p>
          </table:table-cell>
          <table:table-cell office:value-type="string">
            <text:p>WEAK</text:p>
          </table:table-cell>
          <table:table-cell office:value-type="string">
            <text:p>21</text:p>
          </table:table-cell>
          <table:table-cell table:number-columns-repeated="244"/>
        </table:table-row>
        <table:table-row table:style-name="ro1">
          <table:table-cell office:value-type="string">
            <text:p>-300K</text:p>
          </table:table-cell>
          <table:table-cell office:value-type="string">
            <text:p>-340K</text:p>
          </table:table-cell>
          <table:table-cell office:value-type="string">
            <text:p>-240K</text:p>
          </table:table-cell>
          <table:table-cell office:value-type="string">
            <text:p>225K</text:p>
          </table:table-cell>
          <table:table-cell office:value-type="string">
            <text:p>295K</text:p>
          </table:table-cell>
          <table:table-cell office:value-type="string">
            <text:p>-1320K</text:p>
          </table:table-cell>
          <table:table-cell office:value-type="string">
            <text:p>FINAL_WAR(LASTS2000YRS)_DESTROYS_ANCIENTS</text:p>
          </table:table-cell>
          <table:table-cell/>
          <table:table-cell office:value-type="string">
            <text:p>ARTEMSUS</text:p>
          </table:table-cell>
          <table:table-cell office:value-type="string">
            <text:p>54-166</text:p>
          </table:table-cell>
          <table:table-cell/>
          <table:table-cell office:value-type="string">
            <text:p>-17</text:p>
          </table:table-cell>
          <table:table-cell office:value-type="string">
            <text:p>166</text:p>
          </table:table-cell>
          <table:table-cell table:number-columns-repeated="243"/>
        </table:table-row>
        <table:table-row table:style-name="ro1">
          <table:table-cell office:value-type="string">
            <text:p>-200K</text:p>
          </table:table-cell>
          <table:table-cell office:value-type="string">
            <text:p>-225K</text:p>
          </table:table-cell>
          <table:table-cell office:value-type="string">
            <text:p>-160K</text:p>
          </table:table-cell>
          <table:table-cell office:value-type="string">
            <text:p>150K</text:p>
          </table:table-cell>
          <table:table-cell office:value-type="string">
            <text:p>195</text:p>
          </table:table-cell>
          <table:table-cell office:value-type="string">
            <text:p>-85K</text:p>
          </table:table-cell>
          <table:table-cell office:value-type="string">
            <text:p>HOMO ZHDOTLAS ARISES ON ZHODANE</text:p>
          </table:table-cell>
          <table:table-cell/>
          <table:table-cell office:value-type="string">
            <text:p>MARTIN_I</text:p>
          </table:table-cell>
          <table:table-cell office:value-type="string">
            <text:p>166-195</text:p>
          </table:table-cell>
          <table:table-cell/>
          <table:table-cell office:value-type="string">
            <text:p>12</text:p>
          </table:table-cell>
          <table:table-cell office:value-type="string">
            <text:p>195</text:p>
          </table:table-cell>
          <table:table-cell table:number-columns-repeated="243"/>
        </table:table-row>
        <table:table-row table:style-name="ro1">
          <table:table-cell office:value-type="string">
            <text:p>-75K</text:p>
          </table:table-cell>
          <table:table-cell office:value-type="string">
            <text:p>-85K</text:p>
          </table:table-cell>
          <table:table-cell office:value-type="string">
            <text:p>-55K</text:p>
          </table:table-cell>
          <table:table-cell office:value-type="string">
            <text:p>55K</text:p>
          </table:table-cell>
          <table:table-cell office:value-type="string">
            <text:p>70K</text:p>
          </table:table-cell>
          <table:table-cell office:value-type="string">
            <text:p>-30K</text:p>
          </table:table-cell>
          <table:table-cell office:value-type="string">
            <text:p>DROYNE_ASCENDENCE_ON_SEVERAL_WORLDS</text:p>
          </table:table-cell>
          <table:table-cell/>
          <table:table-cell office:value-type="string">
            <text:p>MARTIN_II</text:p>
          </table:table-cell>
          <table:table-cell office:value-type="string">
            <text:p>195-244</text:p>
          </table:table-cell>
          <table:table-cell/>
          <table:table-cell office:value-type="string">
            <text:p>53</text:p>
          </table:table-cell>
          <table:table-cell office:value-type="string">
            <text:p>244</text:p>
          </table:table-cell>
          <table:table-cell table:number-columns-repeated="243"/>
        </table:table-row>
        <table:table-row table:style-name="ro1">
          <table:table-cell table:number-columns-repeated="2" office:value-type="string">
            <text:p>-20K</text:p>
          </table:table-cell>
          <table:table-cell office:value-type="string">
            <text:p>-10K</text:p>
          </table:table-cell>
          <table:table-cell office:value-type="string">
            <text:p>12K</text:p>
          </table:table-cell>
          <table:table-cell office:value-type="string">
            <text:p>15K</text:p>
          </table:table-cell>
          <table:table-cell office:value-type="string">
            <text:p>-6000</text:p>
          </table:table-cell>
          <table:table-cell office:value-type="string">
            <text:p>ANCIENT_WARBOTS_ON_VLAND_RUN_DOWN</text:p>
          </table:table-cell>
          <table:table-cell/>
          <table:table-cell office:value-type="string">
            <text:p>CLEON_III</text:p>
          </table:table-cell>
          <table:table-cell office:value-type="string">
            <text:p>244-245</text:p>
          </table:table-cell>
          <table:table-cell office:value-type="string">
            <text:p>MAD</text:p>
          </table:table-cell>
          <table:table-cell office:value-type="string">
            <text:p>201</text:p>
          </table:table-cell>
          <table:table-cell office:value-type="string">
            <text:p>245</text:p>
          </table:table-cell>
          <table:table-cell table:number-columns-repeated="243"/>
        </table:table-row>
        <table:table-row table:style-name="ro1">
          <table:table-cell table:number-columns-repeated="2" office:value-type="string">
            <text:p>-15K</text:p>
          </table:table-cell>
          <table:table-cell office:value-type="string">
            <text:p>-5500</text:p>
          </table:table-cell>
          <table:table-cell office:value-type="string">
            <text:p>8500</text:p>
          </table:table-cell>
          <table:table-cell office:value-type="string">
            <text:p>10500</text:p>
          </table:table-cell>
          <table:table-cell office:value-type="string">
            <text:p>-3500</text:p>
          </table:table-cell>
          <table:table-cell office:value-type="string">
            <text:p>RISE_OF_MODERN_HOMO_SAPIENS</text:p>
          </table:table-cell>
          <table:table-cell/>
          <table:table-cell office:value-type="string">
            <text:p>PORFIRIA</text:p>
          </table:table-cell>
          <table:table-cell office:value-type="string">
            <text:p>245-326</text:p>
          </table:table-cell>
          <table:table-cell/>
          <table:table-cell office:value-type="string">
            <text:p>201</text:p>
          </table:table-cell>
          <table:table-cell office:value-type="string">
            <text:p>326</text:p>
          </table:table-cell>
          <table:table-cell table:number-columns-repeated="243"/>
        </table:table-row>
        <table:table-row table:style-name="ro1">
          <table:table-cell office:value-type="string">
            <text:p>-11K</text:p>
          </table:table-cell>
          <table:table-cell office:value-type="string">
            <text:p>-10K</text:p>
          </table:table-cell>
          <table:table-cell office:value-type="string">
            <text:p>-2300</text:p>
          </table:table-cell>
          <table:table-cell office:value-type="string">
            <text:p>5300</text:p>
          </table:table-cell>
          <table:table-cell office:value-type="string">
            <text:p>6500</text:p>
          </table:table-cell>
          <table:table-cell office:value-type="string">
            <text:p>-1800</text:p>
          </table:table-cell>
          <table:table-cell office:value-type="string">
            <text:p>FLOWERING_OF_VILANI_CULTURE</text:p>
          </table:table-cell>
          <table:table-cell/>
          <table:table-cell office:value-type="string">
            <text:p>ANGUISTUS</text:p>
          </table:table-cell>
          <table:table-cell office:value-type="string">
            <text:p>326-365</text:p>
          </table:table-cell>
          <table:table-cell/>
          <table:table-cell office:value-type="string">
            <text:p>246</text:p>
          </table:table-cell>
          <table:table-cell office:value-type="string">
            <text:p>365</text:p>
          </table:table-cell>
          <table:table-cell table:number-columns-repeated="243"/>
        </table:table-row>
        <table:table-row table:style-name="ro1">
          <table:table-cell office:value-type="string">
            <text:p>-10011</text:p>
          </table:table-cell>
          <table:table-cell office:value-type="string">
            <text:p>-9042</text:p>
          </table:table-cell>
          <table:table-cell office:value-type="string">
            <text:p>-1543</text:p>
          </table:table-cell>
          <table:table-cell office:value-type="string">
            <text:p>4547</text:p>
          </table:table-cell>
          <table:table-cell office:value-type="string">
            <text:p>5493</text:p>
          </table:table-cell>
          <table:table-cell office:value-type="string">
            <text:p>-1446.1</text:p>
          </table:table-cell>
          <table:table-cell office:value-type="string">
            <text:p>1ST_VILANI_SPACE_EXPLORATIONS</text:p>
          </table:table-cell>
          <table:table-cell/>
          <table:table-cell office:value-type="string">
            <text:p>MARTIN_III</text:p>
          </table:table-cell>
          <table:table-cell office:value-type="string">
            <text:p>365-456</text:p>
          </table:table-cell>
          <table:table-cell/>
          <table:table-cell office:value-type="string">
            <text:p>289</text:p>
          </table:table-cell>
          <table:table-cell office:value-type="string">
            <text:p>456</text:p>
          </table:table-cell>
          <table:table-cell table:number-columns-repeated="243"/>
        </table:table-row>
        <table:table-row table:style-name="ro1">
          <table:table-cell office:value-type="string">
            <text:p>-9900</text:p>
          </table:table-cell>
          <table:table-cell office:value-type="string">
            <text:p>-8916</text:p>
          </table:table-cell>
          <table:table-cell office:value-type="string">
            <text:p>-1450</text:p>
          </table:table-cell>
          <table:table-cell office:value-type="string">
            <text:p>4462</text:p>
          </table:table-cell>
          <table:table-cell office:value-type="string">
            <text:p>5382</text:p>
          </table:table-cell>
          <table:table-cell office:value-type="string">
            <text:p>-1397.1</text:p>
          </table:table-cell>
          <table:table-cell office:value-type="string">
            <text:p>SCIENTIFIC_BASES_ESTABLISHED_IN_VLAND_SYSTEM</text:p>
          </table:table-cell>
          <table:table-cell/>
          <table:table-cell office:value-type="string">
            <text:p>MARTIN_V</text:p>
          </table:table-cell>
          <table:table-cell office:value-type="string">
            <text:p>456-457</text:p>
          </table:table-cell>
          <table:table-cell/>
          <table:table-cell office:value-type="string">
            <text:p>357</text:p>
          </table:table-cell>
          <table:table-cell office:value-type="string">
            <text:p>457</text:p>
          </table:table-cell>
          <table:table-cell table:number-columns-repeated="243"/>
        </table:table-row>
        <table:table-row table:style-name="ro1">
          <table:table-cell office:value-type="string">
            <text:p>-9400</text:p>
          </table:table-cell>
          <table:table-cell office:value-type="string">
            <text:p>-8345</text:p>
          </table:table-cell>
          <table:table-cell office:value-type="string">
            <text:p>-1034</text:p>
          </table:table-cell>
          <table:table-cell office:value-type="string">
            <text:p>4081</text:p>
          </table:table-cell>
          <table:table-cell office:value-type="string">
            <text:p>4882</text:p>
          </table:table-cell>
          <table:table-cell office:value-type="string">
            <text:p>-1176.1</text:p>
          </table:table-cell>
          <table:table-cell office:value-type="string">
            <text:p>VILANI_SUBLIGHT_INTERSTELLAR_COLONIZATIONS</text:p>
          </table:table-cell>
          <table:table-cell/>
          <table:table-cell office:value-type="string">
            <text:p>NICHOLLE</text:p>
          </table:table-cell>
          <table:table-cell office:value-type="string">
            <text:p>457-475</text:p>
          </table:table-cell>
          <table:table-cell/>
          <table:table-cell office:value-type="string">
            <text:p>401</text:p>
          </table:table-cell>
          <table:table-cell office:value-type="string">
            <text:p>475</text:p>
          </table:table-cell>
          <table:table-cell table:number-columns-repeated="243"/>
        </table:table-row>
        <table:table-row table:style-name="ro1">
          <table:table-cell office:value-type="string">
            <text:p>-9310</text:p>
          </table:table-cell>
          <table:table-cell office:value-type="string">
            <text:p>-8243</text:p>
          </table:table-cell>
          <table:table-cell office:value-type="string">
            <text:p>-959</text:p>
          </table:table-cell>
          <table:table-cell office:value-type="string">
            <text:p>4013</text:p>
          </table:table-cell>
          <table:table-cell office:value-type="string">
            <text:p>4792</text:p>
          </table:table-cell>
          <table:table-cell office:value-type="string">
            <text:p>-1136.1</text:p>
          </table:table-cell>
          <table:table-cell office:value-type="string">
            <text:p>VILANI_DISCOVER_NON-VILANI_HUMANS</text:p>
          </table:table-cell>
          <table:table-cell/>
          <table:table-cell office:value-type="string">
            <text:p>CLEON_IV</text:p>
          </table:table-cell>
          <table:table-cell office:value-type="string">
            <text:p>475-555</text:p>
          </table:table-cell>
          <table:table-cell/>
          <table:table-cell office:value-type="string">
            <text:p>423</text:p>
          </table:table-cell>
          <table:table-cell office:value-type="string">
            <text:p>555</text:p>
          </table:table-cell>
          <table:table-cell table:number-columns-repeated="243"/>
        </table:table-row>
        <table:table-row table:style-name="ro1">
          <table:table-cell office:value-type="string">
            <text:p>-9235</text:p>
          </table:table-cell>
          <table:table-cell office:value-type="string">
            <text:p>-8157</text:p>
          </table:table-cell>
          <table:table-cell office:value-type="string">
            <text:p>-897</text:p>
          </table:table-cell>
          <table:table-cell office:value-type="string">
            <text:p>3955</text:p>
          </table:table-cell>
          <table:table-cell office:value-type="string">
            <text:p>4717</text:p>
          </table:table-cell>
          <table:table-cell office:value-type="string">
            <text:p>-1103.1</text:p>
          </table:table-cell>
          <table:table-cell office:value-type="string">
            <text:p>VILANI_DISCOVER_JUMP-DRIVE</text:p>
          </table:table-cell>
          <table:table-cell/>
          <table:table-cell office:value-type="string">
            <text:p>JEROME</text:p>
          </table:table-cell>
          <table:table-cell office:value-type="string">
            <text:p>555-582</text:p>
          </table:table-cell>
          <table:table-cell/>
          <table:table-cell office:value-type="string">
            <text:p>525</text:p>
          </table:table-cell>
          <table:table-cell office:value-type="string">
            <text:p>582</text:p>
          </table:table-cell>
          <table:table-cell table:number-columns-repeated="243"/>
        </table:table-row>
        <table:table-row table:style-name="ro1">
          <table:table-cell office:value-type="string">
            <text:p>-8590</text:p>
          </table:table-cell>
          <table:table-cell office:value-type="string">
            <text:p>-7421</text:p>
          </table:table-cell>
          <table:table-cell office:value-type="string">
            <text:p>-360</text:p>
          </table:table-cell>
          <table:table-cell office:value-type="string">
            <text:p>3464</text:p>
          </table:table-cell>
          <table:table-cell office:value-type="string">
            <text:p>4072</text:p>
          </table:table-cell>
          <table:table-cell office:value-type="string">
            <text:p>-817.3</text:p>
          </table:table-cell>
          <table:table-cell office:value-type="string">
            <text:p>ZHODANI_DISCOVER_PRINTING_PRESS</text:p>
          </table:table-cell>
          <table:table-cell/>
          <table:table-cell office:value-type="string">
            <text:p>JACQUELINE_I</text:p>
          </table:table-cell>
          <table:table-cell office:value-type="string">
            <text:p>582-604</text:p>
          </table:table-cell>
          <table:table-cell/>
          <table:table-cell office:value-type="string">
            <text:p>561</text:p>
          </table:table-cell>
          <table:table-cell office:value-type="string">
            <text:p>606</text:p>
          </table:table-cell>
          <table:table-cell table:number-columns-repeated="243"/>
        </table:table-row>
        <table:table-row table:style-name="ro1">
          <table:table-cell office:value-type="string">
            <text:p>-8500</text:p>
          </table:table-cell>
          <table:table-cell office:value-type="string">
            <text:p>-7319</text:p>
          </table:table-cell>
          <table:table-cell office:value-type="string">
            <text:p>-285</text:p>
          </table:table-cell>
          <table:table-cell office:value-type="string">
            <text:p>3395</text:p>
          </table:table-cell>
          <table:table-cell office:value-type="string">
            <text:p>3982</text:p>
          </table:table-cell>
          <table:table-cell office:value-type="string">
            <text:p>-778.1</text:p>
          </table:table-cell>
          <table:table-cell office:value-type="string">
            <text:p>ZHODANI_DEVELOP_ELEMENTARY_PSIONICS</text:p>
          </table:table-cell>
          <table:table-cell/>
          <table:table-cell office:value-type="string">
            <text:p>OLAV</text:p>
          </table:table-cell>
          <table:table-cell office:value-type="string">
            <text:p>604-609</text:p>
          </table:table-cell>
          <table:table-cell/>
          <table:table-cell office:value-type="string">
            <text:p>532</text:p>
          </table:table-cell>
          <table:table-cell office:value-type="string">
            <text:p>609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7980</text:p>
          </table:table-cell>
          <table:table-cell office:value-type="string">
            <text:p>-6726</text:p>
          </table:table-cell>
          <table:table-cell office:value-type="string">
            <text:p>147</text:p>
          </table:table-cell>
          <table:table-cell office:value-type="string">
            <text:p>2999</text:p>
          </table:table-cell>
          <table:table-cell office:value-type="string">
            <text:p>3462</text:p>
          </table:table-cell>
          <table:table-cell office:value-type="string">
            <text:p>-548.1</text:p>
          </table:table-cell>
          <table:table-cell office:value-type="string">
            <text:p>1ST_ZHO._SPACE_EXPLORATIONS</text:p>
          </table:table-cell>
          <table:table-cell/>
          <table:table-cell office:value-type="string">
            <text:p>RAMON_I</text:p>
          </table:table-cell>
          <table:table-cell office:value-type="string">
            <text:p>609</text:p>
          </table:table-cell>
          <table:table-cell/>
          <table:table-cell office:value-type="string">
            <text:p>560</text:p>
          </table:table-cell>
          <table:table-cell office:value-type="string">
            <text:p>609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7945</text:p>
          </table:table-cell>
          <table:table-cell office:value-type="string">
            <text:p>-6686</text:p>
          </table:table-cell>
          <table:table-cell office:value-type="string">
            <text:p>176</text:p>
          </table:table-cell>
          <table:table-cell office:value-type="string">
            <text:p>2972</text:p>
          </table:table-cell>
          <table:table-cell office:value-type="string">
            <text:p>3427</text:p>
          </table:table-cell>
          <table:table-cell office:value-type="string">
            <text:p>-532.3</text:p>
          </table:table-cell>
          <table:table-cell office:value-type="string">
            <text:p>PLAGUE_ON_ZHODANE</text:p>
          </table:table-cell>
          <table:table-cell/>
          <table:table-cell office:value-type="string">
            <text:p>CONSTANTUS</text:p>
          </table:table-cell>
          <table:table-cell office:value-type="string">
            <text:p>609-610</text:p>
          </table:table-cell>
          <table:table-cell/>
          <table:table-cell office:value-type="string">
            <text:p>562</text:p>
          </table:table-cell>
          <table:table-cell office:value-type="string">
            <text:p>610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6800</text:p>
          </table:table-cell>
          <table:table-cell office:value-type="string">
            <text:p>-5380</text:p>
          </table:table-cell>
          <table:table-cell office:value-type="string">
            <text:p>1129</text:p>
          </table:table-cell>
          <table:table-cell office:value-type="string">
            <text:p>2099</text:p>
          </table:table-cell>
          <table:table-cell office:value-type="string">
            <text:p>2282</text:p>
          </table:table-cell>
          <table:table-cell office:value-type="string">
            <text:p>-25.2</text:p>
          </table:table-cell>
          <table:table-cell office:value-type="string">
            <text:p>ZHODANI_RECOVERY</text:p>
          </table:table-cell>
          <table:table-cell/>
          <table:table-cell office:value-type="string">
            <text:p>NICOLAI</text:p>
          </table:table-cell>
          <table:table-cell office:value-type="string">
            <text:p>610-612</text:p>
          </table:table-cell>
          <table:table-cell/>
          <table:table-cell office:value-type="string">
            <text:p>559</text:p>
          </table:table-cell>
          <table:table-cell office:value-type="string">
            <text:p>612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6731</text:p>
          </table:table-cell>
          <table:table-cell office:value-type="string">
            <text:p>-5301</text:p>
          </table:table-cell>
          <table:table-cell office:value-type="string">
            <text:p>1186</text:p>
          </table:table-cell>
          <table:table-cell office:value-type="string">
            <text:p>2046</text:p>
          </table:table-cell>
          <table:table-cell office:value-type="string">
            <text:p>2213</text:p>
          </table:table-cell>
          <table:table-cell office:value-type="string">
            <text:p>1.1</text:p>
          </table:table-cell>
          <table:table-cell office:value-type="string">
            <text:p>1ST_PSIONIC_GAMES._ZHO_CALENDAR_BEGINS</text:p>
          </table:table-cell>
          <table:table-cell/>
          <table:table-cell office:value-type="string">
            <text:p>GEORGE</text:p>
          </table:table-cell>
          <table:table-cell office:value-type="string">
            <text:p>612-613</text:p>
          </table:table-cell>
          <table:table-cell/>
          <table:table-cell office:value-type="string">
            <text:p>558</text:p>
          </table:table-cell>
          <table:table-cell office:value-type="string">
            <text:p>613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6200</text:p>
          </table:table-cell>
          <table:table-cell office:value-type="string">
            <text:p>-4695</text:p>
          </table:table-cell>
          <table:table-cell office:value-type="string">
            <text:p>1628</text:p>
          </table:table-cell>
          <table:table-cell office:value-type="string">
            <text:p>1641</text:p>
          </table:table-cell>
          <table:table-cell office:value-type="string">
            <text:p>1682</text:p>
          </table:table-cell>
          <table:table-cell office:value-type="string">
            <text:p>238.3</text:p>
          </table:table-cell>
          <table:table-cell office:value-type="string">
            <text:p>1ST_ZHO_PLANETARY_MISSIONS</text:p>
          </table:table-cell>
          <table:table-cell/>
          <table:table-cell office:value-type="string">
            <text:p>INTERREGNUM</text:p>
          </table:table-cell>
          <table:table-cell office:value-type="string">
            <text:p>613-615</text:p>
          </table:table-cell>
          <table:table-cell table:number-columns-repeated="246"/>
        </table:table-row>
        <table:table-row table:style-name="ro1">
          <table:table-cell office:value-type="string">
            <text:p>-6000</text:p>
          </table:table-cell>
          <table:table-cell office:value-type="string">
            <text:p>-4467</text:p>
          </table:table-cell>
          <table:table-cell office:value-type="string">
            <text:p>1795</text:p>
          </table:table-cell>
          <table:table-cell office:value-type="string">
            <text:p>1489</text:p>
          </table:table-cell>
          <table:table-cell office:value-type="string">
            <text:p>1482</text:p>
          </table:table-cell>
          <table:table-cell office:value-type="string">
            <text:p>327.1</text:p>
          </table:table-cell>
          <table:table-cell office:value-type="string">
            <text:p>1ST_ZHO_SUBLIGHT_INTERSTELLAR_FLIGHTS</text:p>
          </table:table-cell>
          <table:table-cell/>
          <table:table-cell office:value-type="string">
            <text:p>CLEON_V</text:p>
          </table:table-cell>
          <table:table-cell office:value-type="string">
            <text:p>615-618</text:p>
          </table:table-cell>
          <table:table-cell/>
          <table:table-cell office:value-type="string">
            <text:p>565</text:p>
          </table:table-cell>
          <table:table-cell office:value-type="string">
            <text:p>618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5823</text:p>
          </table:table-cell>
          <table:table-cell office:value-type="string">
            <text:p>-4265</text:p>
          </table:table-cell>
          <table:table-cell office:value-type="string">
            <text:p>1942</text:p>
          </table:table-cell>
          <table:table-cell office:value-type="string">
            <text:p>1354</text:p>
          </table:table-cell>
          <table:table-cell office:value-type="string">
            <text:p>1305</text:p>
          </table:table-cell>
          <table:table-cell office:value-type="string">
            <text:p>405.2</text:p>
          </table:table-cell>
          <table:table-cell office:value-type="string">
            <text:p>ZHODANI_CONSULATE_ESTABLISHED</text:p>
          </table:table-cell>
          <table:table-cell/>
          <table:table-cell office:value-type="string">
            <text:p>JOSEPH</text:p>
          </table:table-cell>
          <table:table-cell office:value-type="string">
            <text:p>618</text:p>
          </table:table-cell>
          <table:table-cell/>
          <table:table-cell office:value-type="string">
            <text:p>581</text:p>
          </table:table-cell>
          <table:table-cell office:value-type="string">
            <text:p>618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5430</text:p>
          </table:table-cell>
          <table:table-cell office:value-type="string">
            <text:p>-3817</text:p>
          </table:table-cell>
          <table:table-cell office:value-type="string">
            <text:p>2269</text:p>
          </table:table-cell>
          <table:table-cell office:value-type="string">
            <text:p>1054</text:p>
          </table:table-cell>
          <table:table-cell office:value-type="string">
            <text:p>912</text:p>
          </table:table-cell>
          <table:table-cell office:value-type="string">
            <text:p>579.1</text:p>
          </table:table-cell>
          <table:table-cell office:value-type="string">
            <text:p>VILANI_DEVELOP_J-2</text:p>
          </table:table-cell>
          <table:table-cell/>
          <table:table-cell office:value-type="string">
            <text:p>DONALD</text:p>
          </table:table-cell>
          <table:table-cell office:value-type="string">
            <text:p>618</text:p>
          </table:table-cell>
          <table:table-cell/>
          <table:table-cell office:value-type="string">
            <text:p>579</text:p>
          </table:table-cell>
          <table:table-cell office:value-type="string">
            <text:p>618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5415</text:p>
          </table:table-cell>
          <table:table-cell office:value-type="string">
            <text:p>-3800</text:p>
          </table:table-cell>
          <table:table-cell office:value-type="string">
            <text:p>2282</text:p>
          </table:table-cell>
          <table:table-cell office:value-type="string">
            <text:p>1043</text:p>
          </table:table-cell>
          <table:table-cell office:value-type="string">
            <text:p>897</text:p>
          </table:table-cell>
          <table:table-cell office:value-type="string">
            <text:p>585.3</text:p>
          </table:table-cell>
          <table:table-cell office:value-type="string">
            <text:p>ZHODANI_DISCOVER_J-DRIVE</text:p>
          </table:table-cell>
          <table:table-cell/>
          <table:table-cell office:value-type="string">
            <text:p>ENDIRI</text:p>
          </table:table-cell>
          <table:table-cell office:value-type="string">
            <text:p>618-619</text:p>
          </table:table-cell>
          <table:table-cell/>
          <table:table-cell office:value-type="string">
            <text:p>571</text:p>
          </table:table-cell>
          <table:table-cell office:value-type="string">
            <text:p>619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5400</text:p>
          </table:table-cell>
          <table:table-cell office:value-type="string">
            <text:p>-3783</text:p>
          </table:table-cell>
          <table:table-cell office:value-type="string">
            <text:p>2294</text:p>
          </table:table-cell>
          <table:table-cell office:value-type="string">
            <text:p>1032</text:p>
          </table:table-cell>
          <table:table-cell office:value-type="string">
            <text:p>882</text:p>
          </table:table-cell>
          <table:table-cell office:value-type="string">
            <text:p>592.2</text:p>
          </table:table-cell>
          <table:table-cell office:value-type="string">
            <text:p>START_OF_VILANI_CONSOLIDATION_WARS</text:p>
          </table:table-cell>
          <table:table-cell/>
          <table:table-cell office:value-type="string">
            <text:p>CATHARINE</text:p>
          </table:table-cell>
          <table:table-cell office:value-type="string">
            <text:p>619</text:p>
          </table:table-cell>
          <table:table-cell/>
          <table:table-cell office:value-type="string">
            <text:p>582</text:p>
          </table:table-cell>
          <table:table-cell office:value-type="string">
            <text:p>619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4698</text:p>
          </table:table-cell>
          <table:table-cell office:value-type="string">
            <text:p>-2982</text:p>
          </table:table-cell>
          <table:table-cell office:value-type="string">
            <text:p>2879</text:p>
          </table:table-cell>
          <table:table-cell office:value-type="string">
            <text:p>496</text:p>
          </table:table-cell>
          <table:table-cell office:value-type="string">
            <text:p>180</text:p>
          </table:table-cell>
          <table:table-cell office:value-type="string">
            <text:p>902.3</text:p>
          </table:table-cell>
          <table:table-cell office:value-type="string">
            <text:p>HIVERS_DEVELOP_INFERIOR_J-DRIVE</text:p>
          </table:table-cell>
          <table:table-cell/>
          <table:table-cell office:value-type="string">
            <text:p>RAMON_II</text:p>
          </table:table-cell>
          <table:table-cell office:value-type="string">
            <text:p>619</text:p>
          </table:table-cell>
          <table:table-cell/>
          <table:table-cell office:value-type="string">
            <text:p>566</text:p>
          </table:table-cell>
          <table:table-cell office:value-type="string">
            <text:p>619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4520</text:p>
          </table:table-cell>
          <table:table-cell office:value-type="string">
            <text:p>-2779</text:p>
          </table:table-cell>
          <table:table-cell office:value-type="string">
            <text:p>3027</text:p>
          </table:table-cell>
          <table:table-cell office:value-type="string">
            <text:p>361</text:p>
          </table:table-cell>
          <table:table-cell office:value-type="string">
            <text:p>1-AD</text:p>
          </table:table-cell>
          <table:table-cell office:value-type="string">
            <text:p>981.2</text:p>
          </table:table-cell>
          <table:table-cell office:value-type="string">
            <text:p>TERRAN_DATING_SYSTEM_BEGINS</text:p>
          </table:table-cell>
          <table:table-cell/>
          <table:table-cell office:value-type="string">
            <text:p>JACQUELINE_II</text:p>
          </table:table-cell>
          <table:table-cell office:value-type="string">
            <text:p>619</text:p>
          </table:table-cell>
          <table:table-cell/>
          <table:table-cell office:value-type="string">
            <text:p>569</text:p>
          </table:table-cell>
          <table:table-cell office:value-type="string">
            <text:p>619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4404</text:p>
          </table:table-cell>
          <table:table-cell office:value-type="string">
            <text:p>-2646</text:p>
          </table:table-cell>
          <table:table-cell office:value-type="string">
            <text:p>3123</text:p>
          </table:table-cell>
          <table:table-cell office:value-type="string">
            <text:p>272</text:p>
          </table:table-cell>
          <table:table-cell office:value-type="string">
            <text:p>114</text:p>
          </table:table-cell>
          <table:table-cell office:value-type="string">
            <text:p>1032.3</text:p>
          </table:table-cell>
          <table:table-cell office:value-type="string">
            <text:p>VEGA_ABSORBED_BY_VILANI</text:p>
          </table:table-cell>
          <table:table-cell/>
          <table:table-cell office:value-type="string">
            <text:p>USUTI</text:p>
          </table:table-cell>
          <table:table-cell office:value-type="string">
            <text:p>619-620</text:p>
          </table:table-cell>
          <table:table-cell/>
          <table:table-cell office:value-type="string">
            <text:p>558</text:p>
          </table:table-cell>
          <table:table-cell office:value-type="string">
            <text:p>620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4305</text:p>
          </table:table-cell>
          <table:table-cell office:value-type="string">
            <text:p>-2534</text:p>
          </table:table-cell>
          <table:table-cell office:value-type="string">
            <text:p>3206</text:p>
          </table:table-cell>
          <table:table-cell office:value-type="string">
            <text:p>197</text:p>
          </table:table-cell>
          <table:table-cell office:value-type="string">
            <text:p>213</text:p>
          </table:table-cell>
          <table:table-cell office:value-type="string">
            <text:p>1076.2</text:p>
          </table:table-cell>
          <table:table-cell office:value-type="string">
            <text:p>K`KREE_UNIFICATION_OF_HOMEWORLD</text:p>
          </table:table-cell>
          <table:table-cell/>
          <table:table-cell office:value-type="string">
            <text:p>MARAVA</text:p>
          </table:table-cell>
          <table:table-cell office:value-type="string">
            <text:p>620</text:p>
          </table:table-cell>
          <table:table-cell/>
          <table:table-cell office:value-type="string">
            <text:p>551</text:p>
          </table:table-cell>
          <table:table-cell office:value-type="string">
            <text:p>620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4212</text:p>
          </table:table-cell>
          <table:table-cell office:value-type="string">
            <text:p>-2348</text:p>
          </table:table-cell>
          <table:table-cell office:value-type="string">
            <text:p>3283</text:p>
          </table:table-cell>
          <table:table-cell office:value-type="string">
            <text:p>126</text:p>
          </table:table-cell>
          <table:table-cell office:value-type="string">
            <text:p>306</text:p>
          </table:table-cell>
          <table:table-cell office:value-type="string">
            <text:p>1117.2</text:p>
          </table:table-cell>
          <table:table-cell office:value-type="string">
            <text:p>HIVERS_DISCOVER_STD._J-DRIVE</text:p>
          </table:table-cell>
          <table:table-cell/>
          <table:table-cell office:value-type="string">
            <text:p>IVAN</text:p>
          </table:table-cell>
          <table:table-cell office:value-type="string">
            <text:p>620-621</text:p>
          </table:table-cell>
          <table:table-cell/>
          <table:table-cell office:value-type="string">
            <text:p>580</text:p>
          </table:table-cell>
          <table:table-cell office:value-type="string">
            <text:p>621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4142</text:p>
          </table:table-cell>
          <table:table-cell/>
          <table:table-cell office:value-type="string">
            <text:p>3341</text:p>
          </table:table-cell>
          <table:table-cell office:value-type="string">
            <text:p>72</text:p>
          </table:table-cell>
          <table:table-cell office:value-type="string">
            <text:p>376</text:p>
          </table:table-cell>
          <table:table-cell office:value-type="string">
            <text:p>1148.2</text:p>
          </table:table-cell>
          <table:table-cell office:value-type="string">
            <text:p>K`KREE_DISCOVER_J-DRIVE</text:p>
          </table:table-cell>
          <table:table-cell/>
          <table:table-cell office:value-type="string">
            <text:p>MARTIN_VI</text:p>
          </table:table-cell>
          <table:table-cell office:value-type="string">
            <text:p>621</text:p>
          </table:table-cell>
          <table:table-cell/>
          <table:table-cell office:value-type="string">
            <text:p>597</text:p>
          </table:table-cell>
          <table:table-cell office:value-type="string">
            <text:p>621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4045</text:p>
          </table:table-cell>
          <table:table-cell office:value-type="string">
            <text:p>-2237</text:p>
          </table:table-cell>
          <table:table-cell office:value-type="string">
            <text:p>3422</text:p>
          </table:table-cell>
          <table:table-cell office:value-type="string">
            <text:p>1_VI</text:p>
          </table:table-cell>
          <table:table-cell office:value-type="string">
            <text:p>473</text:p>
          </table:table-cell>
          <table:table-cell office:value-type="string">
            <text:p>1191.2</text:p>
          </table:table-cell>
          <table:table-cell office:value-type="string">
            <text:p>CONSOLIDATION_WARS_END.__ZIRA_SIRKA_FOUNDED</text:p>
          </table:table-cell>
          <table:table-cell/>
          <table:table-cell office:value-type="string">
            <text:p>GUSTUS</text:p>
          </table:table-cell>
          <table:table-cell office:value-type="string">
            <text:p>621-622</text:p>
          </table:table-cell>
          <table:table-cell/>
          <table:table-cell office:value-type="string">
            <text:p>581</text:p>
          </table:table-cell>
          <table:table-cell office:value-type="string">
            <text:p>622</text:p>
          </table:table-cell>
          <table:table-cell office:value-type="string">
            <text:p>FLAG</text:p>
          </table:table-cell>
          <table:table-cell table:number-columns-repeated="242"/>
        </table:table-row>
        <table:table-row table:style-name="ro1">
          <table:table-cell office:value-type="string">
            <text:p>-4000</text:p>
          </table:table-cell>
          <table:table-cell office:value-type="string">
            <text:p>-2186</text:p>
          </table:table-cell>
          <table:table-cell office:value-type="string">
            <text:p>3459</text:p>
          </table:table-cell>
          <table:table-cell office:value-type="string">
            <text:p>35</text:p>
          </table:table-cell>
          <table:table-cell office:value-type="string">
            <text:p>518</text:p>
          </table:table-cell>
          <table:table-cell office:value-type="string">
            <text:p>1211.1</text:p>
          </table:table-cell>
          <table:table-cell office:value-type="string">
            <text:p>VILANI_STOP_EXPLORING.__1ST_ZHO_CORE_MISSION</text:p>
          </table:table-cell>
          <table:table-cell/>
          <table:table-cell office:value-type="string">
            <text:p>ARBELLATRA </text:p>
          </table:table-cell>
          <table:table-cell office:value-type="string">
            <text:p>622-629</text:p>
          </table:table-cell>
          <table:table-cell office:value-type="string">
            <text:p>REGENT</text:p>
          </table:table-cell>
          <table:table-cell office:value-type="string">
            <text:p>587</text:p>
          </table:table-cell>
          <table:table-cell office:value-type="string">
            <text:p>666</text:p>
          </table:table-cell>
          <table:table-cell table:number-columns-repeated="243"/>
        </table:table-row>
        <table:table-row table:style-name="ro1">
          <table:table-cell office:value-type="string">
            <text:p>-3810</text:p>
          </table:table-cell>
          <table:table-cell office:value-type="string">
            <text:p>-1969</text:p>
          </table:table-cell>
          <table:table-cell office:value-type="string">
            <text:p>3618</text:p>
          </table:table-cell>
          <table:table-cell office:value-type="string">
            <text:p>180</text:p>
          </table:table-cell>
          <table:table-cell office:value-type="string">
            <text:p>708</text:p>
          </table:table-cell>
          <table:table-cell office:value-type="string">
            <text:p>1295.1</text:p>
          </table:table-cell>
          <table:table-cell office:value-type="string">
            <text:p>VARGR_DISCOVER_J-DRIVE</text:p>
          </table:table-cell>
          <table:table-cell/>
          <table:table-cell office:value-type="string">
            <text:p>ARBELLATRA </text:p>
          </table:table-cell>
          <table:table-cell office:value-type="string">
            <text:p>629-666</text:p>
          </table:table-cell>
          <table:table-cell office:value-type="string">
            <text:p>EMPRESS</text:p>
          </table:table-cell>
          <table:table-cell office:value-type="string">
            <text:p>587</text:p>
          </table:table-cell>
          <table:table-cell office:value-type="string">
            <text:p>666</text:p>
          </table:table-cell>
          <table:table-cell table:number-columns-repeated="243"/>
        </table:table-row>
        <table:table-row table:style-name="ro1">
          <table:table-cell office:value-type="string">
            <text:p>-3500</text:p>
          </table:table-cell>
          <table:table-cell office:value-type="string">
            <text:p>-1615</text:p>
          </table:table-cell>
          <table:table-cell office:value-type="string">
            <text:p>3876</text:p>
          </table:table-cell>
          <table:table-cell office:value-type="string">
            <text:p>416</text:p>
          </table:table-cell>
          <table:table-cell office:value-type="string">
            <text:p>1018</text:p>
          </table:table-cell>
          <table:table-cell office:value-type="string">
            <text:p>1432.2</text:p>
          </table:table-cell>
          <table:table-cell office:value-type="string">
            <text:p>1ST_IMPERIUM_REACHES_GREATEST_HEIGHT</text:p>
          </table:table-cell>
          <table:table-cell/>
          <table:table-cell office:value-type="string">
            <text:p>ZHAKIROV</text:p>
          </table:table-cell>
          <table:table-cell office:value-type="string">
            <text:p>666-688</text:p>
          </table:table-cell>
          <table:table-cell/>
          <table:table-cell office:value-type="string">
            <text:p>624</text:p>
          </table:table-cell>
          <table:table-cell office:value-type="string">
            <text:p>688</text:p>
          </table:table-cell>
          <table:table-cell table:number-columns-repeated="243"/>
        </table:table-row>
        <table:table-row table:style-name="ro1">
          <table:table-cell office:value-type="string">
            <text:p>-2800</text:p>
          </table:table-cell>
          <table:table-cell office:value-type="string">
            <text:p>-817</text:p>
          </table:table-cell>
          <table:table-cell office:value-type="string">
            <text:p>4458</text:p>
          </table:table-cell>
          <table:table-cell office:value-type="string">
            <text:p>950</text:p>
          </table:table-cell>
          <table:table-cell office:value-type="string">
            <text:p>1718</text:p>
          </table:table-cell>
          <table:table-cell office:value-type="string">
            <text:p>1741.3</text:p>
          </table:table-cell>
          <table:table-cell office:value-type="string">
            <text:p>1ST_ZHO._CONTACT_WITH_VARGR</text:p>
          </table:table-cell>
          <table:table-cell/>
          <table:table-cell office:value-type="string">
            <text:p>MARGARET_I</text:p>
          </table:table-cell>
          <table:table-cell office:value-type="string">
            <text:p>688-736</text:p>
          </table:table-cell>
          <table:table-cell/>
          <table:table-cell office:value-type="string">
            <text:p>684</text:p>
          </table:table-cell>
          <table:table-cell office:value-type="string">
            <text:p>736</text:p>
          </table:table-cell>
          <table:table-cell table:number-columns-repeated="243"/>
        </table:table-row>
        <table:table-row table:style-name="ro1">
          <table:table-cell office:value-type="string">
            <text:p>-2559</text:p>
          </table:table-cell>
          <table:table-cell office:value-type="string">
            <text:p>-542</text:p>
          </table:table-cell>
          <table:table-cell office:value-type="string">
            <text:p>4659</text:p>
          </table:table-cell>
          <table:table-cell office:value-type="string">
            <text:p>1133</text:p>
          </table:table-cell>
          <table:table-cell office:value-type="string">
            <text:p>1959</text:p>
          </table:table-cell>
          <table:table-cell office:value-type="string">
            <text:p>1848.2</text:p>
          </table:table-cell>
          <table:table-cell office:value-type="string">
            <text:p>1ST_SOLOMANI_EXPLORATIONS</text:p>
          </table:table-cell>
          <table:table-cell/>
          <table:table-cell office:value-type="string">
            <text:p>PAULO_I</text:p>
          </table:table-cell>
          <table:table-cell office:value-type="string">
            <text:p>737-767</text:p>
          </table:table-cell>
          <table:table-cell/>
          <table:table-cell office:value-type="string">
            <text:p>684</text:p>
          </table:table-cell>
          <table:table-cell office:value-type="string">
            <text:p>767</text:p>
          </table:table-cell>
          <table:table-cell table:number-columns-repeated="243"/>
        </table:table-row>
        <table:table-row table:style-name="ro1">
          <table:table-cell office:value-type="string">
            <text:p>-2460</text:p>
          </table:table-cell>
          <table:table-cell office:value-type="string">
            <text:p>-429</text:p>
          </table:table-cell>
          <table:table-cell office:value-type="string">
            <text:p>4741</text:p>
          </table:table-cell>
          <table:table-cell office:value-type="string">
            <text:p>1209</text:p>
          </table:table-cell>
          <table:table-cell office:value-type="string">
            <text:p>2058</text:p>
          </table:table-cell>
          <table:table-cell office:value-type="string">
            <text:p>1892.1</text:p>
          </table:table-cell>
          <table:table-cell office:value-type="string">
            <text:p>SOLOMANI_BASES_THROUGHOUT_SYSTEM</text:p>
          </table:table-cell>
          <table:table-cell/>
          <table:table-cell office:value-type="string">
            <text:p>TOMUTOV_1</text:p>
          </table:table-cell>
          <table:table-cell office:value-type="string">
            <text:p>767-768</text:p>
          </table:table-cell>
          <table:table-cell/>
          <table:table-cell office:value-type="string">
            <text:p>712</text:p>
          </table:table-cell>
          <table:table-cell office:value-type="string">
            <text:p>801</text:p>
          </table:table-cell>
          <table:table-cell table:number-columns-repeated="243"/>
        </table:table-row>
        <table:table-row table:style-name="ro1">
          <table:table-cell office:value-type="string">
            <text:p>-2431</text:p>
          </table:table-cell>
          <table:table-cell office:value-type="string">
            <text:p>-396</text:p>
          </table:table-cell>
          <table:table-cell office:value-type="string">
            <text:p>4765</text:p>
          </table:table-cell>
          <table:table-cell office:value-type="string">
            <text:p>1231</text:p>
          </table:table-cell>
          <table:table-cell office:value-type="string">
            <text:p>2087</text:p>
          </table:table-cell>
          <table:table-cell office:value-type="string">
            <text:p>1904.3</text:p>
          </table:table-cell>
          <table:table-cell office:value-type="string">
            <text:p>SOLOMANI_DISCOVER_J-DRIVE</text:p>
          </table:table-cell>
          <table:table-cell/>
          <table:table-cell office:value-type="string">
            <text:p>PAULA_II</text:p>
          </table:table-cell>
          <table:table-cell office:value-type="string">
            <text:p>768-836</text:p>
          </table:table-cell>
          <table:table-cell/>
          <table:table-cell office:value-type="string">
            <text:p>752</text:p>
          </table:table-cell>
          <table:table-cell office:value-type="string">
            <text:p>836</text:p>
          </table:table-cell>
          <table:table-cell table:number-columns-repeated="243"/>
        </table:table-row>
        <table:table-row table:style-name="ro1">
          <table:table-cell office:value-type="string">
            <text:p>-2424</text:p>
          </table:table-cell>
          <table:table-cell office:value-type="string">
            <text:p>-388</text:p>
          </table:table-cell>
          <table:table-cell office:value-type="string">
            <text:p>4771</text:p>
          </table:table-cell>
          <table:table-cell office:value-type="string">
            <text:p>1236</text:p>
          </table:table-cell>
          <table:table-cell office:value-type="string">
            <text:p>2094</text:p>
          </table:table-cell>
          <table:table-cell office:value-type="string">
            <text:p>1908.1</text:p>
          </table:table-cell>
          <table:table-cell office:value-type="string">
            <text:p>SOLOMANI_VISIT_BARNARDS_STAR</text:p>
          </table:table-cell>
          <table:table-cell/>
          <table:table-cell office:value-type="string">
            <text:p>TOMUTOVA_II</text:p>
          </table:table-cell>
          <table:table-cell office:value-type="string">
            <text:p>836-908</text:p>
          </table:table-cell>
          <table:table-cell/>
          <table:table-cell office:value-type="string">
            <text:p>782</text:p>
          </table:table-cell>
          <table:table-cell office:value-type="string">
            <text:p>908</text:p>
          </table:table-cell>
          <table:table-cell table:number-columns-repeated="243"/>
        </table:table-row>
        <table:table-row table:style-name="ro1">
          <table:table-cell office:value-type="string">
            <text:p>-2422</text:p>
          </table:table-cell>
          <table:table-cell office:value-type="string">
            <text:p>-386</text:p>
          </table:table-cell>
          <table:table-cell office:value-type="string">
            <text:p>4773</text:p>
          </table:table-cell>
          <table:table-cell office:value-type="string">
            <text:p>1238</text:p>
          </table:table-cell>
          <table:table-cell office:value-type="string">
            <text:p>2096</text:p>
          </table:table-cell>
          <table:table-cell office:value-type="string">
            <text:p>1908.3</text:p>
          </table:table-cell>
          <table:table-cell office:value-type="string">
            <text:p>1ST_CONTACT_WITH_VILANI</text:p>
          </table:table-cell>
          <table:table-cell/>
          <table:table-cell office:value-type="string">
            <text:p>MARGARET_II</text:p>
          </table:table-cell>
          <table:table-cell office:value-type="string">
            <text:p>908-945</text:p>
          </table:table-cell>
          <table:table-cell/>
          <table:table-cell office:value-type="string">
            <text:p>901</text:p>
          </table:table-cell>
          <table:table-cell office:value-type="string">
            <text:p>944</text:p>
          </table:table-cell>
          <table:table-cell table:number-columns-repeated="243"/>
        </table:table-row>
        <table:table-row table:style-name="ro1">
          <table:table-cell office:value-type="string">
            <text:p>-2408</text:p>
          </table:table-cell>
          <table:table-cell office:value-type="string">
            <text:p>-370</text:p>
          </table:table-cell>
          <table:table-cell office:value-type="string">
            <text:p>4784</text:p>
          </table:table-cell>
          <table:table-cell office:value-type="string">
            <text:p>1249</text:p>
          </table:table-cell>
          <table:table-cell office:value-type="string">
            <text:p>2110</text:p>
          </table:table-cell>
          <table:table-cell office:value-type="string">
            <text:p>1915.1</text:p>
          </table:table-cell>
          <table:table-cell office:value-type="string">
            <text:p>1ST_INTERSTELLAR_WAR_ENDS</text:p>
          </table:table-cell>
          <table:table-cell/>
          <table:table-cell office:value-type="string">
            <text:p>STYRYX</text:p>
          </table:table-cell>
          <table:table-cell office:value-type="string">
            <text:p>945-989</text:p>
          </table:table-cell>
          <table:table-cell/>
          <table:table-cell office:value-type="string">
            <text:p>920</text:p>
          </table:table-cell>
          <table:table-cell table:number-columns-repeated="244"/>
        </table:table-row>
        <table:table-row table:style-name="ro1">
          <table:table-cell office:value-type="string">
            <text:p>-2400</text:p>
          </table:table-cell>
          <table:table-cell office:value-type="string">
            <text:p>-360</text:p>
          </table:table-cell>
          <table:table-cell office:value-type="string">
            <text:p>4791</text:p>
          </table:table-cell>
          <table:table-cell office:value-type="string">
            <text:p>1255</text:p>
          </table:table-cell>
          <table:table-cell office:value-type="string">
            <text:p>2118</text:p>
          </table:table-cell>
          <table:table-cell office:value-type="string">
            <text:p>1918.3</text:p>
          </table:table-cell>
          <table:table-cell office:value-type="string">
            <text:p>VARGR_PILLAGING_STARTS</text:p>
          </table:table-cell>
          <table:table-cell/>
          <table:table-cell office:value-type="string">
            <text:p>GAVIN</text:p>
          </table:table-cell>
          <table:table-cell office:value-type="string">
            <text:p>989-1031</text:p>
          </table:table-cell>
          <table:table-cell/>
          <table:table-cell office:value-type="string">
            <text:p>946</text:p>
          </table:table-cell>
          <table:table-cell office:value-type="string">
            <text:p>1031</text:p>
          </table:table-cell>
          <table:table-cell table:number-columns-repeated="243"/>
        </table:table-row>
        <table:table-row table:style-name="ro1">
          <table:table-cell office:value-type="string">
            <text:p>-2398</text:p>
          </table:table-cell>
          <table:table-cell office:value-type="string">
            <text:p>-358</text:p>
          </table:table-cell>
          <table:table-cell office:value-type="string">
            <text:p>4793</text:p>
          </table:table-cell>
          <table:table-cell office:value-type="string">
            <text:p>1256</text:p>
          </table:table-cell>
          <table:table-cell office:value-type="string">
            <text:p>2120</text:p>
          </table:table-cell>
          <table:table-cell office:value-type="string">
            <text:p>1919.2</text:p>
          </table:table-cell>
          <table:table-cell office:value-type="string">
            <text:p>TERRAN_CONFEDERATION_ESTABLISHED</text:p>
          </table:table-cell>
          <table:table-cell/>
          <table:table-cell office:value-type="string">
            <text:p>PAULO_II</text:p>
          </table:table-cell>
          <table:table-cell office:value-type="string">
            <text:p>1031-1071</text:p>
          </table:table-cell>
          <table:table-cell/>
          <table:table-cell office:value-type="string">
            <text:p>981</text:p>
          </table:table-cell>
          <table:table-cell office:value-type="string">
            <text:p>1071</text:p>
          </table:table-cell>
          <table:table-cell table:number-columns-repeated="243"/>
        </table:table-row>
        <table:table-row table:style-name="ro1">
          <table:table-cell office:value-type="string">
            <text:p>-2389</text:p>
          </table:table-cell>
          <table:table-cell office:value-type="string">
            <text:p>-348</text:p>
          </table:table-cell>
          <table:table-cell office:value-type="string">
            <text:p>4800</text:p>
          </table:table-cell>
          <table:table-cell office:value-type="string">
            <text:p>1263</text:p>
          </table:table-cell>
          <table:table-cell office:value-type="string">
            <text:p>2129</text:p>
          </table:table-cell>
          <table:table-cell office:value-type="string">
            <text:p>1923.2</text:p>
          </table:table-cell>
          <table:table-cell office:value-type="string">
            <text:p>TERRAN_NAVY_USES_A.I._ROBOTS</text:p>
          </table:table-cell>
          <table:table-cell/>
          <table:table-cell office:value-type="string">
            <text:p>STREPHON</text:p>
          </table:table-cell>
          <table:table-cell office:value-type="string">
            <text:p>1071-NOW!</text:p>
          </table:table-cell>
          <table:table-cell/>
          <table:table-cell office:value-type="string">
            <text:p>1049</text:p>
          </table:table-cell>
          <table:table-cell office:value-type="string">
            <text:p>NOW!</text:p>
          </table:table-cell>
          <table:table-cell table:number-columns-repeated="243"/>
        </table:table-row>
        <table:table-row table:style-name="ro1">
          <table:table-cell office:value-type="string">
            <text:p>-2235</text:p>
          </table:table-cell>
          <table:table-cell office:value-type="string">
            <text:p>-172</text:p>
          </table:table-cell>
          <table:table-cell office:value-type="string">
            <text:p>4928</text:p>
          </table:table-cell>
          <table:table-cell office:value-type="string">
            <text:p>1380</text:p>
          </table:table-cell>
          <table:table-cell office:value-type="string">
            <text:p>2283</text:p>
          </table:table-cell>
          <table:table-cell office:value-type="string">
            <text:p>1991.2</text:p>
          </table:table-cell>
          <table:table-cell office:value-type="string">
            <text:p>NTH_INTERSTELLAR_WAR_STARTS</text:p>
          </table:table-cell>
          <table:table-cell table:number-columns-repeated="249"/>
        </table:table-row>
        <table:table-row table:style-name="ro1">
          <table:table-cell office:value-type="string">
            <text:p>-2219</text:p>
          </table:table-cell>
          <table:table-cell office:value-type="string">
            <text:p>-154</text:p>
          </table:table-cell>
          <table:table-cell office:value-type="string">
            <text:p>4945</text:p>
          </table:table-cell>
          <table:table-cell office:value-type="string">
            <text:p>1393</text:p>
          </table:table-cell>
          <table:table-cell office:value-type="string">
            <text:p>2299</text:p>
          </table:table-cell>
          <table:table-cell office:value-type="string">
            <text:p>1998.3</text:p>
          </table:table-cell>
          <table:table-cell office:value-type="string">
            <text:p>NTH_INTERSTELLAR_WAR_ENDS</text:p>
          </table:table-cell>
          <table:table-cell/>
          <table:table-cell table:style-name="ce10" office:value-type="string">
            <text:p>NOBLES</text:p>
          </table:table-cell>
          <table:table-cell table:style-name="ce10" office:value-type="string">
            <text:p>FIEF_SIZE</text:p>
          </table:table-cell>
          <table:table-cell table:number-columns-repeated="5"/>
          <table:table-cell office:value-type="string">
            <text:p>HONOUR/ACHIEVEMENT/AWARD/HOLIDAY_NOBLE</text:p>
          </table:table-cell>
          <table:table-cell table:number-columns-repeated="240"/>
        </table:table-row>
        <table:table-row table:style-name="ro1">
          <table:table-cell office:value-type="string">
            <text:p>-2204</text:p>
          </table:table-cell>
          <table:table-cell office:value-type="string">
            <text:p>-137</text:p>
          </table:table-cell>
          <table:table-cell office:value-type="string">
            <text:p>4954</text:p>
          </table:table-cell>
          <table:table-cell office:value-type="string">
            <text:p>1404</text:p>
          </table:table-cell>
          <table:table-cell office:value-type="string">
            <text:p>2314</text:p>
          </table:table-cell>
          <table:table-cell office:value-type="string">
            <text:p>2005.1</text:p>
          </table:table-cell>
          <table:table-cell office:value-type="string">
            <text:p>TERRAN_CONFED._ENDS.__RULE_OF_MAN_BEGINS</text:p>
          </table:table-cell>
          <table:table-cell/>
          <table:table-cell office:value-type="string">
            <text:p>KNIGHT</text:p>
          </table:table-cell>
          <table:table-cell office:value-type="string">
            <text:p>10</text:p>
          </table:table-cell>
          <table:table-cell office:value-type="string">
            <text:p>ORDER_OF_THE_EMPERORS_GUARD</text:p>
          </table:table-cell>
          <table:table-cell table:number-columns-repeated="4"/>
          <table:table-cell office:value-type="string">
            <text:p>RANK_NOBLE</text:p>
          </table:table-cell>
          <table:table-cell/>
          <table:table-cell office:value-type="string">
            <text:p>LOCAL</text:p>
          </table:table-cell>
          <table:table-cell table:number-columns-repeated="238"/>
        </table:table-row>
        <table:table-row table:style-name="ro1">
          <table:table-cell office:value-type="string">
            <text:p>-2190</text:p>
          </table:table-cell>
          <table:table-cell office:value-type="string">
            <text:p>-121</text:p>
          </table:table-cell>
          <table:table-cell office:value-type="string">
            <text:p>4966</text:p>
          </table:table-cell>
          <table:table-cell office:value-type="string">
            <text:p>1415</text:p>
          </table:table-cell>
          <table:table-cell office:value-type="string">
            <text:p>2328</text:p>
          </table:table-cell>
          <table:table-cell office:value-type="string">
            <text:p>2011.2</text:p>
          </table:table-cell>
          <table:table-cell office:value-type="string">
            <text:p>ASLAN_1ST_WORLD_WAR</text:p>
          </table:table-cell>
          <table:table-cell/>
          <table:table-cell office:value-type="string">
            <text:p>(SEPARATE</text:p>
          </table:table-cell>
          <table:table-cell office:value-type="string">
            <text:p>10</text:p>
          </table:table-cell>
          <table:table-cell office:value-type="string">
            <text:p>ORDER_OF_THE_STARSHIP_&amp;_CROWN</text:p>
          </table:table-cell>
          <table:table-cell table:number-columns-repeated="4"/>
          <table:table-cell office:value-type="string">
            <text:p>.</text:p>
          </table:table-cell>
          <table:table-cell/>
          <table:table-cell office:value-type="string">
            <text:p>ADMINISTRATOR</text:p>
          </table:table-cell>
          <table:table-cell table:number-columns-repeated="238"/>
        </table:table-row>
        <table:table-row table:style-name="ro1">
          <table:table-cell office:value-type="string">
            <text:p>-2160</text:p>
          </table:table-cell>
          <table:table-cell office:value-type="string">
            <text:p>-87</text:p>
          </table:table-cell>
          <table:table-cell office:value-type="string">
            <text:p>4991</text:p>
          </table:table-cell>
          <table:table-cell office:value-type="string">
            <text:p>1438</text:p>
          </table:table-cell>
          <table:table-cell office:value-type="string">
            <text:p>2358</text:p>
          </table:table-cell>
          <table:table-cell office:value-type="string">
            <text:p>2024.3</text:p>
          </table:table-cell>
          <table:table-cell office:value-type="string">
            <text:p>ASLAN_NUCLEAR_WAR</text:p>
          </table:table-cell>
          <table:table-cell/>
          <table:table-cell office:value-type="string">
            <text:p>BUT_EQUAL)</text:p>
          </table:table-cell>
          <table:table-cell office:value-type="string">
            <text:p>10</text:p>
          </table:table-cell>
          <table:table-cell office:value-type="string">
            <text:p>ORDER_OF_HYLUEA_(ASLAN)</text:p>
          </table:table-cell>
          <table:table-cell table:number-columns-repeated="4"/>
          <table:table-cell office:value-type="string">
            <text:p>HIGH_NOBLE</text:p>
          </table:table-cell>
          <table:table-cell table:number-columns-repeated="240"/>
        </table:table-row>
        <table:table-row table:style-name="ro1">
          <table:table-cell office:value-type="string">
            <text:p>-2136</text:p>
          </table:table-cell>
          <table:table-cell office:value-type="string">
            <text:p>-59</text:p>
          </table:table-cell>
          <table:table-cell office:value-type="string">
            <text:p>5011</text:p>
          </table:table-cell>
          <table:table-cell office:value-type="string">
            <text:p>1456</text:p>
          </table:table-cell>
          <table:table-cell office:value-type="string">
            <text:p>2382</text:p>
          </table:table-cell>
          <table:table-cell office:value-type="string">
            <text:p>2035.2</text:p>
          </table:table-cell>
          <table:table-cell office:value-type="string">
            <text:p>1ST_ASLAN_SPACE_EXPLORATIONS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ORDER_OF_GVADAKOUNG(VARGR)</text:p>
          </table:table-cell>
          <table:table-cell table:number-columns-repeated="245"/>
        </table:table-row>
        <table:table-row table:style-name="ro1">
          <table:table-cell office:value-type="string">
            <text:p>-2083</text:p>
          </table:table-cell>
          <table:table-cell office:value-type="string">
            <text:p>0</text:p>
          </table:table-cell>
          <table:table-cell office:value-type="string">
            <text:p>5055</text:p>
          </table:table-cell>
          <table:table-cell office:value-type="string">
            <text:p>1496</text:p>
          </table:table-cell>
          <table:table-cell office:value-type="string">
            <text:p>2435</text:p>
          </table:table-cell>
          <table:table-cell office:value-type="string">
            <text:p>3058.3</text:p>
          </table:table-cell>
          <table:table-cell office:value-type="string">
            <text:p>FORMATION_OF_THE_TLAUKHU.__ASLAN_CALENDAR_BEGINS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HONOURABLE_ORDER_OF_THE_ARROW</text:p>
          </table:table-cell>
          <table:table-cell table:number-columns-repeated="245"/>
        </table:table-row>
        <table:table-row table:style-name="ro1">
          <table:table-cell office:value-type="string">
            <text:p>-2074</text:p>
          </table:table-cell>
          <table:table-cell office:value-type="string">
            <text:p>10</text:p>
          </table:table-cell>
          <table:table-cell office:value-type="string">
            <text:p>5062</text:p>
          </table:table-cell>
          <table:table-cell office:value-type="string">
            <text:p>1503</text:p>
          </table:table-cell>
          <table:table-cell office:value-type="string">
            <text:p>2444</text:p>
          </table:table-cell>
          <table:table-cell office:value-type="string">
            <text:p>2062.3</text:p>
          </table:table-cell>
          <table:table-cell office:value-type="string">
            <text:p>FLEEING_VILANI_COLONIZE_TROJAN_REACHES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ORDER_OF_ANTARES</text:p>
          </table:table-cell>
          <table:table-cell table:number-columns-repeated="245"/>
        </table:table-row>
        <table:table-row table:style-name="ro1">
          <table:table-cell office:value-type="string">
            <text:p>-2045</text:p>
          </table:table-cell>
          <table:table-cell office:value-type="string">
            <text:p>43</text:p>
          </table:table-cell>
          <table:table-cell office:value-type="string">
            <text:p>5087</text:p>
          </table:table-cell>
          <table:table-cell office:value-type="string">
            <text:p>1525</text:p>
          </table:table-cell>
          <table:table-cell office:value-type="string">
            <text:p>2473</text:p>
          </table:table-cell>
          <table:table-cell office:value-type="string">
            <text:p>2075.2</text:p>
          </table:table-cell>
          <table:table-cell office:value-type="string">
            <text:p>1ST_CONTACT_BETWEEN_KKREE_&amp;__HIVERS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ORDER_OV_VLAND</text:p>
          </table:table-cell>
          <table:table-cell table:number-columns-repeated="245"/>
        </table:table-row>
        <table:table-row table:style-name="ro1">
          <table:table-cell office:value-type="string">
            <text:p>-2038</text:p>
          </table:table-cell>
          <table:table-cell office:value-type="string">
            <text:p>51</text:p>
          </table:table-cell>
          <table:table-cell office:value-type="string">
            <text:p>5092</text:p>
          </table:table-cell>
          <table:table-cell office:value-type="string">
            <text:p>1531</text:p>
          </table:table-cell>
          <table:table-cell office:value-type="string">
            <text:p>2480</text:p>
          </table:table-cell>
          <table:table-cell office:value-type="string">
            <text:p>2078.3</text:p>
          </table:table-cell>
          <table:table-cell office:value-type="string">
            <text:p>KKREE_OCCUPY_SEVERAL_HIVER_WORLDS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ORDER_OF_SYLEA</text:p>
          </table:table-cell>
          <table:table-cell table:number-columns-repeated="245"/>
        </table:table-row>
        <table:table-row table:style-name="ro1">
          <table:table-cell office:value-type="string">
            <text:p>-2029</text:p>
          </table:table-cell>
          <table:table-cell office:value-type="string">
            <text:p>62</text:p>
          </table:table-cell>
          <table:table-cell office:value-type="string">
            <text:p>5100</text:p>
          </table:table-cell>
          <table:table-cell office:value-type="string">
            <text:p>1537</text:p>
          </table:table-cell>
          <table:table-cell office:value-type="string">
            <text:p>2489</text:p>
          </table:table-cell>
          <table:table-cell office:value-type="string">
            <text:p>2082.3</text:p>
          </table:table-cell>
          <table:table-cell office:value-type="string">
            <text:p>HIVER-KKREE_WAR_BEGINS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ORDER_OF_SOL</text:p>
          </table:table-cell>
          <table:table-cell table:number-columns-repeated="245"/>
        </table:table-row>
        <table:table-row table:style-name="ro1">
          <table:table-cell office:value-type="string">
            <text:p>-2023</text:p>
          </table:table-cell>
          <table:table-cell office:value-type="string">
            <text:p>69</text:p>
          </table:table-cell>
          <table:table-cell office:value-type="string">
            <text:p>5105</text:p>
          </table:table-cell>
          <table:table-cell office:value-type="string">
            <text:p>1542</text:p>
          </table:table-cell>
          <table:table-cell office:value-type="string">
            <text:p>2495</text:p>
          </table:table-cell>
          <table:table-cell office:value-type="string">
            <text:p>2085.2</text:p>
          </table:table-cell>
          <table:table-cell office:value-type="string">
            <text:p>HIVE_FEDERATION_ESTABLISHED.__NAVY_BUILT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ORDER_OF_GATEWAY</text:p>
          </table:table-cell>
          <table:table-cell table:number-columns-repeated="245"/>
        </table:table-row>
        <table:table-row table:style-name="ro1">
          <table:table-cell office:value-type="string">
            <text:p>-2018</text:p>
          </table:table-cell>
          <table:table-cell office:value-type="string">
            <text:p>74</text:p>
          </table:table-cell>
          <table:table-cell office:value-type="string">
            <text:p>5109</text:p>
          </table:table-cell>
          <table:table-cell office:value-type="string">
            <text:p>1546</text:p>
          </table:table-cell>
          <table:table-cell office:value-type="string">
            <text:p>2500</text:p>
          </table:table-cell>
          <table:table-cell office:value-type="string">
            <text:p>2087.2</text:p>
          </table:table-cell>
          <table:table-cell office:value-type="string">
            <text:p>HIVER_MANIPULATIONS_OF_KKREE_WORLDS_START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ORDER_OF_DENEB</text:p>
          </table:table-cell>
          <table:table-cell table:number-columns-repeated="245"/>
        </table:table-row>
        <table:table-row table:style-name="ro1">
          <table:table-cell office:value-type="string">
            <text:p>-2013</text:p>
          </table:table-cell>
          <table:table-cell office:value-type="string">
            <text:p>80</text:p>
          </table:table-cell>
          <table:table-cell office:value-type="string">
            <text:p>5113</text:p>
          </table:table-cell>
          <table:table-cell office:value-type="string">
            <text:p>1550</text:p>
          </table:table-cell>
          <table:table-cell office:value-type="string">
            <text:p>2505</text:p>
          </table:table-cell>
          <table:table-cell office:value-type="string">
            <text:p>2089.3</text:p>
          </table:table-cell>
          <table:table-cell office:value-type="string">
            <text:p>HIVER-KKREE_WAR_ENDS</text:p>
          </table:table-cell>
          <table:table-cell/>
          <table:table-cell office:value-type="string">
            <text:p>BARONET</text:p>
          </table:table-cell>
          <table:table-cell office:value-type="string">
            <text:p>0</text:p>
          </table:table-cell>
          <table:table-cell table:number-columns-repeated="246"/>
        </table:table-row>
        <table:table-row table:style-name="ro1">
          <table:table-cell office:value-type="string">
            <text:p>-2000</text:p>
          </table:table-cell>
          <table:table-cell office:value-type="string">
            <text:p>95</text:p>
          </table:table-cell>
          <table:table-cell office:value-type="string">
            <text:p>5124</text:p>
          </table:table-cell>
          <table:table-cell office:value-type="string">
            <text:p>1560</text:p>
          </table:table-cell>
          <table:table-cell office:value-type="string">
            <text:p>2518</text:p>
          </table:table-cell>
          <table:table-cell office:value-type="string">
            <text:p>2095.2</text:p>
          </table:table-cell>
          <table:table-cell office:value-type="string">
            <text:p>1ST_ZHO._CONTACT_WITH_VILANI</text:p>
          </table:table-cell>
          <table:table-cell/>
          <table:table-cell office:value-type="string">
            <text:p>BARON</text:p>
          </table:table-cell>
          <table:table-cell office:value-type="string">
            <text:p>100</text:p>
          </table:table-cell>
          <table:table-cell table:number-columns-repeated="246"/>
        </table:table-row>
        <table:table-row table:style-name="ro1">
          <table:table-cell office:value-type="string">
            <text:p>-1999</text:p>
          </table:table-cell>
          <table:table-cell office:value-type="string">
            <text:p>96</text:p>
          </table:table-cell>
          <table:table-cell office:value-type="string">
            <text:p>5125</text:p>
          </table:table-cell>
          <table:table-cell office:value-type="string">
            <text:p>1560</text:p>
          </table:table-cell>
          <table:table-cell office:value-type="string">
            <text:p>2519</text:p>
          </table:table-cell>
          <table:table-cell office:value-type="string">
            <text:p>2095.3</text:p>
          </table:table-cell>
          <table:table-cell office:value-type="string">
            <text:p>ASLAN_DEVELOP_J-DRIVE</text:p>
          </table:table-cell>
          <table:table-cell/>
          <table:table-cell office:value-type="string">
            <text:p>MARQUIS</text:p>
          </table:table-cell>
          <table:table-cell office:value-type="string">
            <text:p>1000</text:p>
          </table:table-cell>
          <table:table-cell table:number-columns-repeated="246"/>
        </table:table-row>
        <table:table-row table:style-name="ro1">
          <table:table-cell office:value-type="string">
            <text:p>-1980</text:p>
          </table:table-cell>
          <table:table-cell office:value-type="string">
            <text:p>118</text:p>
          </table:table-cell>
          <table:table-cell office:value-type="string">
            <text:p>5141</text:p>
          </table:table-cell>
          <table:table-cell office:value-type="string">
            <text:p>1575</text:p>
          </table:table-cell>
          <table:table-cell office:value-type="string">
            <text:p>2538</text:p>
          </table:table-cell>
          <table:table-cell office:value-type="string">
            <text:p>2104.2</text:p>
          </table:table-cell>
          <table:table-cell office:value-type="string">
            <text:p>1ST_ASLAN_CONTACT_WITH_HUMANS</text:p>
          </table:table-cell>
          <table:table-cell/>
          <table:table-cell office:value-type="string">
            <text:p>COUNT</text:p>
          </table:table-cell>
          <table:table-cell office:value-type="string">
            <text:p>10000</text:p>
          </table:table-cell>
          <table:table-cell table:number-columns-repeated="246"/>
        </table:table-row>
        <table:table-row table:style-name="ro1">
          <table:table-cell office:value-type="string">
            <text:p>-1802</text:p>
          </table:table-cell>
          <table:table-cell office:value-type="string">
            <text:p>32</text:p>
          </table:table-cell>
          <table:table-cell office:value-type="string">
            <text:p>5289</text:p>
          </table:table-cell>
          <table:table-cell office:value-type="string">
            <text:p>1711</text:p>
          </table:table-cell>
          <table:table-cell office:value-type="string">
            <text:p>2716</text:p>
          </table:table-cell>
          <table:table-cell office:value-type="string">
            <text:p>2183.1</text:p>
          </table:table-cell>
          <table:table-cell office:value-type="string">
            <text:p>1ST_HUMAN_CONTACT_WITH_HIVERS</text:p>
          </table:table-cell>
          <table:table-cell/>
          <table:table-cell office:value-type="string">
            <text:p>DUKE</text:p>
          </table:table-cell>
          <table:table-cell office:value-type="string">
            <text:p>100000</text:p>
          </table:table-cell>
          <table:table-cell table:number-columns-repeated="246"/>
        </table:table-row>
        <table:table-row table:style-name="ro1">
          <table:table-cell office:value-type="string">
            <text:p>-1776</text:p>
          </table:table-cell>
          <table:table-cell office:value-type="string">
            <text:p>350</text:p>
          </table:table-cell>
          <table:table-cell office:value-type="string">
            <text:p>5310</text:p>
          </table:table-cell>
          <table:table-cell office:value-type="string">
            <text:p>1730</text:p>
          </table:table-cell>
          <table:table-cell office:value-type="string">
            <text:p>2742</text:p>
          </table:table-cell>
          <table:table-cell office:value-type="string">
            <text:p>2194.2</text:p>
          </table:table-cell>
          <table:table-cell office:value-type="string">
            <text:p>COLLAPSE_OF_RULE_OF_MAN.__LONG_NIGHT_BEGINS</text:p>
          </table:table-cell>
          <table:table-cell/>
          <table:table-cell office:value-type="string">
            <text:p>ARCHDUKE</text:p>
          </table:table-cell>
          <table:table-cell office:value-type="string">
            <text:p>WORLD</text:p>
          </table:table-cell>
          <table:table-cell table:number-columns-repeated="246"/>
        </table:table-row>
        <table:table-row table:style-name="ro1">
          <table:table-cell office:value-type="string">
            <text:p>-1700</text:p>
          </table:table-cell>
          <table:table-cell office:value-type="string">
            <text:p>437</text:p>
          </table:table-cell>
          <table:table-cell office:value-type="string">
            <text:p>5374</text:p>
          </table:table-cell>
          <table:table-cell office:value-type="string">
            <text:p>1788</text:p>
          </table:table-cell>
          <table:table-cell office:value-type="string">
            <text:p>2818</text:p>
          </table:table-cell>
          <table:table-cell office:value-type="string">
            <text:p>2228.1</text:p>
          </table:table-cell>
          <table:table-cell office:value-type="string">
            <text:p>VARGR_PILLAGING_ENDS</text:p>
          </table:table-cell>
          <table:table-cell/>
          <table:table-cell office:value-type="string">
            <text:p>EMPEROR</text:p>
          </table:table-cell>
          <table:table-cell office:value-type="string">
            <text:p>EMPIRE</text:p>
          </table:table-cell>
          <table:table-cell table:number-columns-repeated="246"/>
        </table:table-row>
        <table:table-row table:style-name="ro1">
          <table:table-cell office:value-type="string">
            <text:p>-1690</text:p>
          </table:table-cell>
          <table:table-cell office:value-type="string">
            <text:p>448</text:p>
          </table:table-cell>
          <table:table-cell office:value-type="string">
            <text:p>5382</text:p>
          </table:table-cell>
          <table:table-cell office:value-type="string">
            <text:p>1796</text:p>
          </table:table-cell>
          <table:table-cell office:value-type="string">
            <text:p>2828</text:p>
          </table:table-cell>
          <table:table-cell office:value-type="string">
            <text:p>2232.2</text:p>
          </table:table-cell>
          <table:table-cell office:value-type="string">
            <text:p>TERRAN_MERCANTILE_COMMUNITY_ESTABLISHED</text:p>
          </table:table-cell>
          <table:table-cell table:number-columns-repeated="249"/>
        </table:table-row>
        <table:table-row table:style-name="ro1">
          <table:table-cell office:value-type="string">
            <text:p>-1658</text:p>
          </table:table-cell>
          <table:table-cell office:value-type="string">
            <text:p>485</text:p>
          </table:table-cell>
          <table:table-cell office:value-type="string">
            <text:p>5409</text:p>
          </table:table-cell>
          <table:table-cell office:value-type="string">
            <text:p>1820</text:p>
          </table:table-cell>
          <table:table-cell office:value-type="string">
            <text:p>2860</text:p>
          </table:table-cell>
          <table:table-cell office:value-type="string">
            <text:p>2246.3</text:p>
          </table:table-cell>
          <table:table-cell office:value-type="string">
            <text:p>SACK_OF_GASHILEAN.__VARGR_ENCLAVES_SETTLED</text:p>
          </table:table-cell>
          <table:table-cell table:number-columns-repeated="249"/>
        </table:table-row>
        <table:table-row table:style-name="ro1">
          <table:table-cell office:value-type="string">
            <text:p>-1526</text:p>
          </table:table-cell>
          <table:table-cell office:value-type="string">
            <text:p>635</text:p>
          </table:table-cell>
          <table:table-cell office:value-type="string">
            <text:p>5519</text:p>
          </table:table-cell>
          <table:table-cell office:value-type="string">
            <text:p>1921</text:p>
          </table:table-cell>
          <table:table-cell office:value-type="string">
            <text:p>2992</text:p>
          </table:table-cell>
          <table:table-cell office:value-type="string">
            <text:p>2305.1</text:p>
          </table:table-cell>
          <table:table-cell office:value-type="string">
            <text:p>INTERSTELLAR_TRADE_CEASES.__LONG_NIGHT_DEEPENS</text:p>
          </table:table-cell>
          <table:table-cell table:number-columns-repeated="249"/>
        </table:table-row>
        <table:table-row table:style-name="ro1">
          <table:table-cell office:value-type="string">
            <text:p>-1511</text:p>
          </table:table-cell>
          <table:table-cell office:value-type="string">
            <text:p>653</text:p>
          </table:table-cell>
          <table:table-cell office:value-type="string">
            <text:p>5531</text:p>
          </table:table-cell>
          <table:table-cell office:value-type="string">
            <text:p>1932</text:p>
          </table:table-cell>
          <table:table-cell office:value-type="string">
            <text:p>3007</text:p>
          </table:table-cell>
          <table:table-cell office:value-type="string">
            <text:p>2311.3</text:p>
          </table:table-cell>
          <table:table-cell office:value-type="string">
            <text:p>SOLOMANI_TRADERS_CONTACT_DARRIANS</text:p>
          </table:table-cell>
          <table:table-cell table:number-columns-repeated="249"/>
        </table:table-row>
        <table:table-row table:style-name="ro1">
          <table:table-cell office:value-type="string">
            <text:p>-1118</text:p>
          </table:table-cell>
          <table:table-cell office:value-type="string">
            <text:p>1101</text:p>
          </table:table-cell>
          <table:table-cell office:value-type="string">
            <text:p>5858</text:p>
          </table:table-cell>
          <table:table-cell office:value-type="string">
            <text:p>2232</text:p>
          </table:table-cell>
          <table:table-cell office:value-type="string">
            <text:p>3400</text:p>
          </table:table-cell>
          <table:table-cell office:value-type="string">
            <text:p>2485.2</text:p>
          </table:table-cell>
          <table:table-cell office:value-type="string">
            <text:p>1ST_ASLAN_BORDER_WAR_BEGINS</text:p>
          </table:table-cell>
          <table:table-cell table:number-columns-repeated="249"/>
        </table:table-row>
        <table:table-row table:style-name="ro1">
          <table:table-cell office:value-type="string">
            <text:p>-1110</text:p>
          </table:table-cell>
          <table:table-cell office:value-type="string">
            <text:p>1110</text:p>
          </table:table-cell>
          <table:table-cell office:value-type="string">
            <text:p>5865</text:p>
          </table:table-cell>
          <table:table-cell office:value-type="string">
            <text:p>2238</text:p>
          </table:table-cell>
          <table:table-cell office:value-type="string">
            <text:p>3408</text:p>
          </table:table-cell>
          <table:table-cell office:value-type="string">
            <text:p>2488.3</text:p>
          </table:table-cell>
          <table:table-cell office:value-type="string">
            <text:p>OLD_EARTH_UNION_CREATED</text:p>
          </table:table-cell>
          <table:table-cell table:number-columns-repeated="249"/>
        </table:table-row>
        <table:table-row table:style-name="ro1">
          <table:table-cell office:value-type="string">
            <text:p>-1044</text:p>
          </table:table-cell>
          <table:table-cell office:value-type="string">
            <text:p>1185</text:p>
          </table:table-cell>
          <table:table-cell office:value-type="string">
            <text:p>5920</text:p>
          </table:table-cell>
          <table:table-cell office:value-type="string">
            <text:p>2288</text:p>
          </table:table-cell>
          <table:table-cell office:value-type="string">
            <text:p>3474</text:p>
          </table:table-cell>
          <table:table-cell office:value-type="string">
            <text:p>2518.1</text:p>
          </table:table-cell>
          <table:table-cell office:value-type="string">
            <text:p>ASLAN_FIRST_CROSS_GREAT_RIFT</text:p>
          </table:table-cell>
          <table:table-cell table:number-columns-repeated="249"/>
        </table:table-row>
        <table:table-row table:style-name="ro1">
          <table:table-cell office:value-type="string">
            <text:p>-1000</text:p>
          </table:table-cell>
          <table:table-cell office:value-type="string">
            <text:p>1235</text:p>
          </table:table-cell>
          <table:table-cell office:value-type="string">
            <text:p>5956</text:p>
          </table:table-cell>
          <table:table-cell office:value-type="string">
            <text:p>2322</text:p>
          </table:table-cell>
          <table:table-cell office:value-type="string">
            <text:p>3518</text:p>
          </table:table-cell>
          <table:table-cell office:value-type="string">
            <text:p>2537.2</text:p>
          </table:table-cell>
          <table:table-cell office:value-type="string">
            <text:p>ZHO._CONSULATE_REACHES_PRESENT_SIZE</text:p>
          </table:table-cell>
          <table:table-cell table:number-columns-repeated="249"/>
        </table:table-row>
        <table:table-row table:style-name="ro1">
          <table:table-cell office:value-type="string">
            <text:p>-924</text:p>
          </table:table-cell>
          <table:table-cell office:value-type="string">
            <text:p>1322</text:p>
          </table:table-cell>
          <table:table-cell office:value-type="string">
            <text:p>6020</text:p>
          </table:table-cell>
          <table:table-cell office:value-type="string">
            <text:p>2380</text:p>
          </table:table-cell>
          <table:table-cell office:value-type="string">
            <text:p>3594</text:p>
          </table:table-cell>
          <table:table-cell office:value-type="string">
            <text:p>2571.1</text:p>
          </table:table-cell>
          <table:table-cell office:value-type="string">
            <text:p>DARRIANS_REACH_TL13.__SUN_DESTABILISES</text:p>
          </table:table-cell>
          <table:table-cell table:number-columns-repeated="249"/>
        </table:table-row>
        <table:table-row table:style-name="ro1">
          <table:table-cell office:value-type="string">
            <text:p>-650</text:p>
          </table:table-cell>
          <table:table-cell office:value-type="string">
            <text:p>1635</text:p>
          </table:table-cell>
          <table:table-cell office:value-type="string">
            <text:p>6248</text:p>
          </table:table-cell>
          <table:table-cell office:value-type="string">
            <text:p>2589</text:p>
          </table:table-cell>
          <table:table-cell office:value-type="string">
            <text:p>3868</text:p>
          </table:table-cell>
          <table:table-cell office:value-type="string">
            <text:p>2692.2</text:p>
          </table:table-cell>
          <table:table-cell office:value-type="string">
            <text:p>SYLEAN_FEDERATION_ESTABLISHED</text:p>
          </table:table-cell>
          <table:table-cell table:number-columns-repeated="249"/>
        </table:table-row>
        <table:table-row table:style-name="ro1">
          <table:table-cell office:value-type="string">
            <text:p>-630</text:p>
          </table:table-cell>
          <table:table-cell office:value-type="string">
            <text:p>1658</text:p>
          </table:table-cell>
          <table:table-cell office:value-type="string">
            <text:p>6264</text:p>
          </table:table-cell>
          <table:table-cell office:value-type="string">
            <text:p>2604</text:p>
          </table:table-cell>
          <table:table-cell office:value-type="string">
            <text:p>3888</text:p>
          </table:table-cell>
          <table:table-cell office:value-type="string">
            <text:p>2701.1</text:p>
          </table:table-cell>
          <table:table-cell office:value-type="string">
            <text:p>ISLAND_SECTORS_COLONISED</text:p>
          </table:table-cell>
          <table:table-cell table:number-columns-repeated="249"/>
        </table:table-row>
        <table:table-row table:style-name="ro1">
          <table:table-cell office:value-type="string">
            <text:p>-399</text:p>
          </table:table-cell>
          <table:table-cell office:value-type="string">
            <text:p>1921</text:p>
          </table:table-cell>
          <table:table-cell office:value-type="string">
            <text:p>6457</text:p>
          </table:table-cell>
          <table:table-cell office:value-type="string">
            <text:p>2780</text:p>
          </table:table-cell>
          <table:table-cell office:value-type="string">
            <text:p>4119</text:p>
          </table:table-cell>
          <table:table-cell office:value-type="string">
            <text:p>2803.1</text:p>
          </table:table-cell>
          <table:table-cell office:value-type="string">
            <text:p>SWORD_WORLDS_COLONISATION_BEGINS</text:p>
          </table:table-cell>
          <table:table-cell table:number-columns-repeated="249"/>
        </table:table-row>
        <table:table-row table:style-name="ro1">
          <table:table-cell office:value-type="string">
            <text:p>-200</text:p>
          </table:table-cell>
          <table:table-cell office:value-type="string">
            <text:p>2148</text:p>
          </table:table-cell>
          <table:table-cell office:value-type="string">
            <text:p>6622</text:p>
          </table:table-cell>
          <table:table-cell office:value-type="string">
            <text:p>2932</text:p>
          </table:table-cell>
          <table:table-cell office:value-type="string">
            <text:p>4318</text:p>
          </table:table-cell>
          <table:table-cell office:value-type="string">
            <text:p>2891.1</text:p>
          </table:table-cell>
          <table:table-cell office:value-type="string">
            <text:p>1ST_HUMAN_CONTACT_WITH_KKREE</text:p>
          </table:table-cell>
          <table:table-cell table:number-columns-repeated="249"/>
        </table:table-row>
        <table:table-row table:style-name="ro1">
          <table:table-cell office:value-type="string">
            <text:p>-186</text:p>
          </table:table-cell>
          <table:table-cell office:value-type="string">
            <text:p>2164</text:p>
          </table:table-cell>
          <table:table-cell office:value-type="string">
            <text:p>6634</text:p>
          </table:table-cell>
          <table:table-cell office:value-type="string">
            <text:p>2943</text:p>
          </table:table-cell>
          <table:table-cell office:value-type="string">
            <text:p>4332</text:p>
          </table:table-cell>
          <table:table-cell office:value-type="string">
            <text:p>2897.2</text:p>
          </table:table-cell>
          <table:table-cell office:value-type="string">
            <text:p>1ST_SWORD_WORLD_CONFEDERATION</text:p>
          </table:table-cell>
          <table:table-cell table:number-columns-repeated="249"/>
        </table:table-row>
        <table:table-row table:style-name="ro1">
          <table:table-cell office:value-type="string">
            <text:p>-110</text:p>
          </table:table-cell>
          <table:table-cell office:value-type="string">
            <text:p>2251</text:p>
          </table:table-cell>
          <table:table-cell office:value-type="string">
            <text:p>6697</text:p>
          </table:table-cell>
          <table:table-cell office:value-type="string">
            <text:p>3001</text:p>
          </table:table-cell>
          <table:table-cell office:value-type="string">
            <text:p>4405</text:p>
          </table:table-cell>
          <table:table-cell office:value-type="string">
            <text:p>2931.1</text:p>
          </table:table-cell>
          <table:table-cell office:value-type="string">
            <text:p>SHUDUSHAM_CONCORDS</text:p>
          </table:table-cell>
          <table:table-cell table:number-columns-repeated="249"/>
        </table:table-row>
        <table:table-row table:style-name="ro1">
          <table:table-cell office:value-type="string">
            <text:p>-30</text:p>
          </table:table-cell>
          <table:table-cell office:value-type="string">
            <text:p>2342</text:p>
          </table:table-cell>
          <table:table-cell office:value-type="string">
            <text:p>6764</text:p>
          </table:table-cell>
          <table:table-cell office:value-type="string">
            <text:p>3062</text:p>
          </table:table-cell>
          <table:table-cell office:value-type="string">
            <text:p>4488</text:p>
          </table:table-cell>
          <table:table-cell office:value-type="string">
            <text:p>2966.2</text:p>
          </table:table-cell>
          <table:table-cell office:value-type="string">
            <text:p>CLEONS_CAMPAIGN_BEGINS</text:p>
          </table:table-cell>
          <table:table-cell table:number-columns-repeated="249"/>
        </table:table-row>
        <table:table-row table:style-name="ro1">
          <table:table-cell office:value-type="string">
            <text:p>0</text:p>
          </table:table-cell>
          <table:table-cell office:value-type="string">
            <text:p>2376</text:p>
          </table:table-cell>
          <table:table-cell office:value-type="string">
            <text:p>6788</text:p>
          </table:table-cell>
          <table:table-cell office:value-type="string">
            <text:p>3084</text:p>
          </table:table-cell>
          <table:table-cell office:value-type="string">
            <text:p>4518</text:p>
          </table:table-cell>
          <table:table-cell office:value-type="string">
            <text:p>2979.3</text:p>
          </table:table-cell>
          <table:table-cell office:value-type="string">
            <text:p>3RD_IMPERIUM_ESTABLISHED.__IMPERIAL_DATING_BEGINS</text:p>
          </table:table-cell>
          <table:table-cell table:number-columns-repeated="249"/>
        </table:table-row>
        <table:table-row table:style-name="ro1">
          <table:table-cell office:value-type="string">
            <text:p>50</text:p>
          </table:table-cell>
          <table:table-cell office:value-type="string">
            <text:p>2433</text:p>
          </table:table-cell>
          <table:table-cell office:value-type="string">
            <text:p>6830</text:p>
          </table:table-cell>
          <table:table-cell office:value-type="string">
            <text:p>3123</text:p>
          </table:table-cell>
          <table:table-cell office:value-type="string">
            <text:p>4568</text:p>
          </table:table-cell>
          <table:table-cell office:value-type="string">
            <text:p>3001.3</text:p>
          </table:table-cell>
          <table:table-cell office:value-type="string">
            <text:p>1ST_ZHO._CONTACT_WITH_IMPERIAL_TRADERS</text:p>
          </table:table-cell>
          <table:table-cell table:number-columns-repeated="249"/>
        </table:table-row>
        <table:table-row table:style-name="ro1">
          <table:table-cell office:value-type="string">
            <text:p>60</text:p>
          </table:table-cell>
          <table:table-cell office:value-type="string">
            <text:p>2445</text:p>
          </table:table-cell>
          <table:table-cell office:value-type="string">
            <text:p>6839</text:p>
          </table:table-cell>
          <table:table-cell office:value-type="string">
            <text:p>3130</text:p>
          </table:table-cell>
          <table:table-cell office:value-type="string">
            <text:p>4578</text:p>
          </table:table-cell>
          <table:table-cell office:value-type="string">
            <text:p>3006.1</text:p>
          </table:table-cell>
          <table:table-cell office:value-type="string">
            <text:p>COLONISATION_OF_SPINWARD_MARCHES_BEGINS</text:p>
          </table:table-cell>
          <table:table-cell table:number-columns-repeated="249"/>
        </table:table-row>
        <table:table-row table:style-name="ro1">
          <table:table-cell office:value-type="string">
            <text:p>76</text:p>
          </table:table-cell>
          <table:table-cell office:value-type="string">
            <text:p>2463</text:p>
          </table:table-cell>
          <table:table-cell office:value-type="string">
            <text:p>6852</text:p>
          </table:table-cell>
          <table:table-cell office:value-type="string">
            <text:p>3142</text:p>
          </table:table-cell>
          <table:table-cell office:value-type="string">
            <text:p>4594</text:p>
          </table:table-cell>
          <table:table-cell office:value-type="string">
            <text:p>3013.1</text:p>
          </table:table-cell>
          <table:table-cell office:value-type="string">
            <text:p>PACIFICATION_CAMPAIGNS_BEGIN</text:p>
          </table:table-cell>
          <table:table-cell table:number-columns-repeated="249"/>
        </table:table-row>
        <table:table-row table:style-name="ro1">
          <table:table-cell office:value-type="string">
            <text:p>114</text:p>
          </table:table-cell>
          <table:table-cell office:value-type="string">
            <text:p>2506</text:p>
          </table:table-cell>
          <table:table-cell office:value-type="string">
            <text:p>6884</text:p>
          </table:table-cell>
          <table:table-cell office:value-type="string">
            <text:p>3171</text:p>
          </table:table-cell>
          <table:table-cell office:value-type="string">
            <text:p>4632</text:p>
          </table:table-cell>
          <table:table-cell office:value-type="string">
            <text:p>3030.1</text:p>
          </table:table-cell>
          <table:table-cell office:value-type="string">
            <text:p>SOLOMANI_HYPOTHESIS_PROPOSED</text:p>
          </table:table-cell>
          <table:table-cell table:number-columns-repeated="249"/>
        </table:table-row>
        <table:table-row table:style-name="ro1">
          <table:table-cell office:value-type="string">
            <text:p>120</text:p>
          </table:table-cell>
          <table:table-cell office:value-type="string">
            <text:p>2513</text:p>
          </table:table-cell>
          <table:table-cell office:value-type="string">
            <text:p>6889</text:p>
          </table:table-cell>
          <table:table-cell office:value-type="string">
            <text:p>3176</text:p>
          </table:table-cell>
          <table:table-cell office:value-type="string">
            <text:p>4638</text:p>
          </table:table-cell>
          <table:table-cell office:value-type="string">
            <text:p>3032.3</text:p>
          </table:table-cell>
          <table:table-cell office:value-type="string">
            <text:p>PACIFICATION_CAMPAIGNS_END</text:p>
          </table:table-cell>
          <table:table-cell table:number-columns-repeated="249"/>
        </table:table-row>
        <table:table-row table:style-name="ro1">
          <table:table-cell office:value-type="string">
            <text:p>148</text:p>
          </table:table-cell>
          <table:table-cell office:value-type="string">
            <text:p>2545</text:p>
          </table:table-cell>
          <table:table-cell office:value-type="string">
            <text:p>6912</text:p>
          </table:table-cell>
          <table:table-cell office:value-type="string">
            <text:p>3197</text:p>
          </table:table-cell>
          <table:table-cell office:value-type="string">
            <text:p>4666</text:p>
          </table:table-cell>
          <table:table-cell office:value-type="string">
            <text:p>3045.1</text:p>
          </table:table-cell>
          <table:table-cell office:value-type="string">
            <text:p>SCOUTS_RE-CONTACT_DARRIANS</text:p>
          </table:table-cell>
          <table:table-cell table:number-columns-repeated="249"/>
        </table:table-row>
        <table:table-row table:style-name="ro1">
          <table:table-cell office:value-type="string">
            <text:p>210</text:p>
          </table:table-cell>
          <table:table-cell office:value-type="string">
            <text:p>2616</text:p>
          </table:table-cell>
          <table:table-cell office:value-type="string">
            <text:p>6963</text:p>
          </table:table-cell>
          <table:table-cell office:value-type="string">
            <text:p>3245</text:p>
          </table:table-cell>
          <table:table-cell office:value-type="string">
            <text:p>4728</text:p>
          </table:table-cell>
          <table:table-cell office:value-type="string">
            <text:p>3072.2</text:p>
          </table:table-cell>
          <table:table-cell office:value-type="string">
            <text:p>VARGR_CAMPAIGNS_BEGIN</text:p>
          </table:table-cell>
          <table:table-cell table:number-columns-repeated="249"/>
        </table:table-row>
        <table:table-row table:style-name="ro1">
          <table:table-cell office:value-type="string">
            <text:p>348</text:p>
          </table:table-cell>
          <table:table-cell office:value-type="string">
            <text:p>2773</text:p>
          </table:table-cell>
          <table:table-cell office:value-type="string">
            <text:p>7078</text:p>
          </table:table-cell>
          <table:table-cell office:value-type="string">
            <text:p>3350</text:p>
          </table:table-cell>
          <table:table-cell office:value-type="string">
            <text:p>4866</text:p>
          </table:table-cell>
          <table:table-cell office:value-type="string">
            <text:p>3133.2</text:p>
          </table:table-cell>
          <table:table-cell office:value-type="string">
            <text:p>VARGR_CORRIDOR_CAMPAIGNS_END</text:p>
          </table:table-cell>
          <table:table-cell table:number-columns-repeated="249"/>
        </table:table-row>
        <table:table-row table:style-name="ro1">
          <table:table-cell office:value-type="string">
            <text:p>380</text:p>
          </table:table-cell>
          <table:table-cell office:value-type="string">
            <text:p>2810</text:p>
          </table:table-cell>
          <table:table-cell office:value-type="string">
            <text:p>7105</text:p>
          </table:table-cell>
          <table:table-cell office:value-type="string">
            <text:p>3374</text:p>
          </table:table-cell>
          <table:table-cell office:value-type="string">
            <text:p>4898</text:p>
          </table:table-cell>
          <table:table-cell office:value-type="string">
            <text:p>3147.3</text:p>
          </table:table-cell>
          <table:table-cell office:value-type="string">
            <text:p>PEACE_OF_FTAHAIR.__IMP.-ASLAN_BORDER ESTABLISHED</text:p>
          </table:table-cell>
          <table:table-cell table:number-columns-repeated="249"/>
        </table:table-row>
        <table:table-row table:style-name="ro1">
          <table:table-cell office:value-type="string">
            <text:p>404</text:p>
          </table:table-cell>
          <table:table-cell office:value-type="string">
            <text:p>2837</text:p>
          </table:table-cell>
          <table:table-cell office:value-type="string">
            <text:p>7125</text:p>
          </table:table-cell>
          <table:table-cell office:value-type="string">
            <text:p>3392</text:p>
          </table:table-cell>
          <table:table-cell office:value-type="string">
            <text:p>4922</text:p>
          </table:table-cell>
          <table:table-cell office:value-type="string">
            <text:p>3157.1</text:p>
          </table:table-cell>
          <table:table-cell office:value-type="string">
            <text:p>1ST_SHUDUSHAM_CONCORDS</text:p>
          </table:table-cell>
          <table:table-cell table:number-columns-repeated="249"/>
        </table:table-row>
        <table:table-row table:style-name="ro1">
          <table:table-cell office:value-type="string">
            <text:p>420</text:p>
          </table:table-cell>
          <table:table-cell office:value-type="string">
            <text:p>2855</text:p>
          </table:table-cell>
          <table:table-cell office:value-type="string">
            <text:p>7138</text:p>
          </table:table-cell>
          <table:table-cell office:value-type="string">
            <text:p>3405</text:p>
          </table:table-cell>
          <table:table-cell office:value-type="string">
            <text:p>4938</text:p>
          </table:table-cell>
          <table:table-cell office:value-type="string">
            <text:p>3165.2</text:p>
          </table:table-cell>
          <table:table-cell office:value-type="string">
            <text:p>1ST_SURVEY_OF_IMPERIUM_COMPLETED</text:p>
          </table:table-cell>
          <table:table-cell table:number-columns-repeated="249"/>
        </table:table-row>
        <table:table-row table:style-name="ro1">
          <table:table-cell office:value-type="string">
            <text:p>426</text:p>
          </table:table-cell>
          <table:table-cell office:value-type="string">
            <text:p>2862</text:p>
          </table:table-cell>
          <table:table-cell office:value-type="string">
            <text:p>7143</text:p>
          </table:table-cell>
          <table:table-cell office:value-type="string">
            <text:p>3409</text:p>
          </table:table-cell>
          <table:table-cell office:value-type="string">
            <text:p>4944</text:p>
          </table:table-cell>
          <table:table-cell office:value-type="string">
            <text:p>3168.1</text:p>
          </table:table-cell>
          <table:table-cell office:value-type="string">
            <text:p>EASTER_CONCORDAT_ABSORBED_INTO_IMPERIUM</text:p>
          </table:table-cell>
          <table:table-cell table:number-columns-repeated="249"/>
        </table:table-row>
        <table:table-row table:style-name="ro1">
          <table:table-cell office:value-type="string">
            <text:p>461</text:p>
          </table:table-cell>
          <table:table-cell office:value-type="string">
            <text:p>2902</text:p>
          </table:table-cell>
          <table:table-cell office:value-type="string">
            <text:p>7172</text:p>
          </table:table-cell>
          <table:table-cell office:value-type="string">
            <text:p>3436</text:p>
          </table:table-cell>
          <table:table-cell office:value-type="string">
            <text:p>4979</text:p>
          </table:table-cell>
          <table:table-cell office:value-type="string">
            <text:p>3183.2</text:p>
          </table:table-cell>
          <table:table-cell office:value-type="string">
            <text:p>1ST_ASLAN_CONTACT_WITH_ZHODANI</text:p>
          </table:table-cell>
          <table:table-cell table:number-columns-repeated="249"/>
        </table:table-row>
        <table:table-row table:style-name="ro1">
          <table:table-cell office:value-type="string">
            <text:p>475</text:p>
          </table:table-cell>
          <table:table-cell office:value-type="string">
            <text:p>2918</text:p>
          </table:table-cell>
          <table:table-cell office:value-type="string">
            <text:p>7184</text:p>
          </table:table-cell>
          <table:table-cell office:value-type="string">
            <text:p>3447</text:p>
          </table:table-cell>
          <table:table-cell office:value-type="string">
            <text:p>1993</text:p>
          </table:table-cell>
          <table:table-cell office:value-type="string">
            <text:p>3189.3</text:p>
          </table:table-cell>
          <table:table-cell office:value-type="string">
            <text:p>EMPRESS_NICHOLLE_ASSASSIINATED</text:p>
          </table:table-cell>
          <table:table-cell table:number-columns-repeated="249"/>
        </table:table-row>
        <table:table-row table:style-name="ro1">
          <table:table-cell office:value-type="string">
            <text:p>489</text:p>
          </table:table-cell>
          <table:table-cell office:value-type="string">
            <text:p>2934</text:p>
          </table:table-cell>
          <table:table-cell office:value-type="string">
            <text:p>7196</text:p>
          </table:table-cell>
          <table:table-cell office:value-type="string">
            <text:p>3457</text:p>
          </table:table-cell>
          <table:table-cell office:value-type="string">
            <text:p>5007</text:p>
          </table:table-cell>
          <table:table-cell office:value-type="string">
            <text:p>3195.3</text:p>
          </table:table-cell>
          <table:table-cell office:value-type="string">
            <text:p>HIVE_CAPITAL_MOVED_TO_GLEA</text:p>
          </table:table-cell>
          <table:table-cell table:number-columns-repeated="249"/>
        </table:table-row>
        <table:table-row table:style-name="ro1">
          <table:table-cell office:value-type="string">
            <text:p>500</text:p>
          </table:table-cell>
          <table:table-cell office:value-type="string">
            <text:p>2947</text:p>
          </table:table-cell>
          <table:table-cell office:value-type="string">
            <text:p>7205</text:p>
          </table:table-cell>
          <table:table-cell office:value-type="string">
            <text:p>3466</text:p>
          </table:table-cell>
          <table:table-cell office:value-type="string">
            <text:p>5018</text:p>
          </table:table-cell>
          <table:table-cell office:value-type="string">
            <text:p>3200.3</text:p>
          </table:table-cell>
          <table:table-cell office:value-type="string">
            <text:p>IMPERIAL_EXPLORATIONS_INTO_ZHO._TERRITORY</text:p>
          </table:table-cell>
          <table:table-cell table:number-columns-repeated="249"/>
        </table:table-row>
        <table:table-row table:style-name="ro1">
          <table:table-cell office:value-type="string">
            <text:p>588</text:p>
          </table:table-cell>
          <table:table-cell office:value-type="string">
            <text:p>3047</text:p>
          </table:table-cell>
          <table:table-cell office:value-type="string">
            <text:p>7278</text:p>
          </table:table-cell>
          <table:table-cell office:value-type="string">
            <text:p>3533</text:p>
          </table:table-cell>
          <table:table-cell office:value-type="string">
            <text:p>5106</text:p>
          </table:table-cell>
          <table:table-cell office:value-type="string">
            <text:p>3239.2</text:p>
          </table:table-cell>
          <table:table-cell office:value-type="string">
            <text:p>TERRA_INCORPORATED_INTO_IMPERIUM</text:p>
          </table:table-cell>
          <table:table-cell table:number-columns-repeated="249"/>
        </table:table-row>
        <table:table-row table:style-name="ro1">
          <table:table-cell office:value-type="string">
            <text:p>589</text:p>
          </table:table-cell>
          <table:table-cell office:value-type="string">
            <text:p>3048</text:p>
          </table:table-cell>
          <table:table-cell office:value-type="string">
            <text:p>7279</text:p>
          </table:table-cell>
          <table:table-cell office:value-type="string">
            <text:p>3533</text:p>
          </table:table-cell>
          <table:table-cell office:value-type="string">
            <text:p>5107</text:p>
          </table:table-cell>
          <table:table-cell office:value-type="string">
            <text:p>3240.1</text:p>
          </table:table-cell>
          <table:table-cell office:value-type="string">
            <text:p>1ST_FRONTIER_WAR_STARTS</text:p>
          </table:table-cell>
          <table:table-cell table:number-columns-repeated="249"/>
        </table:table-row>
        <table:table-row table:style-name="ro1">
          <table:table-cell office:value-type="string">
            <text:p>604</text:p>
          </table:table-cell>
          <table:table-cell office:value-type="string">
            <text:p>3065</text:p>
          </table:table-cell>
          <table:table-cell office:value-type="string">
            <text:p>7291</text:p>
          </table:table-cell>
          <table:table-cell office:value-type="string">
            <text:p>3545</text:p>
          </table:table-cell>
          <table:table-cell office:value-type="string">
            <text:p>5122</text:p>
          </table:table-cell>
          <table:table-cell office:value-type="string">
            <text:p>3246.3</text:p>
          </table:table-cell>
          <table:table-cell office:value-type="string">
            <text:p>1ST_FRONTIER_WAR_ENDS.__CIVIL_WAR_BEGINS</text:p>
          </table:table-cell>
          <table:table-cell table:number-columns-repeated="249"/>
        </table:table-row>
        <table:table-row table:style-name="ro1">
          <table:table-cell office:value-type="string">
            <text:p>606</text:p>
          </table:table-cell>
          <table:table-cell office:value-type="string">
            <text:p>3067</text:p>
          </table:table-cell>
          <table:table-cell office:value-type="string">
            <text:p>7293</text:p>
          </table:table-cell>
          <table:table-cell office:value-type="string">
            <text:p>3546</text:p>
          </table:table-cell>
          <table:table-cell office:value-type="string">
            <text:p>5124</text:p>
          </table:table-cell>
          <table:table-cell office:value-type="string">
            <text:p>3247.2</text:p>
          </table:table-cell>
          <table:table-cell office:value-type="string">
            <text:p>PLANKWELL_MURDERS_EMPRESS_JACQUELINE_I</text:p>
          </table:table-cell>
          <table:table-cell table:number-columns-repeated="249"/>
        </table:table-row>
        <table:table-row table:style-name="ro1">
          <table:table-cell office:value-type="string">
            <text:p>615</text:p>
          </table:table-cell>
          <table:table-cell office:value-type="string">
            <text:p>3078</text:p>
          </table:table-cell>
          <table:table-cell office:value-type="string">
            <text:p>7301</text:p>
          </table:table-cell>
          <table:table-cell office:value-type="string">
            <text:p>3553</text:p>
          </table:table-cell>
          <table:table-cell office:value-type="string">
            <text:p>5133</text:p>
          </table:table-cell>
          <table:table-cell office:value-type="string">
            <text:p>3251.2</text:p>
          </table:table-cell>
          <table:table-cell office:value-type="string">
            <text:p>2ND_FRONTIER_WAR_BEGINS</text:p>
          </table:table-cell>
          <table:table-cell table:number-columns-repeated="249"/>
        </table:table-row>
        <table:table-row table:style-name="ro1">
          <table:table-cell office:value-type="string">
            <text:p>620</text:p>
          </table:table-cell>
          <table:table-cell office:value-type="string">
            <text:p>3083</text:p>
          </table:table-cell>
          <table:table-cell office:value-type="string">
            <text:p>7305</text:p>
          </table:table-cell>
          <table:table-cell office:value-type="string">
            <text:p>3557</text:p>
          </table:table-cell>
          <table:table-cell office:value-type="string">
            <text:p>5138</text:p>
          </table:table-cell>
          <table:table-cell office:value-type="string">
            <text:p>3253.3</text:p>
          </table:table-cell>
          <table:table-cell office:value-type="string">
            <text:p>2ND_FRONTIER_WAR_ENDS</text:p>
          </table:table-cell>
          <table:table-cell table:number-columns-repeated="249"/>
        </table:table-row>
        <table:table-row table:style-name="ro1">
          <table:table-cell office:value-type="string">
            <text:p>622</text:p>
          </table:table-cell>
          <table:table-cell office:value-type="string">
            <text:p>3086</text:p>
          </table:table-cell>
          <table:table-cell office:value-type="string">
            <text:p>7306</text:p>
          </table:table-cell>
          <table:table-cell office:value-type="string">
            <text:p>3559</text:p>
          </table:table-cell>
          <table:table-cell office:value-type="string">
            <text:p>5140</text:p>
          </table:table-cell>
          <table:table-cell office:value-type="string">
            <text:p>3254.3</text:p>
          </table:table-cell>
          <table:table-cell office:value-type="string">
            <text:p>END_OF_CIVIL_WAR</text:p>
          </table:table-cell>
          <table:table-cell table:number-columns-repeated="249"/>
        </table:table-row>
        <table:table-row table:style-name="ro1">
          <table:table-cell office:value-type="string">
            <text:p>624</text:p>
          </table:table-cell>
          <table:table-cell office:value-type="string">
            <text:p>3088</text:p>
          </table:table-cell>
          <table:table-cell office:value-type="string">
            <text:p>7308</text:p>
          </table:table-cell>
          <table:table-cell office:value-type="string">
            <text:p>3560</text:p>
          </table:table-cell>
          <table:table-cell office:value-type="string">
            <text:p>5142</text:p>
          </table:table-cell>
          <table:table-cell office:value-type="string">
            <text:p>3255.2</text:p>
          </table:table-cell>
          <table:table-cell office:value-type="string">
            <text:p>XBOAT_SYSTEM_ESTABLISHED</text:p>
          </table:table-cell>
          <table:table-cell table:number-columns-repeated="249"/>
        </table:table-row>
        <table:table-row table:style-name="ro1">
          <table:table-cell office:value-type="string">
            <text:p>679</text:p>
          </table:table-cell>
          <table:table-cell office:value-type="string">
            <text:p>3151</text:p>
          </table:table-cell>
          <table:table-cell office:value-type="string">
            <text:p>7354</text:p>
          </table:table-cell>
          <table:table-cell office:value-type="string">
            <text:p>3602</text:p>
          </table:table-cell>
          <table:table-cell office:value-type="string">
            <text:p>5197</text:p>
          </table:table-cell>
          <table:table-cell office:value-type="string">
            <text:p>3279.3</text:p>
          </table:table-cell>
          <table:table-cell office:value-type="string">
            <text:p>SOLOMANI_POWER_BROKEN_AT_COURT</text:p>
          </table:table-cell>
          <table:table-cell table:number-columns-repeated="249"/>
        </table:table-row>
        <table:table-row table:style-name="ro1">
          <table:table-cell office:value-type="string">
            <text:p>704</text:p>
          </table:table-cell>
          <table:table-cell office:value-type="string">
            <text:p>3179</text:p>
          </table:table-cell>
          <table:table-cell office:value-type="string">
            <text:p>7375</text:p>
          </table:table-cell>
          <table:table-cell office:value-type="string">
            <text:p>3621</text:p>
          </table:table-cell>
          <table:table-cell office:value-type="string">
            <text:p>5222</text:p>
          </table:table-cell>
          <table:table-cell office:value-type="string">
            <text:p>3290.3</text:p>
          </table:table-cell>
          <table:table-cell office:value-type="string">
            <text:p>SOLOMANI_AUTONMOUS_REGION_CREATED</text:p>
          </table:table-cell>
          <table:table-cell table:number-columns-repeated="249"/>
        </table:table-row>
        <table:table-row table:style-name="ro1">
          <table:table-cell office:value-type="string">
            <text:p>718</text:p>
          </table:table-cell>
          <table:table-cell office:value-type="string">
            <text:p>3195</text:p>
          </table:table-cell>
          <table:table-cell office:value-type="string">
            <text:p>7386</text:p>
          </table:table-cell>
          <table:table-cell office:value-type="string">
            <text:p>3632</text:p>
          </table:table-cell>
          <table:table-cell office:value-type="string">
            <text:p>5236</text:p>
          </table:table-cell>
          <table:table-cell office:value-type="string">
            <text:p>3297.1</text:p>
          </table:table-cell>
          <table:table-cell office:value-type="string">
            <text:p>XBOAT_SYSTEM_COVERS_ENTIRE_IMPERIUM</text:p>
          </table:table-cell>
          <table:table-cell table:number-columns-repeated="249"/>
        </table:table-row>
        <table:table-row table:style-name="ro1">
          <table:table-cell office:value-type="string">
            <text:p>750</text:p>
          </table:table-cell>
          <table:table-cell office:value-type="string">
            <text:p>3232</text:p>
          </table:table-cell>
          <table:table-cell office:value-type="string">
            <text:p>7413</text:p>
          </table:table-cell>
          <table:table-cell office:value-type="string">
            <text:p>3656</text:p>
          </table:table-cell>
          <table:table-cell office:value-type="string">
            <text:p>5268</text:p>
          </table:table-cell>
          <table:table-cell office:value-type="string">
            <text:p>3311.1</text:p>
          </table:table-cell>
          <table:table-cell office:value-type="string">
            <text:p>7TH_ZHODANI_CORE_EXPEDITION</text:p>
          </table:table-cell>
          <table:table-cell table:number-columns-repeated="249"/>
        </table:table-row>
        <table:table-row table:style-name="ro1">
          <table:table-cell office:value-type="string">
            <text:p>799</text:p>
          </table:table-cell>
          <table:table-cell office:value-type="string">
            <text:p>3288</text:p>
          </table:table-cell>
          <table:table-cell office:value-type="string">
            <text:p>7454</text:p>
          </table:table-cell>
          <table:table-cell office:value-type="string">
            <text:p>3694</text:p>
          </table:table-cell>
          <table:table-cell office:value-type="string">
            <text:p>5317</text:p>
          </table:table-cell>
          <table:table-cell office:value-type="string">
            <text:p>3332.3</text:p>
          </table:table-cell>
          <table:table-cell office:value-type="string">
            <text:p>CRISIS_0F_`99</text:p>
          </table:table-cell>
          <table:table-cell table:number-columns-repeated="249"/>
        </table:table-row>
        <table:table-row table:style-name="ro1">
          <table:table-cell office:value-type="string">
            <text:p>800</text:p>
          </table:table-cell>
          <table:table-cell office:value-type="string">
            <text:p>3289</text:p>
          </table:table-cell>
          <table:table-cell office:value-type="string">
            <text:p>7454</text:p>
          </table:table-cell>
          <table:table-cell office:value-type="string">
            <text:p>3694</text:p>
          </table:table-cell>
          <table:table-cell office:value-type="string">
            <text:p>5318</text:p>
          </table:table-cell>
          <table:table-cell office:value-type="string">
            <text:p>3333.2</text:p>
          </table:table-cell>
          <table:table-cell office:value-type="string">
            <text:p>PSIONIC_SUPPRESSIONS_BEGIN</text:p>
          </table:table-cell>
          <table:table-cell table:number-columns-repeated="249"/>
        </table:table-row>
        <table:table-row table:style-name="ro1">
          <table:table-cell office:value-type="string">
            <text:p>826</text:p>
          </table:table-cell>
          <table:table-cell office:value-type="string">
            <text:p>3318</text:p>
          </table:table-cell>
          <table:table-cell office:value-type="string">
            <text:p>7476</text:p>
          </table:table-cell>
          <table:table-cell office:value-type="string">
            <text:p>3714</text:p>
          </table:table-cell>
          <table:table-cell office:value-type="string">
            <text:p>5344</text:p>
          </table:table-cell>
          <table:table-cell office:value-type="string">
            <text:p>3344.3</text:p>
          </table:table-cell>
          <table:table-cell office:value-type="string">
            <text:p>PSIONIC_SUPPRESSIONS_END</text:p>
          </table:table-cell>
          <table:table-cell table:number-columns-repeated="249"/>
        </table:table-row>
        <table:table-row table:style-name="ro1">
          <table:table-cell office:value-type="string">
            <text:p>652</text:p>
          </table:table-cell>
          <table:table-cell office:value-type="string">
            <text:p>3348</text:p>
          </table:table-cell>
          <table:table-cell office:value-type="string">
            <text:p>7498</text:p>
          </table:table-cell>
          <table:table-cell office:value-type="string">
            <text:p>3734</text:p>
          </table:table-cell>
          <table:table-cell office:value-type="string">
            <text:p>5371</text:p>
          </table:table-cell>
          <table:table-cell office:value-type="string">
            <text:p>3345.2</text:p>
          </table:table-cell>
          <table:table-cell office:value-type="string">
            <text:p>CURRENT_SWORD_WORLDS_GOVT._ESTABLISHED</text:p>
          </table:table-cell>
          <table:table-cell table:number-columns-repeated="249"/>
        </table:table-row>
        <table:table-row table:style-name="ro1">
          <table:table-cell office:value-type="string">
            <text:p>871</text:p>
          </table:table-cell>
          <table:table-cell office:value-type="string">
            <text:p>3370</text:p>
          </table:table-cell>
          <table:table-cell office:value-type="string">
            <text:p>7514</text:p>
          </table:table-cell>
          <table:table-cell office:value-type="string">
            <text:p>3748</text:p>
          </table:table-cell>
          <table:table-cell office:value-type="string">
            <text:p>5389</text:p>
          </table:table-cell>
          <table:table-cell office:value-type="string">
            <text:p>3364.3</text:p>
          </table:table-cell>
          <table:table-cell office:value-type="string">
            <text:p>SOLOMANI_CONFEDERATION_ESTABLISHED</text:p>
          </table:table-cell>
          <table:table-cell table:number-columns-repeated="249"/>
        </table:table-row>
        <table:table-row table:style-name="ro1">
          <table:table-cell office:value-type="string">
            <text:p>940</text:p>
          </table:table-cell>
          <table:table-cell office:value-type="string">
            <text:p>3448</text:p>
          </table:table-cell>
          <table:table-cell office:value-type="string">
            <text:p>7571</text:p>
          </table:table-cell>
          <table:table-cell office:value-type="string">
            <text:p>3801</text:p>
          </table:table-cell>
          <table:table-cell office:value-type="string">
            <text:p>5458</text:p>
          </table:table-cell>
          <table:table-cell office:value-type="string">
            <text:p>3395.1</text:p>
          </table:table-cell>
          <table:table-cell office:value-type="string">
            <text:p>CONFEDERATION_FRICTION_WITH_IMPERIUM</text:p>
          </table:table-cell>
          <table:table-cell table:number-columns-repeated="249"/>
        </table:table-row>
        <table:table-row table:style-name="ro1">
          <table:table-cell office:value-type="string">
            <text:p>950</text:p>
          </table:table-cell>
          <table:table-cell office:value-type="string">
            <text:p>3460</text:p>
          </table:table-cell>
          <table:table-cell office:value-type="string">
            <text:p>7579</text:p>
          </table:table-cell>
          <table:table-cell office:value-type="string">
            <text:p>3809</text:p>
          </table:table-cell>
          <table:table-cell office:value-type="string">
            <text:p>5468</text:p>
          </table:table-cell>
          <table:table-cell office:value-type="string">
            <text:p>3399.3</text:p>
          </table:table-cell>
          <table:table-cell office:value-type="string">
            <text:p>SOLOMANI_RE-INTEGRATED_INTO_IMPERIUM</text:p>
          </table:table-cell>
          <table:table-cell table:number-columns-repeated="249"/>
        </table:table-row>
        <table:table-row table:style-name="ro1">
          <table:table-cell office:value-type="string">
            <text:p>979</text:p>
          </table:table-cell>
          <table:table-cell office:value-type="string">
            <text:p>3493</text:p>
          </table:table-cell>
          <table:table-cell office:value-type="string">
            <text:p>7603</text:p>
          </table:table-cell>
          <table:table-cell office:value-type="string">
            <text:p>3831</text:p>
          </table:table-cell>
          <table:table-cell office:value-type="string">
            <text:p>5497</text:p>
          </table:table-cell>
          <table:table-cell office:value-type="string">
            <text:p>3412.2</text:p>
          </table:table-cell>
          <table:table-cell office:value-type="string">
            <text:p>3RD_FRONTIER_WAR_BEGINS</text:p>
          </table:table-cell>
          <table:table-cell table:number-columns-repeated="249"/>
        </table:table-row>
        <table:table-row table:style-name="ro1">
          <table:table-cell office:value-type="string">
            <text:p>986</text:p>
          </table:table-cell>
          <table:table-cell office:value-type="string">
            <text:p>3501</text:p>
          </table:table-cell>
          <table:table-cell office:value-type="string">
            <text:p>7609</text:p>
          </table:table-cell>
          <table:table-cell office:value-type="string">
            <text:p>3836</text:p>
          </table:table-cell>
          <table:table-cell office:value-type="string">
            <text:p>5504</text:p>
          </table:table-cell>
          <table:table-cell office:value-type="string">
            <text:p>3415.2</text:p>
          </table:table-cell>
          <table:table-cell office:value-type="string">
            <text:p>3RD_FRONTIER_WAR_ENDS</text:p>
          </table:table-cell>
          <table:table-cell table:number-columns-repeated="249"/>
        </table:table-row>
        <table:table-row table:style-name="ro1">
          <table:table-cell office:value-type="string">
            <text:p>990</text:p>
          </table:table-cell>
          <table:table-cell office:value-type="string">
            <text:p>3505</text:p>
          </table:table-cell>
          <table:table-cell office:value-type="string">
            <text:p>7613</text:p>
          </table:table-cell>
          <table:table-cell office:value-type="string">
            <text:p>3839</text:p>
          </table:table-cell>
          <table:table-cell office:value-type="string">
            <text:p>5508</text:p>
          </table:table-cell>
          <table:table-cell office:value-type="string">
            <text:p>3417.2</text:p>
          </table:table-cell>
          <table:table-cell office:value-type="string">
            <text:p>SOLOMANI_RIM_WAR_BEGINS</text:p>
          </table:table-cell>
          <table:table-cell table:number-columns-repeated="249"/>
        </table:table-row>
        <table:table-row table:style-name="ro1">
          <table:table-cell office:value-type="string">
            <text:p>998</text:p>
          </table:table-cell>
          <table:table-cell office:value-type="string">
            <text:p>3515</text:p>
          </table:table-cell>
          <table:table-cell office:value-type="string">
            <text:p>7619</text:p>
          </table:table-cell>
          <table:table-cell office:value-type="string">
            <text:p>3845</text:p>
          </table:table-cell>
          <table:table-cell office:value-type="string">
            <text:p>5516</text:p>
          </table:table-cell>
          <table:table-cell office:value-type="string">
            <text:p>3420.3</text:p>
          </table:table-cell>
          <table:table-cell office:value-type="string">
            <text:p>IMPERIAL_ADVANCE_TO_SOLOMANI_CORE</text:p>
          </table:table-cell>
          <table:table-cell table:number-columns-repeated="249"/>
        </table:table-row>
        <table:table-row table:style-name="ro1">
          <table:table-cell office:value-type="string">
            <text:p>1002</text:p>
          </table:table-cell>
          <table:table-cell office:value-type="string">
            <text:p>3519</text:p>
          </table:table-cell>
          <table:table-cell office:value-type="string">
            <text:p>7623</text:p>
          </table:table-cell>
          <table:table-cell office:value-type="string">
            <text:p>3848</text:p>
          </table:table-cell>
          <table:table-cell office:value-type="string">
            <text:p>5520</text:p>
          </table:table-cell>
          <table:table-cell office:value-type="string">
            <text:p>3422.3</text:p>
          </table:table-cell>
          <table:table-cell office:value-type="string">
            <text:p>SIEGE_OF_TERRA.__SOLOMANI_RIM_WAR_ENDS</text:p>
          </table:table-cell>
          <table:table-cell table:number-columns-repeated="249"/>
        </table:table-row>
        <table:table-row table:style-name="ro1">
          <table:table-cell office:value-type="string">
            <text:p>1005</text:p>
          </table:table-cell>
          <table:table-cell office:value-type="string">
            <text:p>3523</text:p>
          </table:table-cell>
          <table:table-cell office:value-type="string">
            <text:p>7625</text:p>
          </table:table-cell>
          <table:table-cell office:value-type="string">
            <text:p>3851</text:p>
          </table:table-cell>
          <table:table-cell office:value-type="string">
            <text:p>5523</text:p>
          </table:table-cell>
          <table:table-cell office:value-type="string">
            <text:p>3424.1</text:p>
          </table:table-cell>
          <table:table-cell office:value-type="string">
            <text:p>SOLOMANI_HOME_GUARD_CREATED</text:p>
          </table:table-cell>
          <table:table-cell table:number-columns-repeated="249"/>
        </table:table-row>
        <table:table-row table:style-name="ro1">
          <table:table-cell office:value-type="string">
            <text:p>1040</text:p>
          </table:table-cell>
          <table:table-cell office:value-type="string">
            <text:p>3563</text:p>
          </table:table-cell>
          <table:table-cell office:value-type="string">
            <text:p>7654</text:p>
          </table:table-cell>
          <table:table-cell office:value-type="string">
            <text:p>3877</text:p>
          </table:table-cell>
          <table:table-cell office:value-type="string">
            <text:p>5558</text:p>
          </table:table-cell>
          <table:table-cell office:value-type="string">
            <text:p>3439.2</text:p>
          </table:table-cell>
          <table:table-cell office:value-type="string">
            <text:p>DESTRUCTION_OF_PHOENIX_PROJECT_BEGINS</text:p>
          </table:table-cell>
          <table:table-cell table:number-columns-repeated="249"/>
        </table:table-row>
        <table:table-row table:style-name="ro1">
          <table:table-cell office:value-type="string">
            <text:p>1045</text:p>
          </table:table-cell>
          <table:table-cell office:value-type="string">
            <text:p>3568</text:p>
          </table:table-cell>
          <table:table-cell office:value-type="string">
            <text:p>7658</text:p>
          </table:table-cell>
          <table:table-cell office:value-type="string">
            <text:p>3881</text:p>
          </table:table-cell>
          <table:table-cell office:value-type="string">
            <text:p>5563</text:p>
          </table:table-cell>
          <table:table-cell office:value-type="string">
            <text:p>3441.3</text:p>
          </table:table-cell>
          <table:table-cell office:value-type="string">
            <text:p>DESTRUCTION_OF_PHOENIX_PROJECT_ENDS</text:p>
          </table:table-cell>
          <table:table-cell table:number-columns-repeated="249"/>
        </table:table-row>
        <table:table-row table:style-name="ro1">
          <table:table-cell office:value-type="string">
            <text:p>1065</text:p>
          </table:table-cell>
          <table:table-cell office:value-type="string">
            <text:p>3591</text:p>
          </table:table-cell>
          <table:table-cell office:value-type="string">
            <text:p>7675</text:p>
          </table:table-cell>
          <table:table-cell office:value-type="string">
            <text:p>3896</text:p>
          </table:table-cell>
          <table:table-cell office:value-type="string">
            <text:p>5583</text:p>
          </table:table-cell>
          <table:table-cell office:value-type="string">
            <text:p>3450.2</text:p>
          </table:table-cell>
          <table:table-cell office:value-type="string">
            <text:p>2ND_SURVEY_OF_IMPERIUM_COMPLETED</text:p>
          </table:table-cell>
          <table:table-cell table:number-columns-repeated="249"/>
        </table:table-row>
        <table:table-row table:style-name="ro1">
          <table:table-cell office:value-type="string">
            <text:p>1082</text:p>
          </table:table-cell>
          <table:table-cell office:value-type="string">
            <text:p>3610</text:p>
          </table:table-cell>
          <table:table-cell office:value-type="string">
            <text:p>7689</text:p>
          </table:table-cell>
          <table:table-cell office:value-type="string">
            <text:p>3909</text:p>
          </table:table-cell>
          <table:table-cell office:value-type="string">
            <text:p>5600</text:p>
          </table:table-cell>
          <table:table-cell office:value-type="string">
            <text:p>3458.1</text:p>
          </table:table-cell>
          <table:table-cell office:value-type="string">
            <text:p>4TH_FRONTIER_WAR_BEGINS.(FALSE WAR)</text:p>
          </table:table-cell>
          <table:table-cell table:number-columns-repeated="249"/>
        </table:table-row>
        <table:table-row table:style-name="ro1">
          <table:table-cell office:value-type="string">
            <text:p>1084</text:p>
          </table:table-cell>
          <table:table-cell office:value-type="string">
            <text:p>3613</text:p>
          </table:table-cell>
          <table:table-cell office:value-type="string">
            <text:p>7691</text:p>
          </table:table-cell>
          <table:table-cell office:value-type="string">
            <text:p>3911</text:p>
          </table:table-cell>
          <table:table-cell office:value-type="string">
            <text:p>5602</text:p>
          </table:table-cell>
          <table:table-cell office:value-type="string">
            <text:p>3458.3</text:p>
          </table:table-cell>
          <table:table-cell office:value-type="string">
            <text:p>4TH_FRONTIER_WAR_ENDS.(FALSE WAR)</text:p>
          </table:table-cell>
          <table:table-cell table:number-columns-repeated="249"/>
        </table:table-row>
        <table:table-row table:style-name="ro1">
          <table:table-cell office:value-type="string">
            <text:p>1107</text:p>
          </table:table-cell>
          <table:table-cell office:value-type="string">
            <text:p>3639</text:p>
          </table:table-cell>
          <table:table-cell office:value-type="string">
            <text:p>7710</text:p>
          </table:table-cell>
          <table:table-cell office:value-type="string">
            <text:p>3928</text:p>
          </table:table-cell>
          <table:table-cell office:value-type="string">
            <text:p>5625</text:p>
          </table:table-cell>
          <table:table-cell office:value-type="string">
            <text:p>3469.1</text:p>
          </table:table-cell>
          <table:table-cell office:value-type="string">
            <text:p>5TH_FRONTIER_WAR_BEGINS</text:p>
          </table:table-cell>
          <table:table-cell table:number-columns-repeated="249"/>
        </table:table-row>
        <table:table-row table:style-name="ro1">
          <table:table-cell office:value-type="string">
            <text:p>1110</text:p>
          </table:table-cell>
          <table:table-cell office:value-type="string">
            <text:p>3642</text:p>
          </table:table-cell>
          <table:table-cell office:value-type="string">
            <text:p>7713</text:p>
          </table:table-cell>
          <table:table-cell office:value-type="string">
            <text:p>3931</text:p>
          </table:table-cell>
          <table:table-cell office:value-type="string">
            <text:p>5628</text:p>
          </table:table-cell>
          <table:table-cell office:value-type="string">
            <text:p>3470.2</text:p>
          </table:table-cell>
          <table:table-cell office:value-type="string">
            <text:p>5TH_FRONTIER_WAR_ENDS</text:p>
          </table:table-cell>
          <table:table-cell table:number-columns-repeated="249"/>
        </table:table-row>
        <table:table-row table:style-name="ro1">
          <table:table-cell office:value-type="string">
            <text:p>1116</text:p>
          </table:table-cell>
          <table:table-cell office:value-type="string">
            <text:p>3649</text:p>
          </table:table-cell>
          <table:table-cell office:value-type="string">
            <text:p>7717</text:p>
          </table:table-cell>
          <table:table-cell office:value-type="string">
            <text:p>3935</text:p>
          </table:table-cell>
          <table:table-cell office:value-type="string">
            <text:p>5634</text:p>
          </table:table-cell>
          <table:table-cell office:value-type="string">
            <text:p>3473.1</text:p>
          </table:table-cell>
          <table:table-cell office:value-type="string">
            <text:p>STREPHON_SURVIVES_ASSASSINATION</text:p>
          </table:table-cell>
          <table:table-cell table:number-columns-repeated="249"/>
        </table:table-row>
        <table:table-row table:style-name="ro1">
          <table:table-cell office:value-type="string">
            <text:p>1117</text:p>
          </table:table-cell>
          <table:table-cell office:value-type="string">
            <text:p>3650</text:p>
          </table:table-cell>
          <table:table-cell office:value-type="string">
            <text:p>7718</text:p>
          </table:table-cell>
          <table:table-cell office:value-type="string">
            <text:p>3936</text:p>
          </table:table-cell>
          <table:table-cell office:value-type="string">
            <text:p>5635</text:p>
          </table:table-cell>
          <table:table-cell office:value-type="string">
            <text:p>3473.3</text:p>
          </table:table-cell>
          <table:table-cell office:value-type="string">
            <text:p>STRUGGLE_FOR_POWER_COMMENCES</text:p>
          </table:table-cell>
          <table:table-cell table:number-columns-repeated="249"/>
        </table:table-row>
        <table:table-row table:style-name="ro1" table:number-rows-repeated="104844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ctions" table:style-name="ta5" table:print="false">
        <table:table-column table:style-name="co5" table:default-cell-style-name="ce11"/>
        <table:table-column table:style-name="co30" table:default-cell-style-name="ce11"/>
        <table:table-column table:style-name="co29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12" table:default-cell-style-name="ce11"/>
        <table:table-column table:style-name="co36" table:default-cell-style-name="ce11"/>
        <table:table-column table:style-name="co37" table:default-cell-style-name="ce11"/>
        <table:table-column table:style-name="co30" table:default-cell-style-name="ce11"/>
        <table:table-column table:style-name="co38" table:default-cell-style-name="ce11"/>
        <table:table-column table:style-name="co39" table:default-cell-style-name="ce11"/>
        <table:table-column table:style-name="co34" table:default-cell-style-name="ce11"/>
        <table:table-column table:style-name="co40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1" table:default-cell-style-name="ce11"/>
        <table:table-column table:style-name="co44" table:default-cell-style-name="ce11"/>
        <table:table-column table:style-name="co11" table:default-cell-style-name="ce11"/>
        <table:table-column table:style-name="co45" table:default-cell-style-name="ce11"/>
        <table:table-column table:style-name="co8" table:number-columns-repeated="233" table:default-cell-style-name="ce11"/>
        <table:table-row table:style-name="ro1">
          <table:table-cell table:style-name="ce10" office:value-type="string">
            <text:p>POLITIC</text:p>
          </table:table-cell>
          <table:table-cell table:style-name="ce12" office:value-type="string">
            <text:p>BBGGRR</text:p>
          </table:table-cell>
          <table:table-cell table:style-name="ce10" office:value-type="string">
            <text:p>BE</text:p>
          </table:table-cell>
          <table:table-cell table:number-columns-repeated="253"/>
        </table:table-row>
        <table:table-row table:style-name="ro1">
          <table:table-cell office:value-type="string">
            <text:p>Lucan</text:p>
          </table:table-cell>
          <table:table-cell/>
          <table:table-cell table:style-name="ce10" office:value-type="string">
            <text:p>TL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table:number-columns-repeated="2"/>
          <table:table-cell table:style-name="ce10" office:value-type="string">
            <text:p>TTL</text:p>
          </table:table-cell>
          <table:table-cell table:style-name="ce10" office:value-type="string">
            <text:p>GTL</text:p>
          </table:table-cell>
          <table:table-cell table:style-name="ce10" office:value-type="string">
            <text:p>UPP</text:p>
          </table:table-cell>
          <table:table-cell table:style-name="ce10" office:value-type="string">
            <text:p>ATMOS</text:p>
          </table:table-cell>
          <table:table-cell table:style-name="ce10" office:value-type="string">
            <text:p>LAW</text:p>
          </table:table-cell>
          <table:table-cell table:style-name="ce10" office:value-type="string">
            <text:p>CR</text:p>
          </table:table-cell>
          <table:table-cell table:number-columns-repeated="4" table:style-name="ce10" office:value-type="string">
            <text:p>GOVT</text:p>
          </table:table-cell>
          <table:table-cell table:number-columns-repeated="233"/>
        </table:table-row>
        <table:table-row table:style-name="ro1">
          <table:table-cell office:value-type="string">
            <text:p>Dulinor</text:p>
          </table:table-cell>
          <table:table-cell/>
          <table:table-cell office:value-type="string">
            <text:p>1-3</text:p>
          </table:table-cell>
          <table:table-cell table:number-columns-repeated="4"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000</text:p>
          </table:table-cell>
          <table:table-cell table:number-columns-repeated="2"/>
          <table:table-cell office:value-type="string">
            <text:p>0</text:p>
          </table:table-cell>
          <table:table-cell office:value-type="string">
            <text:p>1-3</text:p>
          </table:table-cell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office:value-type="string">
            <text:p>ANARC</text:p>
          </table:table-cell>
          <table:table-cell office:value-type="string">
            <text:p>0</text:p>
          </table:table-cell>
          <table:table-cell office:value-type="string">
            <text:p>ANARC</text:p>
          </table:table-cell>
          <table:table-cell office:value-type="string">
            <text:p>CLAN</text:p>
          </table:table-cell>
          <table:table-cell office:value-type="string">
            <text:p>TRIBE</text:p>
          </table:table-cell>
          <table:table-cell table:number-columns-repeated="234"/>
        </table:table-row>
        <table:table-row table:style-name="ro1">
          <table:table-cell office:value-type="string">
            <text:p>Margaret</text:p>
          </table:table-cell>
          <table:table-cell/>
          <table:table-cell office:value-type="string">
            <text:p>4</text:p>
          </table:table-cell>
          <table:table-cell table:number-columns-repeated="3"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50</text:p>
          </table:table-cell>
          <table:table-cell office:value-type="string">
            <text:p>500</text:p>
          </table:table-cell>
          <table:table-cell office:value-type="string">
            <text:p>5000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4</text:p>
          </table:table-cell>
          <table:table-cell table:style-name="ce10" office:value-type="string">
            <text:p>1</text:p>
          </table:table-cell>
          <table:table-cell office:value-type="string">
            <text:p>TRACE</text:p>
          </table:table-cell>
          <table:table-cell office:value-type="string">
            <text:p>VFREE</text:p>
          </table:table-cell>
          <table:table-cell office:value-type="string">
            <text:p>1</text:p>
          </table:table-cell>
          <table:table-cell office:value-type="string">
            <text:p>CORPO</text:p>
          </table:table-cell>
          <table:table-cell table:number-columns-repeated="236"/>
        </table:table-row>
        <table:table-row table:style-name="ro1">
          <table:table-cell office:value-type="string">
            <text:p>Varian</text:p>
          </table:table-cell>
          <table:table-cell/>
          <table:table-cell office:value-type="string">
            <text:p>5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000</text:p>
          </table:table-cell>
          <table:table-cell office:value-type="string">
            <text:p>10000</text:p>
          </table:table-cell>
          <table:table-cell office:value-type="string">
            <text:p>50000</text:p>
          </table:table-cell>
          <table:table-cell office:value-type="string">
            <text:p>100000</text:p>
          </table:table-cell>
          <table:table-cell table:number-columns-repeated="2"/>
          <table:table-cell office:value-type="string">
            <text:p>2</text:p>
          </table:table-cell>
          <table:table-cell office:value-type="string">
            <text:p>5-</text:p>
          </table:table-cell>
          <table:table-cell table:style-name="ce10" office:value-type="string">
            <text:p>2</text:p>
          </table:table-cell>
          <table:table-cell office:value-type="string">
            <text:p>VTH-T</text:p>
          </table:table-cell>
          <table:table-cell office:value-type="string">
            <text:p>VFREE</text:p>
          </table:table-cell>
          <table:table-cell office:value-type="string">
            <text:p>1</text:p>
          </table:table-cell>
          <table:table-cell office:value-type="string">
            <text:p>ATHDE</text:p>
          </table:table-cell>
          <table:table-cell table:number-columns-repeated="236"/>
        </table:table-row>
        <table:table-row table:style-name="ro1">
          <table:table-cell office:value-type="string">
            <text:p>Strephon</text:p>
          </table:table-cell>
          <table:table-cell/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300</text:p>
          </table:table-cell>
          <table:table-cell office:value-type="string">
            <text:p>3000</text:p>
          </table:table-cell>
          <table:table-cell office:value-type="string">
            <text:p>30000</text:p>
          </table:table-cell>
          <table:table-cell office:value-type="string">
            <text:p>300000</text:p>
          </table:table-cell>
          <table:table-cell table:number-columns-repeated="2"/>
          <table:table-cell office:value-type="string">
            <text:p>3</text:p>
          </table:table-cell>
          <table:table-cell office:value-type="string">
            <text:p>5</text:p>
          </table:table-cell>
          <table:table-cell table:style-name="ce10" office:value-type="string">
            <text:p>3</text:p>
          </table:table-cell>
          <table:table-cell office:value-type="string">
            <text:p>VTHIN</text:p>
          </table:table-cell>
          <table:table-cell office:value-type="string">
            <text:p>FREE</text:p>
          </table:table-cell>
          <table:table-cell office:value-type="string">
            <text:p>2</text:p>
          </table:table-cell>
          <table:table-cell office:value-type="string">
            <text:p>OLIGA</text:p>
          </table:table-cell>
          <table:table-cell office:value-type="string">
            <text:p>CASTE</text:p>
          </table:table-cell>
          <table:table-cell office:value-type="string">
            <text:p>MERIT</text:p>
          </table:table-cell>
          <table:table-cell table:number-columns-repeated="234"/>
        </table:table-row>
        <table:table-row table:style-name="ro1">
          <table:table-cell office:value-type="string">
            <text:p>Vland</text:p>
          </table:table-cell>
          <table:table-cell/>
          <table:table-cell office:value-type="string">
            <text:p>7-8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200</text:p>
          </table:table-cell>
          <table:table-cell office:value-type="string">
            <text:p>2000</text:p>
          </table:table-cell>
          <table:table-cell office:value-type="string">
            <text:p>20000</text:p>
          </table:table-cell>
          <table:table-cell office:value-type="string">
            <text:p>200000</text:p>
          </table:table-cell>
          <table:table-cell table:number-columns-repeated="2"/>
          <table:table-cell office:value-type="string">
            <text:p>4</text:p>
          </table:table-cell>
          <table:table-cell office:value-type="string">
            <text:p>5+</text:p>
          </table:table-cell>
          <table:table-cell table:style-name="ce10" office:value-type="string">
            <text:p>4</text:p>
          </table:table-cell>
          <table:table-cell office:value-type="string">
            <text:p>THN-T</text:p>
          </table:table-cell>
          <table:table-cell office:value-type="string">
            <text:p>FREE</text:p>
          </table:table-cell>
          <table:table-cell office:value-type="string">
            <text:p>2</text:p>
          </table:table-cell>
          <table:table-cell office:value-type="string">
            <text:p>REPDE</text:p>
          </table:table-cell>
          <table:table-cell table:number-columns-repeated="236"/>
        </table:table-row>
        <table:table-row table:style-name="ro1">
          <table:table-cell office:value-type="string">
            <text:p>Antares</text:p>
          </table:table-cell>
          <table:table-cell/>
          <table:table-cell office:value-type="string">
            <text:p>9</text:p>
          </table:table-cell>
          <table:table-cell table:number-columns-repeated="2"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150</text:p>
          </table:table-cell>
          <table:table-cell office:value-type="string">
            <text:p>1500</text:p>
          </table:table-cell>
          <table:table-cell office:value-type="string">
            <text:p>15000</text:p>
          </table:table-cell>
          <table:table-cell office:value-type="string">
            <text:p>150000</text:p>
          </table:table-cell>
          <table:table-cell table:number-columns-repeated="2"/>
          <table:table-cell office:value-type="string">
            <text:p>5</text:p>
          </table:table-cell>
          <table:table-cell office:value-type="string">
            <text:p>6-</text:p>
          </table:table-cell>
          <table:table-cell table:style-name="ce10" office:value-type="string">
            <text:p>5</text:p>
          </table:table-cell>
          <table:table-cell office:value-type="string">
            <text:p>THIN</text:p>
          </table:table-cell>
          <table:table-cell office:value-type="string">
            <text:p>MODER</text:p>
          </table:table-cell>
          <table:table-cell office:value-type="string">
            <text:p>3</text:p>
          </table:table-cell>
          <table:table-cell office:value-type="string">
            <text:p>TECHN</text:p>
          </table:table-cell>
          <table:table-cell office:value-type="string">
            <text:p>CYBER</text:p>
          </table:table-cell>
          <table:table-cell table:number-columns-repeated="235"/>
        </table:table-row>
        <table:table-row table:style-name="ro1">
          <table:table-cell office:value-type="string">
            <text:p>Daibei</text:p>
          </table:table-cell>
          <table:table-cell/>
          <table:table-cell office:value-type="string">
            <text:p>10</text:p>
          </table:table-cell>
          <table:table-cell table:number-columns-repeated="2"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20</text:p>
          </table:table-cell>
          <table:table-cell office:value-type="string">
            <text:p>1200</text:p>
          </table:table-cell>
          <table:table-cell office:value-type="string">
            <text:p>12000</text:p>
          </table:table-cell>
          <table:table-cell office:value-type="string">
            <text:p>120000</text:p>
          </table:table-cell>
          <table:table-cell table:number-columns-repeated="2"/>
          <table:table-cell office:value-type="string">
            <text:p>6</text:p>
          </table:table-cell>
          <table:table-cell office:value-type="string">
            <text:p>6+</text:p>
          </table:table-cell>
          <table:table-cell table:style-name="ce10" office:value-type="string">
            <text:p>6</text:p>
          </table:table-cell>
          <table:table-cell office:value-type="string">
            <text:p>STD</text:p>
          </table:table-cell>
          <table:table-cell office:value-type="string">
            <text:p>CONT</text:p>
          </table:table-cell>
          <table:table-cell office:value-type="string">
            <text:p>4</text:p>
          </table:table-cell>
          <table:table-cell office:value-type="string">
            <text:p>CAPTI</text:p>
          </table:table-cell>
          <table:table-cell office:value-type="string">
            <text:p>COLO</text:p>
          </table:table-cell>
          <table:table-cell office:value-type="string">
            <text:p>SUBJU</text:p>
          </table:table-cell>
          <table:table-cell office:value-type="string">
            <text:p>MILIT</text:p>
          </table:table-cell>
          <table:table-cell table:number-columns-repeated="233"/>
        </table:table-row>
        <table:table-row table:style-name="ro1">
          <table:table-cell office:value-type="string">
            <text:p>Norris</text:p>
          </table:table-cell>
          <table:table-cell/>
          <table:table-cell office:value-type="string">
            <text:p>11</text:p>
          </table:table-cell>
          <table:table-cell table:number-columns-repeated="3" office:value-type="string">
            <text:p>-</text:p>
          </table:table-cell>
          <table:table-cell office:value-type="string">
            <text:p>7</text:p>
          </table:table-cell>
          <table:table-cell office:value-type="string">
            <text:p>70</text:p>
          </table:table-cell>
          <table:table-cell office:value-type="string">
            <text:p>700</text:p>
          </table:table-cell>
          <table:table-cell office:value-type="string">
            <text:p>7000</text:p>
          </table:table-cell>
          <table:table-cell office:value-type="string">
            <text:p>70000</text:p>
          </table:table-cell>
          <table:table-cell table:number-columns-repeated="2"/>
          <table:table-cell table:number-columns-repeated="2" office:value-type="string">
            <text:p>7</text:p>
          </table:table-cell>
          <table:table-cell table:style-name="ce10" office:value-type="string">
            <text:p>7</text:p>
          </table:table-cell>
          <table:table-cell office:value-type="string">
            <text:p>STD-T</text:p>
          </table:table-cell>
          <table:table-cell office:value-type="string">
            <text:p>CONT</text:p>
          </table:table-cell>
          <table:table-cell office:value-type="string">
            <text:p>4</text:p>
          </table:table-cell>
          <table:table-cell office:value-type="string">
            <text:p>MULTI</text:p>
          </table:table-cell>
          <table:table-cell table:number-columns-repeated="236"/>
        </table:table-row>
        <table:table-row table:style-name="ro1">
          <table:table-cell table:number-columns-repeated="2"/>
          <table:table-cell office:value-type="string">
            <text:p>12-13</text:p>
          </table:table-cell>
          <table:table-cell table:number-columns-repeated="3" office:value-type="string">
            <text:p>-</text:p>
          </table:table-cell>
          <table:table-cell office:value-type="string">
            <text:p>5</text:p>
          </table:table-cell>
          <table:table-cell office:value-type="string">
            <text:p>50</text:p>
          </table:table-cell>
          <table:table-cell office:value-type="string">
            <text:p>500</text:p>
          </table:table-cell>
          <table:table-cell office:value-type="string">
            <text:p>5000</text:p>
          </table:table-cell>
          <table:table-cell office:value-type="string">
            <text:p>50000</text:p>
          </table:table-cell>
          <table:table-cell table:number-columns-repeated="2"/>
          <table:table-cell table:number-columns-repeated="2" office:value-type="string">
            <text:p>8</text:p>
          </table:table-cell>
          <table:table-cell table:style-name="ce10" office:value-type="string">
            <text:p>8</text:p>
          </table:table-cell>
          <table:table-cell office:value-type="string">
            <text:p>DENSE</text:p>
          </table:table-cell>
          <table:table-cell office:value-type="string">
            <text:p>REPRES</text:p>
          </table:table-cell>
          <table:table-cell office:value-type="string">
            <text:p>5</text:p>
          </table:table-cell>
          <table:table-cell office:value-type="string">
            <text:p>BUREA</text:p>
          </table:table-cell>
          <table:table-cell table:number-columns-repeated="236"/>
        </table:table-row>
        <table:table-row table:style-name="ro1">
          <table:table-cell office:value-type="string">
            <text:p>Solomani</text:p>
          </table:table-cell>
          <table:table-cell table:number-columns-repeated="12"/>
          <table:table-cell office:value-type="string">
            <text:p>9</text:p>
          </table:table-cell>
          <table:table-cell office:value-type="string">
            <text:p>9-</text:p>
          </table:table-cell>
          <table:table-cell table:style-name="ce10" office:value-type="string">
            <text:p>9</text:p>
          </table:table-cell>
          <table:table-cell office:value-type="string">
            <text:p>DEN-T</text:p>
          </table:table-cell>
          <table:table-cell office:value-type="string">
            <text:p>TOTAL</text:p>
          </table:table-cell>
          <table:table-cell office:value-type="string">
            <text:p>6</text:p>
          </table:table-cell>
          <table:table-cell office:value-type="string">
            <text:p>BUREA</text:p>
          </table:table-cell>
          <table:table-cell table:number-columns-repeated="236"/>
        </table:table-row>
        <table:table-row table:style-name="ro1">
          <table:table-cell office:value-type="string">
            <text:p>Zhodani</text:p>
          </table:table-cell>
          <table:table-cell/>
          <table:table-cell table:style-name="ce10" office:value-type="string">
            <text:p>SDB</text:p>
          </table:table-cell>
          <table:table-cell/>
          <table:table-cell table:style-name="ce10" office:value-type="string">
            <text:p>POPULATION DIGIT</text:p>
          </table:table-cell>
          <table:table-cell table:number-columns-repeated="8"/>
          <table:table-cell office:value-type="string">
            <text:p>10</text:p>
          </table:table-cell>
          <table:table-cell office:value-type="string">
            <text:p>9</text:p>
          </table:table-cell>
          <table:table-cell table:style-name="ce10" office:value-type="string">
            <text:p>A</text:p>
          </table:table-cell>
          <table:table-cell office:value-type="string">
            <text:p>EXOTI</text:p>
          </table:table-cell>
          <table:table-cell table:number-columns-repeated="2"/>
          <table:table-cell office:value-type="string">
            <text:p>DICTA</text:p>
          </table:table-cell>
          <table:table-cell table:number-columns-repeated="236"/>
        </table:table-row>
        <table:table-row table:style-name="ro1">
          <table:table-cell table:number-columns-repeated="2"/>
          <table:table-cell table:style-name="ce10" office:value-type="string">
            <text:p>TL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/>
          <table:table-cell table:style-name="ce12" office:value-type="string">
            <text:p>MONEY</text:p>
          </table:table-cell>
          <table:table-cell table:style-name="ce12" office:value-type="string">
            <text:p>ZEROES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BBGGRR</text:p>
          </table:table-cell>
          <table:table-cell/>
          <table:table-cell office:value-type="string">
            <text:p>11</text:p>
          </table:table-cell>
          <table:table-cell office:value-type="string">
            <text:p>9+</text:p>
          </table:table-cell>
          <table:table-cell table:style-name="ce10" office:value-type="string">
            <text:p>B</text:p>
          </table:table-cell>
          <table:table-cell office:value-type="string">
            <text:p>CORRO</text:p>
          </table:table-cell>
          <table:table-cell table:number-columns-repeated="2"/>
          <table:table-cell office:value-type="string">
            <text:p>DICTA</text:p>
          </table:table-cell>
          <table:table-cell table:number-columns-repeated="236"/>
        </table:table-row>
        <table:table-row table:style-name="ro1">
          <table:table-cell office:value-type="string">
            <text:p>Aslan</text:p>
          </table:table-cell>
          <table:table-cell/>
          <table:table-cell office:value-type="string">
            <text:p>7-8</text:p>
          </table:table-cell>
          <table:table-cell office:value-type="string">
            <text:p>-</text:p>
          </table:table-cell>
          <table:table-cell office:value-type="string">
            <text:p>5</text:p>
          </table:table-cell>
          <table:table-cell office:value-type="string">
            <text:p>50</text:p>
          </table:table-cell>
          <table:table-cell office:value-type="string">
            <text:p>500</text:p>
          </table:table-cell>
          <table:table-cell/>
          <table:table-cell table:style-name="ce13" office:value-type="string">
            <text:p>CR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SINGLE</text:p>
          </table:table-cell>
          <table:table-cell table:style-name="ce13" office:value-type="string">
            <text:p>800080</text:p>
          </table:table-cell>
          <table:table-cell/>
          <table:table-cell office:value-type="string">
            <text:p>12</text:p>
          </table:table-cell>
          <table:table-cell office:value-type="string">
            <text:p>10-</text:p>
          </table:table-cell>
          <table:table-cell table:style-name="ce10" office:value-type="string">
            <text:p>C</text:p>
          </table:table-cell>
          <table:table-cell office:value-type="string">
            <text:p>INSIDI</text:p>
          </table:table-cell>
          <table:table-cell table:number-columns-repeated="2"/>
          <table:table-cell office:value-type="string">
            <text:p>OLIGA</text:p>
          </table:table-cell>
          <table:table-cell table:number-columns-repeated="236"/>
        </table:table-row>
        <table:table-row table:style-name="ro1">
          <table:table-cell office:value-type="string">
            <text:p>Vargr</text:p>
          </table:table-cell>
          <table:table-cell/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100</text:p>
          </table:table-cell>
          <table:table-cell office:value-type="string">
            <text:p>1000</text:p>
          </table:table-cell>
          <table:table-cell/>
          <table:table-cell table:style-name="ce13" office:value-type="string">
            <text:p>KCR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THOUSAND</text:p>
          </table:table-cell>
          <table:table-cell table:style-name="ce13" office:value-type="string">
            <text:p>808000</text:p>
          </table:table-cell>
          <table:table-cell/>
          <table:table-cell office:value-type="string">
            <text:p>13</text:p>
          </table:table-cell>
          <table:table-cell office:value-type="string">
            <text:p>10+</text:p>
          </table:table-cell>
          <table:table-cell table:style-name="ce10" office:value-type="string">
            <text:p>D</text:p>
          </table:table-cell>
          <table:table-cell table:number-columns-repeated="3"/>
          <table:table-cell office:value-type="string">
            <text:p>THEOC</text:p>
          </table:table-cell>
          <table:table-cell table:number-columns-repeated="236"/>
        </table:table-row>
        <table:table-row table:style-name="ro1">
          <table:table-cell office:value-type="string">
            <text:p>Kkree</text:p>
          </table:table-cell>
          <table:table-cell/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120</text:p>
          </table:table-cell>
          <table:table-cell office:value-type="string">
            <text:p>1200</text:p>
          </table:table-cell>
          <table:table-cell/>
          <table:table-cell table:style-name="ce13" office:value-type="string">
            <text:p>MCR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MILLION</text:p>
          </table:table-cell>
          <table:table-cell table:style-name="ce13" office:value-type="string">
            <text:p>008080</text:p>
          </table:table-cell>
          <table:table-cell/>
          <table:table-cell office:value-type="string">
            <text:p>14</text:p>
          </table:table-cell>
          <table:table-cell office:value-type="string">
            <text:p>11</text:p>
          </table:table-cell>
          <table:table-cell table:style-name="ce10" office:value-type="string">
            <text:p>E</text:p>
          </table:table-cell>
          <table:table-cell table:number-columns-repeated="240"/>
        </table:table-row>
        <table:table-row table:style-name="ro1">
          <table:table-cell office:value-type="string">
            <text:p>Hiver</text:p>
          </table:table-cell>
          <table: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150</text:p>
          </table:table-cell>
          <table:table-cell office:value-type="string">
            <text:p>1500</text:p>
          </table:table-cell>
          <table:table-cell/>
          <table:table-cell table:style-name="ce13" office:value-type="string">
            <text:p>GCR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BILLION</text:p>
          </table:table-cell>
          <table:table-cell table:style-name="ce13" office:value-type="string">
            <text:p>800000</text:p>
          </table:table-cell>
          <table:table-cell/>
          <table:table-cell office:value-type="string">
            <text:p>15</text:p>
          </table:table-cell>
          <table:table-cell office:value-type="string">
            <text:p>12</text:p>
          </table:table-cell>
          <table:table-cell table:style-name="ce10" office:value-type="string">
            <text:p>F</text:p>
          </table:table-cell>
          <table:table-cell table:number-columns-repeated="240"/>
        </table:table-row>
        <table:table-row table:style-name="ro1">
          <table:table-cell office:value-type="string">
            <text:p>Ithklur</text:p>
          </table:table-cell>
          <table:table-cell/>
          <table:table-cell office:value-type="string">
            <text:p>12-13</text:p>
          </table:table-cell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200</text:p>
          </table:table-cell>
          <table:table-cell office:value-type="string">
            <text:p>2000</text:p>
          </table:table-cell>
          <table:table-cell/>
          <table:table-cell table:style-name="ce13" office:value-type="string">
            <text:p>TCR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TRILLION</text:p>
          </table:table-cell>
          <table:table-cell table:style-name="ce13" office:value-type="string">
            <text:p>000000</text:p>
          </table:table-cell>
          <table:table-cell/>
          <table:table-cell office:value-type="string">
            <text:p>16</text:p>
          </table:table-cell>
          <table:table-cell office:value-type="string">
            <text:p>13</text:p>
          </table:table-cell>
          <table:table-cell table:number-columns-repeated="241"/>
        </table:table-row>
        <table:table-row table:style-name="ro1">
          <table:table-cell office:value-type="string">
            <text:p>Droyne</text:p>
          </table:table-cell>
          <table:table-cell table:number-columns-repeated="255"/>
        </table:table-row>
        <table:table-row table:style-name="ro1">
          <table:table-cell office:value-type="string">
            <text:p>Vegan</text:p>
          </table:table-cell>
          <table:table-cell table:number-columns-repeated="255"/>
        </table:table-row>
        <table:table-row table:style-name="ro1" table:number-rows-repeated="10485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s" table:style-name="ta6" table:print="false">
        <table:table-column table:style-name="co8" table:default-cell-style-name="ce1"/>
        <table:table-column table:style-name="co2" table:number-columns-repeated="2" table:default-cell-style-name="Default"/>
        <table:table-column table:style-name="co8" table:default-cell-style-name="ce1"/>
        <table:table-column table:style-name="co2" table:number-columns-repeated="2" table:default-cell-style-name="Default"/>
        <table:table-column table:style-name="co8" table:default-cell-style-name="ce1"/>
        <table:table-column table:style-name="co2" table:number-columns-repeated="249" table:default-cell-style-name="Default"/>
        <table:table-column table:style-name="co7" table:number-columns-repeated="768" table:default-cell-style-name="Default"/>
        <table:table-row table:style-name="ro1">
          <table:table-cell office:value-type="string">
            <text:p>INITIAL CONSONANTS</text:p>
          </table:table-cell>
          <table:table-cell table:style-name="ce1" table:number-columns-repeated="2"/>
          <table:table-cell office:value-type="string">
            <text:p>VOWELS</text:p>
          </table:table-cell>
          <table:table-cell table:style-name="ce1" table:number-columns-repeated="2"/>
          <table:table-cell office:value-type="string">
            <text:p>FINAL CONSONANT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1017"/>
        </table:table-row>
        <table:table-row table:style-name="ro1">
          <table:table-cell office:value-type="string">
            <text:p>Symbol</text:p>
          </table:table-cell>
          <table:table-cell table:style-name="ce1" office:value-type="string">
            <text:p>Pronounced</text:p>
          </table:table-cell>
          <table:table-cell table:style-name="ce1"/>
          <table:table-cell office:value-type="string">
            <text:p>Symbol</text:p>
          </table:table-cell>
          <table:table-cell table:style-name="ce1" office:value-type="string">
            <text:p>Pronounced</text:p>
          </table:table-cell>
          <table:table-cell table:style-name="ce1"/>
          <table:table-cell office:value-type="string">
            <text:p>Symbol</text:p>
          </table:table-cell>
          <table:table-cell table:style-name="ce1" office:value-type="string">
            <text:p>Pronounced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B</text:p>
          </table:table-cell>
          <table:table-cell office:value-type="string">
            <text:p>bee</text:p>
          </table:table-cell>
          <table:table-cell/>
          <table:table-cell office:value-type="string">
            <text:p>A</text:p>
          </table:table-cell>
          <table:table-cell office:value-type="string">
            <text:p>lock</text:p>
          </table:table-cell>
          <table:table-cell/>
          <table:table-cell office:value-type="string">
            <text:p>B</text:p>
          </table:table-cell>
          <table:table-cell office:value-type="string">
            <text:p>crab</text:p>
          </table:table-cell>
          <table:table-cell table:number-columns-repeated="1016"/>
        </table:table-row>
        <table:table-row table:style-name="ro1">
          <table:table-cell office:value-type="string">
            <text:p>BL</text:p>
          </table:table-cell>
          <table:table-cell office:value-type="string">
            <text:p>blade</text:p>
          </table:table-cell>
          <table:table-cell/>
          <table:table-cell office:value-type="string">
            <text:p>AE</text:p>
          </table:table-cell>
          <table:table-cell office:value-type="string">
            <text:p>kite</text:p>
          </table:table-cell>
          <table:table-cell/>
          <table:table-cell office:value-type="string">
            <text:p>BL</text:p>
          </table:table-cell>
          <table:table-cell office:value-type="string">
            <text:p>able</text:p>
          </table:table-cell>
          <table:table-cell table:number-columns-repeated="1016"/>
        </table:table-row>
        <table:table-row table:style-name="ro1">
          <table:table-cell office:value-type="string">
            <text:p>BR</text:p>
          </table:table-cell>
          <table:table-cell office:value-type="string">
            <text:p>bright</text:p>
          </table:table-cell>
          <table:table-cell/>
          <table:table-cell office:value-type="string">
            <text:p>AI</text:p>
          </table:table-cell>
          <table:table-cell office:value-type="string">
            <text:p>kite</text:p>
          </table:table-cell>
          <table:table-cell/>
          <table:table-cell office:value-type="string">
            <text:p>BR</text:p>
          </table:table-cell>
          <table:table-cell office:value-type="string">
            <text:p>labour</text:p>
          </table:table-cell>
          <table:table-cell table:number-columns-repeated="1016"/>
        </table:table-row>
        <table:table-row table:style-name="ro1">
          <table:table-cell office:value-type="string">
            <text:p>CH</text:p>
          </table:table-cell>
          <table:table-cell office:value-type="string">
            <text:p>chest</text:p>
          </table:table-cell>
          <table:table-cell/>
          <table:table-cell office:value-type="string">
            <text:p>AO</text:p>
          </table:table-cell>
          <table:table-cell office:value-type="string">
            <text:p>mao</text:p>
          </table:table-cell>
          <table:table-cell/>
          <table:table-cell office:value-type="string">
            <text:p>CH</text:p>
          </table:table-cell>
          <table:table-cell office:value-type="string">
            <text:p>which</text:p>
          </table:table-cell>
          <table:table-cell table:number-columns-repeated="1016"/>
        </table:table-row>
        <table:table-row table:style-name="ro1">
          <table:table-cell office:value-type="string">
            <text:p>CHT</text:p>
          </table:table-cell>
          <table:table-cell office:value-type="string">
            <text:p>watched</text:p>
          </table:table-cell>
          <table:table-cell/>
          <table:table-cell office:value-type="string">
            <text:p>AU</text:p>
          </table:table-cell>
          <table:table-cell office:value-type="string">
            <text:p>house</text:p>
          </table:table-cell>
          <table:table-cell/>
          <table:table-cell office:value-type="string">
            <text:p>D</text:p>
          </table:table-cell>
          <table:table-cell office:value-type="string">
            <text:p>had</text:p>
          </table:table-cell>
          <table:table-cell table:number-columns-repeated="1016"/>
        </table:table-row>
        <table:table-row table:style-name="ro1">
          <table:table-cell office:value-type="string">
            <text:p>D</text:p>
          </table:table-cell>
          <table:table-cell office:value-type="string">
            <text:p>doll</text:p>
          </table:table-cell>
          <table:table-cell/>
          <table:table-cell office:value-type="string">
            <text:p>AY</text:p>
          </table:table-cell>
          <table:table-cell office:value-type="string">
            <text:p>lake</text:p>
          </table:table-cell>
          <table:table-cell/>
          <table:table-cell office:value-type="string">
            <text:p>DH</text:p>
          </table:table-cell>
          <table:table-cell office:value-type="string">
            <text:p>with</text:p>
          </table:table-cell>
          <table:table-cell table:number-columns-repeated="1016"/>
        </table:table-row>
        <table:table-row table:style-name="ro1">
          <table:table-cell office:value-type="string">
            <text:p>DH</text:p>
          </table:table-cell>
          <table:table-cell office:value-type="string">
            <text:p>this</text:p>
          </table:table-cell>
          <table:table-cell/>
          <table:table-cell office:value-type="string">
            <text:p>E</text:p>
          </table:table-cell>
          <table:table-cell office:value-type="string">
            <text:p>men</text:p>
          </table:table-cell>
          <table:table-cell/>
          <table:table-cell office:value-type="string">
            <text:p>DL</text:p>
          </table:table-cell>
          <table:table-cell office:value-type="string">
            <text:p>paddle</text:p>
          </table:table-cell>
          <table:table-cell table:number-columns-repeated="1016"/>
        </table:table-row>
        <table:table-row table:style-name="ro1">
          <table:table-cell office:value-type="string">
            <text:p>DL</text:p>
          </table:table-cell>
          <table:table-cell office:value-type="string">
            <text:p>paddle</text:p>
          </table:table-cell>
          <table:table-cell/>
          <table:table-cell office:value-type="string">
            <text:p>EA</text:p>
          </table:table-cell>
          <table:table-cell office:value-type="string">
            <text:p>separately</text:p>
          </table:table-cell>
          <table:table-cell/>
          <table:table-cell office:value-type="string">
            <text:p>DR</text:p>
          </table:table-cell>
          <table:table-cell office:value-type="string">
            <text:p>badder</text:p>
          </table:table-cell>
          <table:table-cell table:number-columns-repeated="1016"/>
        </table:table-row>
        <table:table-row table:style-name="ro1">
          <table:table-cell office:value-type="string">
            <text:p>DR</text:p>
          </table:table-cell>
          <table:table-cell office:value-type="string">
            <text:p>drain</text:p>
          </table:table-cell>
          <table:table-cell/>
          <table:table-cell office:value-type="string">
            <text:p>EI</text:p>
          </table:table-cell>
          <table:table-cell office:value-type="string">
            <text:p>bay</text:p>
          </table:table-cell>
          <table:table-cell/>
          <table:table-cell office:value-type="string">
            <text:p>DZ</text:p>
          </table:table-cell>
          <table:table-cell office:value-type="string">
            <text:p>sudz</text:p>
          </table:table-cell>
          <table:table-cell table:number-columns-repeated="1016"/>
        </table:table-row>
        <table:table-row table:style-name="ro1">
          <table:table-cell office:value-type="string">
            <text:p>DZ</text:p>
          </table:table-cell>
          <table:table-cell office:value-type="string">
            <text:p>suds</text:p>
          </table:table-cell>
          <table:table-cell/>
          <table:table-cell office:value-type="string">
            <text:p>I</text:p>
          </table:table-cell>
          <table:table-cell office:value-type="string">
            <text:p>kit</text:p>
          </table:table-cell>
          <table:table-cell/>
          <table:table-cell office:value-type="string">
            <text:p>F</text:p>
          </table:table-cell>
          <table:table-cell office:value-type="string">
            <text:p>cliff</text:p>
          </table:table-cell>
          <table:table-cell table:number-columns-repeated="1016"/>
        </table:table-row>
        <table:table-row table:style-name="ro1">
          <table:table-cell office:value-type="string">
            <text:p>F</text:p>
          </table:table-cell>
          <table:table-cell office:value-type="string">
            <text:p>fang</text:p>
          </table:table-cell>
          <table:table-cell/>
          <table:table-cell office:value-type="string">
            <text:p>IA</text:p>
          </table:table-cell>
          <table:table-cell office:value-type="string">
            <text:p>yank</text:p>
          </table:table-cell>
          <table:table-cell/>
          <table:table-cell office:value-type="string">
            <text:p>FL</text:p>
          </table:table-cell>
          <table:table-cell office:value-type="string">
            <text:p>waffle</text:p>
          </table:table-cell>
          <table:table-cell table:number-columns-repeated="1016"/>
        </table:table-row>
        <table:table-row table:style-name="ro1">
          <table:table-cell office:value-type="string">
            <text:p>F</text:p>
          </table:table-cell>
          <table:table-cell office:value-type="string">
            <text:p>whew-( aslan)</text:p>
          </table:table-cell>
          <table:table-cell/>
          <table:table-cell office:value-type="string">
            <text:p>IE</text:p>
          </table:table-cell>
          <table:table-cell office:value-type="string">
            <text:p>layer</text:p>
          </table:table-cell>
          <table:table-cell/>
          <table:table-cell office:value-type="string">
            <text:p>FR</text:p>
          </table:table-cell>
          <table:table-cell office:value-type="string">
            <text:p>afraid</text:p>
          </table:table-cell>
          <table:table-cell table:number-columns-repeated="1016"/>
        </table:table-row>
        <table:table-row table:style-name="ro1">
          <table:table-cell office:value-type="string">
            <text:p>FL</text:p>
          </table:table-cell>
          <table:table-cell office:value-type="string">
            <text:p>flood</text:p>
          </table:table-cell>
          <table:table-cell/>
          <table:table-cell office:value-type="string">
            <text:p>IY</text:p>
          </table:table-cell>
          <table:table-cell office:value-type="string">
            <text:p>feet</text:p>
          </table:table-cell>
          <table:table-cell/>
          <table:table-cell office:value-type="string">
            <text:p>FT</text:p>
          </table:table-cell>
          <table:table-cell office:value-type="string">
            <text:p>rift</text:p>
          </table:table-cell>
          <table:table-cell table:number-columns-repeated="1016"/>
        </table:table-row>
        <table:table-row table:style-name="ro1">
          <table:table-cell office:value-type="string">
            <text:p>FR</text:p>
          </table:table-cell>
          <table:table-cell office:value-type="string">
            <text:p>frown</text:p>
          </table:table-cell>
          <table:table-cell/>
          <table:table-cell office:value-type="string">
            <text:p>O</text:p>
          </table:table-cell>
          <table:table-cell office:value-type="string">
            <text:p>on</text:p>
          </table:table-cell>
          <table:table-cell/>
          <table:table-cell office:value-type="string">
            <text:p>G</text:p>
          </table:table-cell>
          <table:table-cell office:value-type="string">
            <text:p>hog</text:p>
          </table:table-cell>
          <table:table-cell table:number-columns-repeated="1016"/>
        </table:table-row>
        <table:table-row table:style-name="ro1">
          <table:table-cell office:value-type="string">
            <text:p>FT</text:p>
          </table:table-cell>
          <table:table-cell office:value-type="string">
            <text:p>rift</text:p>
          </table:table-cell>
          <table:table-cell/>
          <table:table-cell office:value-type="string">
            <text:p>O</text:p>
          </table:table-cell>
          <table:table-cell office:value-type="string">
            <text:p>go (droyne)</text:p>
          </table:table-cell>
          <table:table-cell/>
          <table:table-cell office:value-type="string">
            <text:p>GH</text:p>
          </table:table-cell>
          <table:table-cell office:value-type="string">
            <text:p>ach</text:p>
          </table:table-cell>
          <table:table-cell table:number-columns-repeated="1016"/>
        </table:table-row>
        <table:table-row table:style-name="ro1">
          <table:table-cell office:value-type="string">
            <text:p>G</text:p>
          </table:table-cell>
          <table:table-cell office:value-type="string">
            <text:p>gang</text:p>
          </table:table-cell>
          <table:table-cell/>
          <table:table-cell office:value-type="string">
            <text:p>OA</text:p>
          </table:table-cell>
          <table:table-cell office:value-type="string">
            <text:p>separately</text:p>
          </table:table-cell>
          <table:table-cell/>
          <table:table-cell office:value-type="string">
            <text:p>GHZ</text:p>
          </table:table-cell>
          <table:table-cell office:value-type="string">
            <text:p>ach zebra</text:p>
          </table:table-cell>
          <table:table-cell table:number-columns-repeated="1016"/>
        </table:table-row>
        <table:table-row table:style-name="ro1">
          <table:table-cell office:value-type="string">
            <text:p>gh</text:p>
          </table:table-cell>
          <table:table-cell office:value-type="string">
            <text:p>ach</text:p>
          </table:table-cell>
          <table:table-cell/>
          <table:table-cell office:value-type="string">
            <text:p>OE</text:p>
          </table:table-cell>
          <table:table-cell office:value-type="string">
            <text:p>doe</text:p>
          </table:table-cell>
          <table:table-cell/>
          <table:table-cell office:value-type="string">
            <text:p>GZ</text:p>
          </table:table-cell>
          <table:table-cell office:value-type="string">
            <text:p>hog zebra</text:p>
          </table:table-cell>
          <table:table-cell table:number-columns-repeated="1016"/>
        </table:table-row>
        <table:table-row table:style-name="ro1">
          <table:table-cell office:value-type="string">
            <text:p>GN</text:p>
          </table:table-cell>
          <table:table-cell office:value-type="string">
            <text:p>hag night</text:p>
          </table:table-cell>
          <table:table-cell/>
          <table:table-cell office:value-type="string">
            <text:p>OI</text:p>
          </table:table-cell>
          <table:table-cell office:value-type="string">
            <text:p>noise</text:p>
          </table:table-cell>
          <table:table-cell/>
          <table:table-cell office:value-type="string">
            <text:p>H</text:p>
          </table:table-cell>
          <table:table-cell office:value-type="string">
            <text:p>how</text:p>
          </table:table-cell>
          <table:table-cell table:number-columns-repeated="1016"/>
        </table:table-row>
        <table:table-row table:style-name="ro1">
          <table:table-cell office:value-type="string">
            <text:p>GV</text:p>
          </table:table-cell>
          <table:table-cell office:value-type="string">
            <text:p>hav view</text:p>
          </table:table-cell>
          <table:table-cell/>
          <table:table-cell office:value-type="string">
            <text:p>OU</text:p>
          </table:table-cell>
          <table:table-cell office:value-type="string">
            <text:p>loud</text:p>
          </table:table-cell>
          <table:table-cell/>
          <table:table-cell office:value-type="string">
            <text:p>J</text:p>
          </table:table-cell>
          <table:table-cell office:value-type="string">
            <text:p>age</text:p>
          </table:table-cell>
          <table:table-cell table:number-columns-repeated="1016"/>
        </table:table-row>
        <table:table-row table:style-name="ro1">
          <table:table-cell office:value-type="string">
            <text:p>GZ</text:p>
          </table:table-cell>
          <table:table-cell office:value-type="string">
            <text:p>hag zebra</text:p>
          </table:table-cell>
          <table:table-cell/>
          <table:table-cell office:value-type="string">
            <text:p>OU</text:p>
          </table:table-cell>
          <table:table-cell office:value-type="string">
            <text:p>separately (Aslan)</text:p>
          </table:table-cell>
          <table:table-cell/>
          <table:table-cell office:value-type="string">
            <text:p>K</text:p>
          </table:table-cell>
          <table:table-cell office:value-type="string">
            <text:p>pick</text:p>
          </table:table-cell>
          <table:table-cell table:number-columns-repeated="1016"/>
        </table:table-row>
        <table:table-row table:style-name="ro1">
          <table:table-cell office:value-type="string">
            <text:p>H</text:p>
          </table:table-cell>
          <table:table-cell office:value-type="string">
            <text:p>hit</text:p>
          </table:table-cell>
          <table:table-cell/>
          <table:table-cell office:value-type="string">
            <text:p>OY</text:p>
          </table:table-cell>
          <table:table-cell office:value-type="string">
            <text:p>ahoy</text:p>
          </table:table-cell>
          <table:table-cell/>
          <table:table-cell office:value-type="string">
            <text:p>KH</text:p>
          </table:table-cell>
          <table:table-cell office:value-type="string">
            <text:p>lock</text:p>
          </table:table-cell>
          <table:table-cell table:number-columns-repeated="1016"/>
        </table:table-row>
        <table:table-row table:style-name="ro1">
          <table:table-cell office:value-type="string">
            <text:p>HF</text:p>
          </table:table-cell>
          <table:table-cell office:value-type="string">
            <text:p>hfang</text:p>
          </table:table-cell>
          <table:table-cell/>
          <table:table-cell office:value-type="string">
            <text:p>U</text:p>
          </table:table-cell>
          <table:table-cell office:value-type="string">
            <text:p>fun</text:p>
          </table:table-cell>
          <table:table-cell/>
          <table:table-cell office:value-type="string">
            <text:p>KHS</text:p>
          </table:table-cell>
          <table:table-cell office:value-type="string">
            <text:p>ach so</text:p>
          </table:table-cell>
          <table:table-cell table:number-columns-repeated="1016"/>
        </table:table-row>
        <table:table-row table:style-name="ro1">
          <table:table-cell office:value-type="string">
            <text:p>HK</text:p>
          </table:table-cell>
          <table:table-cell office:value-type="string">
            <text:p>hkang</text:p>
          </table:table-cell>
          <table:table-cell/>
          <table:table-cell office:value-type="string">
            <text:p>U</text:p>
          </table:table-cell>
          <table:table-cell office:value-type="string">
            <text:p>lute (Aslan)</text:p>
          </table:table-cell>
          <table:table-cell/>
          <table:table-cell office:value-type="string">
            <text:p>KL</text:p>
          </table:table-cell>
          <table:table-cell office:value-type="string">
            <text:p>pickle</text:p>
          </table:table-cell>
          <table:table-cell table:number-columns-repeated="1016"/>
        </table:table-row>
        <table:table-row table:style-name="ro1">
          <table:table-cell office:value-type="string">
            <text:p>HL</text:p>
          </table:table-cell>
          <table:table-cell office:value-type="string">
            <text:p>hlang</text:p>
          </table:table-cell>
          <table:table-cell/>
          <table:table-cell office:value-type="string">
            <text:p>UA</text:p>
          </table:table-cell>
          <table:table-cell office:value-type="string">
            <text:p>separately</text:p>
          </table:table-cell>
          <table:table-cell/>
          <table:table-cell office:value-type="string">
            <text:p>KR</text:p>
          </table:table-cell>
          <table:table-cell office:value-type="string">
            <text:p>cracker</text:p>
          </table:table-cell>
          <table:table-cell table:number-columns-repeated="1016"/>
        </table:table-row>
        <table:table-row table:style-name="ro1">
          <table:table-cell office:value-type="string">
            <text:p>HR</text:p>
          </table:table-cell>
          <table:table-cell office:value-type="string">
            <text:p>hrang</text:p>
          </table:table-cell>
          <table:table-cell/>
          <table:table-cell office:value-type="string">
            <text:p>UE</text:p>
          </table:table-cell>
          <table:table-cell office:value-type="string">
            <text:p>feud</text:p>
          </table:table-cell>
          <table:table-cell/>
          <table:table-cell office:value-type="string">
            <text:p>KS</text:p>
          </table:table-cell>
          <table:table-cell office:value-type="string">
            <text:p>locks</text:p>
          </table:table-cell>
          <table:table-cell table:number-columns-repeated="1016"/>
        </table:table-row>
        <table:table-row table:style-name="ro1">
          <table:table-cell office:value-type="string">
            <text:p>HT</text:p>
          </table:table-cell>
          <table:table-cell office:value-type="string">
            <text:p>htang</text:p>
          </table:table-cell>
          <table:table-cell/>
          <table:table-cell office:value-type="string">
            <text:p>UI</text:p>
          </table:table-cell>
          <table:table-cell office:value-type="string">
            <text:p>separately</text:p>
          </table:table-cell>
          <table:table-cell/>
          <table:table-cell office:value-type="string">
            <text:p>L</text:p>
          </table:table-cell>
          <table:table-cell office:value-type="string">
            <text:p>doll</text:p>
          </table:table-cell>
          <table:table-cell table:number-columns-repeated="1016"/>
        </table:table-row>
        <table:table-row table:style-name="ro1">
          <table:table-cell office:value-type="string">
            <text:p>HW</text:p>
          </table:table-cell>
          <table:table-cell office:value-type="string">
            <text:p>what</text:p>
          </table:table-cell>
          <table:table-cell/>
          <table:table-cell office:value-type="string">
            <text:p>R</text:p>
          </table:table-cell>
          <table:table-cell office:value-type="string">
            <text:p>Przemysi</text:p>
          </table:table-cell>
          <table:table-cell/>
          <table:table-cell office:value-type="string">
            <text:p>LB</text:p>
          </table:table-cell>
          <table:table-cell office:value-type="string">
            <text:p>call back</text:p>
          </table:table-cell>
          <table:table-cell table:number-columns-repeated="1016"/>
        </table:table-row>
        <table:table-row table:style-name="ro1">
          <table:table-cell office:value-type="string">
            <text:p>J</text:p>
          </table:table-cell>
          <table:table-cell office:value-type="string">
            <text:p>joy</text:p>
          </table:table-cell>
          <table:table-cell/>
          <table:table-cell office:value-type="string">
            <text:p>YA</text:p>
          </table:table-cell>
          <table:table-cell office:value-type="string">
            <text:p>yard</text:p>
          </table:table-cell>
          <table:table-cell/>
          <table:table-cell office:value-type="string">
            <text:p>LD</text:p>
          </table:table-cell>
          <table:table-cell office:value-type="string">
            <text:p>held</text:p>
          </table:table-cell>
          <table:table-cell table:number-columns-repeated="1016"/>
        </table:table-row>
        <table:table-row table:style-name="ro1">
          <table:table-cell office:value-type="string">
            <text:p>JD</text:p>
          </table:table-cell>
          <table:table-cell office:value-type="string">
            <text:p>charged</text:p>
          </table:table-cell>
          <table:table-cell/>
          <table:table-cell office:value-type="string">
            <text:p>YO</text:p>
          </table:table-cell>
          <table:table-cell office:value-type="string">
            <text:p>yo-yo</text:p>
          </table:table-cell>
          <table:table-cell/>
          <table:table-cell office:value-type="string">
            <text:p>LK</text:p>
          </table:table-cell>
          <table:table-cell office:value-type="string">
            <text:p>milk</text:p>
          </table:table-cell>
          <table:table-cell table:number-columns-repeated="1016"/>
        </table:table-row>
        <table:table-row table:style-name="ro1">
          <table:table-cell office:value-type="string">
            <text:p>K</text:p>
          </table:table-cell>
          <table:table-cell office:value-type="string">
            <text:p>kite</text:p>
          </table:table-cell>
          <table:table-cell/>
          <table:table-cell office:value-type="string">
            <text:p>YU</text:p>
          </table:table-cell>
          <table:table-cell office:value-type="string">
            <text:p>feud</text:p>
          </table:table-cell>
          <table:table-cell/>
          <table:table-cell office:value-type="string">
            <text:p>LL</text:p>
          </table:table-cell>
          <table:table-cell office:value-type="string">
            <text:p>miller</text:p>
          </table:table-cell>
          <table:table-cell table:number-columns-repeated="1016"/>
        </table:table-row>
        <table:table-row table:style-name="ro1">
          <table:table-cell office:value-type="string">
            <text:p>KF</text:p>
          </table:table-cell>
          <table:table-cell office:value-type="string">
            <text:p>lock fist</text:p>
          </table:table-cell>
          <table:table-cell table:number-columns-repeated="4"/>
          <table:table-cell office:value-type="string">
            <text:p>LM</text:p>
          </table:table-cell>
          <table:table-cell office:value-type="string">
            <text:p>helmet</text:p>
          </table:table-cell>
          <table:table-cell table:number-columns-repeated="1016"/>
        </table:table-row>
        <table:table-row table:style-name="ro1">
          <table:table-cell office:value-type="string">
            <text:p>KH</text:p>
          </table:table-cell>
          <table:table-cell office:value-type="string">
            <text:p>ach</text:p>
          </table:table-cell>
          <table:table-cell table:number-columns-repeated="4"/>
          <table:table-cell office:value-type="string">
            <text:p>LN</text:p>
          </table:table-cell>
          <table:table-cell office:value-type="string">
            <text:p>call now</text:p>
          </table:table-cell>
          <table:table-cell table:number-columns-repeated="1016"/>
        </table:table-row>
        <table:table-row table:style-name="ro1">
          <table:table-cell office:value-type="string">
            <text:p>KHT</text:p>
          </table:table-cell>
          <table:table-cell office:value-type="string">
            <text:p>nachte</text:p>
          </table:table-cell>
          <table:table-cell table:number-columns-repeated="4"/>
          <table:table-cell office:value-type="string">
            <text:p>LP</text:p>
          </table:table-cell>
          <table:table-cell office:value-type="string">
            <text:p>help</text:p>
          </table:table-cell>
          <table:table-cell table:number-columns-repeated="1016"/>
        </table:table-row>
        <table:table-row table:style-name="ro1">
          <table:table-cell office:value-type="string">
            <text:p>KL</text:p>
          </table:table-cell>
          <table:table-cell office:value-type="string">
            <text:p>heckle</text:p>
          </table:table-cell>
          <table:table-cell table:number-columns-repeated="4"/>
          <table:table-cell office:value-type="string">
            <text:p>LR</text:p>
          </table:table-cell>
          <table:table-cell office:value-type="string">
            <text:p>all right</text:p>
          </table:table-cell>
          <table:table-cell table:number-columns-repeated="1016"/>
        </table:table-row>
        <table:table-row table:style-name="ro1">
          <table:table-cell office:value-type="string">
            <text:p>KN</text:p>
          </table:table-cell>
          <table:table-cell office:value-type="string">
            <text:p>lock night</text:p>
          </table:table-cell>
          <table:table-cell table:number-columns-repeated="4"/>
          <table:table-cell office:value-type="string">
            <text:p>LS</text:p>
          </table:table-cell>
          <table:table-cell office:value-type="string">
            <text:p>calls</text:p>
          </table:table-cell>
          <table:table-cell table:number-columns-repeated="1016"/>
        </table:table-row>
        <table:table-row table:style-name="ro1">
          <table:table-cell office:value-type="string">
            <text:p>KR</text:p>
          </table:table-cell>
          <table:table-cell office:value-type="string">
            <text:p>crown</text:p>
          </table:table-cell>
          <table:table-cell table:number-columns-repeated="4"/>
          <table:table-cell office:value-type="string">
            <text:p>LT</text:p>
          </table:table-cell>
          <table:table-cell office:value-type="string">
            <text:p>hilt</text:p>
          </table:table-cell>
          <table:table-cell table:number-columns-repeated="1016"/>
        </table:table-row>
        <table:table-row table:style-name="ro1">
          <table:table-cell office:value-type="string">
            <text:p>KS</text:p>
          </table:table-cell>
          <table:table-cell office:value-type="string">
            <text:p>locks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dam</text:p>
          </table:table-cell>
          <table:table-cell table:number-columns-repeated="1016"/>
        </table:table-row>
        <table:table-row table:style-name="ro1">
          <table:table-cell office:value-type="string">
            <text:p>KT</text:p>
          </table:table-cell>
          <table:table-cell office:value-type="string">
            <text:p>locked</text:p>
          </table:table-cell>
          <table:table-cell table:number-columns-repeated="4"/>
          <table:table-cell office:value-type="string">
            <text:p>N</text:p>
          </table:table-cell>
          <table:table-cell office:value-type="string">
            <text:p>can</text:p>
          </table:table-cell>
          <table:table-cell table:number-columns-repeated="1016"/>
        </table:table-row>
        <table:table-row table:style-name="ro1">
          <table:table-cell office:value-type="string">
            <text:p>L</text:p>
          </table:table-cell>
          <table:table-cell office:value-type="string">
            <text:p>long</text:p>
          </table:table-cell>
          <table:table-cell table:number-columns-repeated="4"/>
          <table:table-cell office:value-type="string">
            <text:p>NCH</text:p>
          </table:table-cell>
          <table:table-cell office:value-type="string">
            <text:p>branch</text:p>
          </table:table-cell>
          <table:table-cell table:number-columns-repeated="1016"/>
        </table:table-row>
        <table:table-row table:style-name="ro1">
          <table:table-cell office:value-type="string">
            <text:p>LL</text:p>
          </table:table-cell>
          <table:table-cell office:value-type="string">
            <text:p>miller</text:p>
          </table:table-cell>
          <table:table-cell table:number-columns-repeated="4"/>
          <table:table-cell office:value-type="string">
            <text:p>NG</text:p>
          </table:table-cell>
          <table:table-cell office:value-type="string">
            <text:p>thing</text:p>
          </table:table-cell>
          <table:table-cell table:number-columns-repeated="1016"/>
        </table:table-row>
        <table:table-row table:style-name="ro1">
          <table:table-cell office:value-type="string">
            <text:p>M</text:p>
          </table:table-cell>
          <table:table-cell office:value-type="string">
            <text:p>more</text:p>
          </table:table-cell>
          <table:table-cell table:number-columns-repeated="4"/>
          <table:table-cell office:value-type="string">
            <text:p>NJ</text:p>
          </table:table-cell>
          <table:table-cell office:value-type="string">
            <text:p>ninja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office:value-type="string">
            <text:p>name</text:p>
          </table:table-cell>
          <table:table-cell table:number-columns-repeated="4"/>
          <table:table-cell office:value-type="string">
            <text:p>NS</text:p>
          </table:table-cell>
          <table:table-cell office:value-type="string">
            <text:p>cans</text:p>
          </table:table-cell>
          <table:table-cell table:number-columns-repeated="1016"/>
        </table:table-row>
        <table:table-row table:style-name="ro1">
          <table:table-cell office:value-type="string">
            <text:p>NG</text:p>
          </table:table-cell>
          <table:table-cell office:value-type="string">
            <text:p>thing</text:p>
          </table:table-cell>
          <table:table-cell table:number-columns-repeated="4"/>
          <table:table-cell office:value-type="string">
            <text:p>NSH</text:p>
          </table:table-cell>
          <table:table-cell office:value-type="string">
            <text:p>n+sh</text:p>
          </table:table-cell>
          <table:table-cell table:number-columns-repeated="1016"/>
        </table:table-row>
        <table:table-row table:style-name="ro1">
          <table:table-cell office:value-type="string">
            <text:p>P</text:p>
          </table:table-cell>
          <table:table-cell office:value-type="string">
            <text:p>poor</text:p>
          </table:table-cell>
          <table:table-cell table:number-columns-repeated="4"/>
          <table:table-cell office:value-type="string">
            <text:p>NT</text:p>
          </table:table-cell>
          <table:table-cell office:value-type="string">
            <text:p>cant</text:p>
          </table:table-cell>
          <table:table-cell table:number-columns-repeated="1016"/>
        </table:table-row>
        <table:table-row table:style-name="ro1">
          <table:table-cell office:value-type="string">
            <text:p>PL</text:p>
          </table:table-cell>
          <table:table-cell office:value-type="string">
            <text:p>play</text:p>
          </table:table-cell>
          <table:table-cell table:number-columns-repeated="4"/>
          <table:table-cell office:value-type="string">
            <text:p>NTS</text:p>
          </table:table-cell>
          <table:table-cell office:value-type="string">
            <text:p>cants</text:p>
          </table:table-cell>
          <table:table-cell table:number-columns-repeated="1016"/>
        </table:table-row>
        <table:table-row table:style-name="ro1">
          <table:table-cell office:value-type="string">
            <text:p>PR</text:p>
          </table:table-cell>
          <table:table-cell office:value-type="string">
            <text:p>pray</text:p>
          </table:table-cell>
          <table:table-cell table:number-columns-repeated="4"/>
          <table:table-cell office:value-type="string">
            <text:p>NZ</text:p>
          </table:table-cell>
          <table:table-cell office:value-type="string">
            <text:p>lens</text:p>
          </table:table-cell>
          <table:table-cell table:number-columns-repeated="1016"/>
        </table:table-row>
        <table:table-row table:style-name="ro1">
          <table:table-cell office:value-type="string">
            <text:p>Q</text:p>
          </table:table-cell>
          <table:table-cell office:value-type="string">
            <text:p>king</text:p>
          </table:table-cell>
          <table:table-cell table:number-columns-repeated="4"/>
          <table:table-cell office:value-type="string">
            <text:p>NZH</text:p>
          </table:table-cell>
          <table:table-cell office:value-type="string">
            <text:p>n+zh</text:p>
          </table:table-cell>
          <table:table-cell table:number-columns-repeated="1016"/>
        </table:table-row>
        <table:table-row table:style-name="ro1">
          <table:table-cell office:value-type="string">
            <text:p>QL</text:p>
          </table:table-cell>
          <table:table-cell office:value-type="string">
            <text:p>cling</text:p>
          </table:table-cell>
          <table:table-cell table:number-columns-repeated="4"/>
          <table:table-cell office:value-type="string">
            <text:p>P</text:p>
          </table:table-cell>
          <table:table-cell office:value-type="string">
            <text:p>cap</text:p>
          </table:table-cell>
          <table:table-cell table:number-columns-repeated="1016"/>
        </table:table-row>
        <table:table-row table:style-name="ro1">
          <table:table-cell office:value-type="string">
            <text:p>QR</text:p>
          </table:table-cell>
          <table:table-cell office:value-type="string">
            <text:p>crown</text:p>
          </table:table-cell>
          <table:table-cell table:number-columns-repeated="4"/>
          <table:table-cell office:value-type="string">
            <text:p>PL</text:p>
          </table:table-cell>
          <table:table-cell office:value-type="string">
            <text:p>apple</text:p>
          </table:table-cell>
          <table:table-cell table:number-columns-repeated="1016"/>
        </table:table-row>
        <table:table-row table:style-name="ro1">
          <table:table-cell office:value-type="string">
            <text:p>R</text:p>
          </table:table-cell>
          <table:table-cell office:value-type="string">
            <text:p>run</text:p>
          </table:table-cell>
          <table:table-cell table:number-columns-repeated="4"/>
          <table:table-cell office:value-type="string">
            <text:p>PR</text:p>
          </table:table-cell>
          <table:table-cell office:value-type="string">
            <text:p>tapper</text:p>
          </table:table-cell>
          <table:table-cell table:number-columns-repeated="1016"/>
        </table:table-row>
        <table:table-row table:style-name="ro1">
          <table:table-cell office:value-type="string">
            <text:p>RR</text:p>
          </table:table-cell>
          <table:table-cell office:value-type="string">
            <text:p>perro</text:p>
          </table:table-cell>
          <table:table-cell table:number-columns-repeated="4"/>
          <table:table-cell office:value-type="string">
            <text:p>Q</text:p>
          </table:table-cell>
          <table:table-cell office:value-type="string">
            <text:p>pick</text:p>
          </table:table-cell>
          <table:table-cell table:number-columns-repeated="1016"/>
        </table:table-row>
        <table:table-row table:style-name="ro1">
          <table:table-cell office:value-type="string">
            <text:p>Symbol</text:p>
          </table:table-cell>
          <table:table-cell office:value-type="string">
            <text:p>sun</text:p>
          </table:table-cell>
          <table:table-cell table:number-columns-repeated="4"/>
          <table:table-cell office:value-type="string">
            <text:p>QL</text:p>
          </table:table-cell>
          <table:table-cell office:value-type="string">
            <text:p>pickle</text:p>
          </table:table-cell>
          <table:table-cell table:number-columns-repeated="1016"/>
        </table:table-row>
        <table:table-row table:style-name="ro1">
          <table:table-cell office:value-type="string">
            <text:p>SH</text:p>
          </table:table-cell>
          <table:table-cell office:value-type="string">
            <text:p>shield</text:p>
          </table:table-cell>
          <table:table-cell table:number-columns-repeated="4"/>
          <table:table-cell office:value-type="string">
            <text:p>QR</text:p>
          </table:table-cell>
          <table:table-cell office:value-type="string">
            <text:p>picker</text:p>
          </table:table-cell>
          <table:table-cell table:number-columns-repeated="1016"/>
        </table:table-row>
        <table:table-row table:style-name="ro1">
          <table:table-cell office:value-type="string">
            <text:p>SHT</text:p>
          </table:table-cell>
          <table:table-cell office:value-type="string">
            <text:p>ishtar</text:p>
          </table:table-cell>
          <table:table-cell table:number-columns-repeated="4"/>
          <table:table-cell office:value-type="string">
            <text:p>R</text:p>
          </table:table-cell>
          <table:table-cell office:value-type="string">
            <text:p>her</text:p>
          </table:table-cell>
          <table:table-cell table:number-columns-repeated="1016"/>
        </table:table-row>
        <table:table-row table:style-name="ro1">
          <table:table-cell office:value-type="string">
            <text:p>SS</text:p>
          </table:table-cell>
          <table:table-cell office:value-type="string">
            <text:p>hiss</text:p>
          </table:table-cell>
          <table:table-cell table:number-columns-repeated="4"/>
          <table:table-cell office:value-type="string">
            <text:p>RD</text:p>
          </table:table-cell>
          <table:table-cell office:value-type="string">
            <text:p>card</text:p>
          </table:table-cell>
          <table:table-cell table:number-columns-repeated="1016"/>
        </table:table-row>
        <table:table-row table:style-name="ro1">
          <table:table-cell office:value-type="string">
            <text:p>ST</text:p>
          </table:table-cell>
          <table:table-cell office:value-type="string">
            <text:p>stop</text:p>
          </table:table-cell>
          <table:table-cell table:number-columns-repeated="4"/>
          <table:table-cell office:value-type="string">
            <text:p>RF</text:p>
          </table:table-cell>
          <table:table-cell office:value-type="string">
            <text:p>wharf</text:p>
          </table:table-cell>
          <table:table-cell table:number-columns-repeated="1016"/>
        </table:table-row>
        <table:table-row table:style-name="ro1">
          <table:table-cell office:value-type="string">
            <text:p>T</text:p>
          </table:table-cell>
          <table:table-cell office:value-type="string">
            <text:p>ton</text:p>
          </table:table-cell>
          <table:table-cell table:number-columns-repeated="4"/>
          <table:table-cell office:value-type="string">
            <text:p>RK</text:p>
          </table:table-cell>
          <table:table-cell office:value-type="string">
            <text:p>work</text:p>
          </table:table-cell>
          <table:table-cell table:number-columns-repeated="1016"/>
        </table:table-row>
        <table:table-row table:style-name="ro1">
          <table:table-cell office:value-type="string">
            <text:p>TH</text:p>
          </table:table-cell>
          <table:table-cell office:value-type="string">
            <text:p>think</text:p>
          </table:table-cell>
          <table:table-cell table:number-columns-repeated="4"/>
          <table:table-cell office:value-type="string">
            <text:p>RL</text:p>
          </table:table-cell>
          <table:table-cell office:value-type="string">
            <text:p>curl</text:p>
          </table:table-cell>
          <table:table-cell table:number-columns-repeated="1016"/>
        </table:table-row>
        <table:table-row table:style-name="ro1">
          <table:table-cell office:value-type="string">
            <text:p>TL</text:p>
          </table:table-cell>
          <table:table-cell office:value-type="string">
            <text:p>tlaloc</text:p>
          </table:table-cell>
          <table:table-cell table:number-columns-repeated="4"/>
          <table:table-cell office:value-type="string">
            <text:p>RM</text:p>
          </table:table-cell>
          <table:table-cell office:value-type="string">
            <text:p>worm</text:p>
          </table:table-cell>
          <table:table-cell table:number-columns-repeated="1016"/>
        </table:table-row>
        <table:table-row table:style-name="ro1">
          <table:table-cell office:value-type="string">
            <text:p>TR</text:p>
          </table:table-cell>
          <table:table-cell office:value-type="string">
            <text:p>trip</text:p>
          </table:table-cell>
          <table:table-cell table:number-columns-repeated="4"/>
          <table:table-cell office:value-type="string">
            <text:p>RN</text:p>
          </table:table-cell>
          <table:table-cell office:value-type="string">
            <text:p>worn</text:p>
          </table:table-cell>
          <table:table-cell table:number-columns-repeated="1016"/>
        </table:table-row>
        <table:table-row table:style-name="ro1">
          <table:table-cell office:value-type="string">
            <text:p>TS</text:p>
          </table:table-cell>
          <table:table-cell office:value-type="string">
            <text:p>tsar</text:p>
          </table:table-cell>
          <table:table-cell table:number-columns-repeated="4"/>
          <table:table-cell office:value-type="string">
            <text:p>RP</text:p>
          </table:table-cell>
          <table:table-cell office:value-type="string">
            <text:p>warp</text:p>
          </table:table-cell>
          <table:table-cell table:number-columns-repeated="1016"/>
        </table:table-row>
        <table:table-row table:style-name="ro1">
          <table:table-cell office:value-type="string">
            <text:p>TW</text:p>
          </table:table-cell>
          <table:table-cell office:value-type="string">
            <text:p>twin</text:p>
          </table:table-cell>
          <table:table-cell table:number-columns-repeated="4"/>
          <table:table-cell office:value-type="string">
            <text:p>RR</text:p>
          </table:table-cell>
          <table:table-cell office:value-type="string">
            <text:p>perro</text:p>
          </table:table-cell>
          <table:table-cell table:number-columns-repeated="1016"/>
        </table:table-row>
        <table:table-row table:style-name="ro1">
          <table:table-cell office:value-type="string">
            <text:p>V</text:p>
          </table:table-cell>
          <table:table-cell office:value-type="string">
            <text:p>vine</text:p>
          </table:table-cell>
          <table:table-cell table:number-columns-repeated="4"/>
          <table:table-cell office:value-type="string">
            <text:p>RRG</text:p>
          </table:table-cell>
          <table:table-cell office:value-type="string">
            <text:p>rr+g</text:p>
          </table:table-cell>
          <table:table-cell table:number-columns-repeated="1016"/>
        </table:table-row>
        <table:table-row table:style-name="ro1">
          <table:table-cell office:value-type="string">
            <text:p>VL</text:p>
          </table:table-cell>
          <table:table-cell office:value-type="string">
            <text:p>Vland</text:p>
          </table:table-cell>
          <table:table-cell table:number-columns-repeated="4"/>
          <table:table-cell office:value-type="string">
            <text:p>RRGH</text:p>
          </table:table-cell>
          <table:table-cell office:value-type="string">
            <text:p>rr+gh</text:p>
          </table:table-cell>
          <table:table-cell table:number-columns-repeated="1016"/>
        </table:table-row>
        <table:table-row table:style-name="ro1">
          <table:table-cell office:value-type="string">
            <text:p>VR</text:p>
          </table:table-cell>
          <table:table-cell office:value-type="string">
            <text:p>vroom</text:p>
          </table:table-cell>
          <table:table-cell table:number-columns-repeated="4"/>
          <table:table-cell office:value-type="string">
            <text:p>RS</text:p>
          </table:table-cell>
          <table:table-cell office:value-type="string">
            <text:p>cars</text:p>
          </table:table-cell>
          <table:table-cell table:number-columns-repeated="1016"/>
        </table:table-row>
        <table:table-row table:style-name="ro1">
          <table:table-cell office:value-type="string">
            <text:p>W</text:p>
          </table:table-cell>
          <table:table-cell office:value-type="string">
            <text:p>win</text:p>
          </table:table-cell>
          <table:table-cell table:number-columns-repeated="4"/>
          <table:table-cell office:value-type="string">
            <text:p>RT</text:p>
          </table:table-cell>
          <table:table-cell office:value-type="string">
            <text:p>wart</text:p>
          </table:table-cell>
          <table:table-cell table:number-columns-repeated="1016"/>
        </table:table-row>
        <table:table-row table:style-name="ro1">
          <table:table-cell office:value-type="string">
            <text:p>Y</text:p>
          </table:table-cell>
          <table:table-cell office:value-type="string">
            <text:p>yellow</text:p>
          </table:table-cell>
          <table:table-cell table:number-columns-repeated="4"/>
          <table:table-cell office:value-type="string">
            <text:p>RV</text:p>
          </table:table-cell>
          <table:table-cell office:value-type="string">
            <text:p>harvard</text:p>
          </table:table-cell>
          <table:table-cell table:number-columns-repeated="1016"/>
        </table:table-row>
        <table:table-row table:style-name="ro1">
          <table:table-cell office:value-type="string">
            <text:p>Z</text:p>
          </table:table-cell>
          <table:table-cell office:value-type="string">
            <text:p>zebra</text:p>
          </table:table-cell>
          <table:table-cell table:number-columns-repeated="4"/>
          <table:table-cell office:value-type="string">
            <text:p>RZ</text:p>
          </table:table-cell>
          <table:table-cell office:value-type="string">
            <text:p>car zebra</text:p>
          </table:table-cell>
          <table:table-cell table:number-columns-repeated="1016"/>
        </table:table-row>
        <table:table-row table:style-name="ro1">
          <table:table-cell office:value-type="string">
            <text:p>ZD</text:p>
          </table:table-cell>
          <table:table-cell office:value-type="string">
            <text:p>mazd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vase</text:p>
          </table:table-cell>
          <table:table-cell table:number-columns-repeated="1016"/>
        </table:table-row>
        <table:table-row table:style-name="ro1">
          <table:table-cell office:value-type="string">
            <text:p>ZH</text:p>
          </table:table-cell>
          <table:table-cell office:value-type="string">
            <text:p>measure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hiss (Aslan)</text:p>
          </table:table-cell>
          <table:table-cell table:number-columns-repeated="1016"/>
        </table:table-row>
        <table:table-row table:style-name="ro1">
          <table:table-cell office:value-type="string">
            <text:p>ZHD</text:p>
          </table:table-cell>
          <table:table-cell office:value-type="string">
            <text:p>(measure)d</text:p>
          </table:table-cell>
          <table:table-cell table:number-columns-repeated="4"/>
          <table:table-cell office:value-type="string">
            <text:p>SH</text:p>
          </table:table-cell>
          <table:table-cell office:value-type="string">
            <text:p>wis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K</text:p>
          </table:table-cell>
          <table:table-cell office:value-type="string">
            <text:p>disk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S</text:p>
          </table:table-cell>
          <table:table-cell office:value-type="string">
            <text:p>hiss (Asla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T</text:p>
          </table:table-cell>
          <table:table-cell office:value-type="string">
            <text:p>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</text:p>
          </table:table-cell>
          <table:table-cell office:value-type="string">
            <text:p>hi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H</text:p>
          </table:table-cell>
          <table:table-cell office:value-type="string">
            <text:p>wi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S</text:p>
          </table:table-cell>
          <table:table-cell office:value-type="string">
            <text:p>hit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L</text:p>
          </table:table-cell>
          <table:table-cell office:value-type="string">
            <text:p>tlalo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</text:p>
          </table:table-cell>
          <table:table-cell office:value-type="string">
            <text:p>hav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L</text:p>
          </table:table-cell>
          <table:table-cell office:value-type="string">
            <text:p>Vlan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R</text:p>
          </table:table-cell>
          <table:table-cell office:value-type="string">
            <text:p>vroo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W</text:p>
          </table:table-cell>
          <table:table-cell office:value-type="string">
            <text:p>wow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a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Z</text:p>
          </table:table-cell>
          <table:table-cell office:value-type="string">
            <text:p>fez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ZH</text:p>
          </table:table-cell>
          <table:table-cell office:value-type="string">
            <text:p>measur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` glottal stop</text:p>
          </table:table-cell>
          <table:table-cell table:number-columns-repeated="101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g" table:style-name="ta7" table:print="false">
        <table:table-column table:style-name="co46" table:default-cell-style-name="ce1"/>
        <table:table-column table:style-name="co47" table:default-cell-style-name="ce1"/>
        <table:table-column table:style-name="co1" table:number-columns-repeated="3" table:default-cell-style-name="Default"/>
        <table:table-column table:style-name="co33" table:default-cell-style-name="Default"/>
        <table:table-column table:style-name="co46" table:default-cell-style-name="Default"/>
        <table:table-column table:style-name="co33" table:default-cell-style-name="Default"/>
        <table:table-column table:style-name="co48" table:default-cell-style-name="Default"/>
        <table:table-column table:style-name="co33" table:default-cell-style-name="ce1"/>
        <table:table-column table:style-name="co33" table:number-columns-repeated="6" table:default-cell-style-name="Default"/>
        <table:table-column table:style-name="co48" table:default-cell-style-name="Default"/>
        <table:table-column table:style-name="co33" table:default-cell-style-name="ce1"/>
        <table:table-column table:style-name="co1" table:default-cell-style-name="Default"/>
        <table:table-column table:style-name="co33" table:number-columns-repeated="3" table:default-cell-style-name="Default"/>
        <table:table-column table:style-name="co1" table:number-columns-repeated="2" table:default-cell-style-name="Default"/>
        <table:table-column table:style-name="co46" table:default-cell-style-name="ce1"/>
        <table:table-column table:style-name="co48" table:number-columns-repeated="231" table:default-cell-style-name="Default"/>
        <table:table-column table:style-name="co7" table:number-columns-repeated="768" table:default-cell-style-name="Default"/>
        <table:table-row table:style-name="ro1">
          <table:table-cell/>
          <table:table-cell office:value-type="string">
            <text:p>LANGUAGE TABLES</text:p>
          </table:table-cell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6"/>
          <table:table-cell/>
          <table:table-cell table:style-name="ce1" table:number-columns-repeated="999"/>
        </table:table-row>
        <table:table-row table:style-name="ro1">
          <table:table-cell table:number-columns-repeated="2"/>
          <table:table-cell table:style-name="ce1" office:value-type="string">
            <text:p>B</text:p>
          </table:table-cell>
          <table:table-cell table:style-name="ce1" office:value-type="string">
            <text:p>A</text:p>
          </table:table-cell>
          <table:table-cell table:style-name="ce1" office:value-type="string">
            <text:p>S</text:p>
          </table:table-cell>
          <table:table-cell table:style-name="ce1" office:value-type="string">
            <text:p>I</text:p>
          </table:table-cell>
          <table:table-cell table:style-name="ce1" office:value-type="string">
            <text:p>C</text:p>
          </table:table-cell>
          <table:table-cell table:style-name="ce1" table:number-columns-repeated="2"/>
          <table:table-cell office:value-type="string">
            <text:p>WordLength=1d6syllables</text:p>
          </table:table-cell>
          <table:table-cell table:style-name="ce1" table:number-columns-repeated="7"/>
          <table:table-cell/>
          <table:table-cell table:style-name="ce1" office:value-type="string">
            <text:p>A</text:p>
          </table:table-cell>
          <table:table-cell table:style-name="ce1" office:value-type="string">
            <text:p>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E</text:p>
          </table:table-cell>
          <table:table-cell table:style-name="ce1" office:value-type="string">
            <text:p>R</text:p>
          </table:table-cell>
          <table:table-cell table:style-name="ce1" office:value-type="string">
            <text:p>N</text:p>
          </table:table-cell>
          <table:table-cell/>
          <table:table-cell table:style-name="ce1" table:number-columns-repeated="999"/>
        </table:table-row>
        <table:table-row table:style-name="ro3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table:number-columns-repeated="7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5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15"/>
          <table:table-cell office:value-type="float" office:value="3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15"/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5"/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15"/>
          <table:table-cell office:value-type="float" office:value="6">
            <text:p>6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/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4"/>
          <table:table-cell table:number-columns-repeated="999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7"/>
          <table:table-cell office:value-type="float" office:value="5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7"/>
          <table:table-cell office:value-type="float" office:value="6">
            <text:p>6</text:p>
          </table:table-cell>
          <table:table-cell table:number-columns-repeated="100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endars" style:display-name="PageStyle_Calenda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ors" style:display-name="PageStyle_Sec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bs" style:display-name="PageStyle_Jo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ron" style:display-name="PageStyle_Chr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ions" style:display-name="PageStyle_F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unds" style:display-name="PageStyle_Sou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" style:display-name="PageStyle_La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3-10-25T00:20:49</meta:creation-date>
    <dc:creator>Maggot</dc:creator>
    <dc:date>2004-02-17T22:00:43</dc:date>
    <meta:document-statistic meta:table-count="7" meta:cell-count="2667" meta:object-count="0"/>
    <meta:generator>OpenOffice.org/3.4$Win32 OpenOffice.org_project/340m1$Build-9590</meta:generator>
  </office:meta>
</office:document-meta>
</file>